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1.506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057cm" svg:height="11.024cm" svg:x="30.852cm" svg:y="109.435cm">
            <draw:object draw:notify-on-update-of-ranges="Sheet1.R1:Sheet1.R1 Sheet1.R2:Sheet1.R241 Sheet1.S1:Sheet1.S1 Sheet1.S2:Sheet1.S241 Sheet1.T1:Sheet1.T1 Sheet1.T2:Sheet1.T241 Sheet1.U1:Sheet1.U1 Sheet1.U2:Sheet1.U241 Sheet1.V1:Sheet1.V1 Sheet1.V2:Sheet1.V241 Sheet1.W1:Sheet1.W1 Sheet1.W2:Sheet1.W241 Sheet1.X1:Sheet1.X1 Sheet1.X2:Sheet1.X2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8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  <table:table-cell/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0k)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820222" calcext:value-type="float">
            <text:p>820222</text:p>
          </table:table-cell>
          <table:table-cell office:value-type="float" office:value="195376" calcext:value-type="float">
            <text:p>195376</text:p>
          </table:table-cell>
          <table:table-cell office:value-type="float" office:value="59933" calcext:value-type="float">
            <text:p>59933</text:p>
          </table:table-cell>
          <table:table-cell office:value-type="float" office:value="225934" calcext:value-type="float">
            <text:p>225934</text:p>
          </table:table-cell>
          <table:table-cell office:value-type="float" office:value="30760" calcext:value-type="float">
            <text:p>30760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7057" calcext:value-type="float">
            <text:p>705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25000" office:value-type="float" office:value="32.80888" calcext:value-type="float">
            <text:p>32.80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779418" calcext:value-type="float">
            <text:p>779418</text:p>
          </table:table-cell>
          <table:table-cell office:value-type="float" office:value="180639" calcext:value-type="float">
            <text:p>180639</text:p>
          </table:table-cell>
          <table:table-cell office:value-type="float" office:value="45196" calcext:value-type="float">
            <text:p>45196</text:p>
          </table:table-cell>
          <table:table-cell office:value-type="float" office:value="235147" calcext:value-type="float">
            <text:p>235147</text:p>
          </table:table-cell>
          <table:table-cell office:value-type="float" office:value="30760" calcext:value-type="float">
            <text:p>30760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7173" calcext:value-type="float">
            <text:p>717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25000" office:value-type="float" office:value="31.17672" calcext:value-type="float">
            <text:p>31.17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82157" calcext:value-type="float">
            <text:p>782157</text:p>
          </table:table-cell>
          <table:table-cell office:value-type="float" office:value="180981" calcext:value-type="float">
            <text:p>180981</text:p>
          </table:table-cell>
          <table:table-cell office:value-type="float" office:value="45538" calcext:value-type="float">
            <text:p>45538</text:p>
          </table:table-cell>
          <table:table-cell office:value-type="float" office:value="233611" calcext:value-type="float">
            <text:p>233611</text:p>
          </table:table-cell>
          <table:table-cell office:value-type="float" office:value="30760" calcext:value-type="float">
            <text:p>30760</text:p>
          </table:table-cell>
          <table:table-cell office:value-type="float" office:value="2378" calcext:value-type="float">
            <text:p>2378</text:p>
          </table:table-cell>
          <table:table-cell office:value-type="float" office:value="16444" calcext:value-type="float">
            <text:p>16444</text:p>
          </table:table-cell>
          <table:table-cell office:value-type="float" office:value="7149" calcext:value-type="float">
            <text:p>714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25000" office:value-type="float" office:value="31.28628" calcext:value-type="float">
            <text:p>31.28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81798" calcext:value-type="float">
            <text:p>781798</text:p>
          </table:table-cell>
          <table:table-cell office:value-type="float" office:value="181011" calcext:value-type="float">
            <text:p>181011</text:p>
          </table:table-cell>
          <table:table-cell office:value-type="float" office:value="45567" calcext:value-type="float">
            <text:p>45567</text:p>
          </table:table-cell>
          <table:table-cell office:value-type="float" office:value="233611" calcext:value-type="float">
            <text:p>233611</text:p>
          </table:table-cell>
          <table:table-cell office:value-type="float" office:value="30760" calcext:value-type="float">
            <text:p>30760</text:p>
          </table:table-cell>
          <table:table-cell office:value-type="float" office:value="2184" calcext:value-type="float">
            <text:p>2184</text:p>
          </table:table-cell>
          <table:table-cell office:value-type="float" office:value="16444" calcext:value-type="float">
            <text:p>16444</text:p>
          </table:table-cell>
          <table:table-cell office:value-type="float" office:value="7149" calcext:value-type="float">
            <text:p>714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25000" office:value-type="float" office:value="31.27192" calcext:value-type="float">
            <text:p>31.27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84650" calcext:value-type="float">
            <text:p>784650</text:p>
          </table:table-cell>
          <table:table-cell office:value-type="float" office:value="187919" calcext:value-type="float">
            <text:p>187919</text:p>
          </table:table-cell>
          <table:table-cell office:value-type="float" office:value="52476" calcext:value-type="float">
            <text:p>52476</text:p>
          </table:table-cell>
          <table:table-cell office:value-type="float" office:value="234891" calcext:value-type="float">
            <text:p>234891</text:p>
          </table:table-cell>
          <table:table-cell office:value-type="float" office:value="30760" calcext:value-type="float">
            <text:p>30760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7169" calcext:value-type="float">
            <text:p>716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25000" office:value-type="float" office:value="31.386" calcext:value-type="float">
            <text:p>31.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87565" calcext:value-type="float">
            <text:p>787565</text:p>
          </table:table-cell>
          <table:table-cell office:value-type="float" office:value="188438" calcext:value-type="float">
            <text:p>188438</text:p>
          </table:table-cell>
          <table:table-cell office:value-type="float" office:value="52994" calcext:value-type="float">
            <text:p>52994</text:p>
          </table:table-cell>
          <table:table-cell office:value-type="float" office:value="233355" calcext:value-type="float">
            <text:p>233355</text:p>
          </table:table-cell>
          <table:table-cell office:value-type="float" office:value="30760" calcext:value-type="float">
            <text:p>30760</text:p>
          </table:table-cell>
          <table:table-cell office:value-type="float" office:value="2378" calcext:value-type="float">
            <text:p>2378</text:p>
          </table:table-cell>
          <table:table-cell office:value-type="float" office:value="16444" calcext:value-type="float">
            <text:p>16444</text:p>
          </table:table-cell>
          <table:table-cell office:value-type="float" office:value="7145" calcext:value-type="float">
            <text:p>714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25000" office:value-type="float" office:value="31.5026" calcext:value-type="float">
            <text:p>31.5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787211" calcext:value-type="float">
            <text:p>787211</text:p>
          </table:table-cell>
          <table:table-cell office:value-type="float" office:value="188472" calcext:value-type="float">
            <text:p>188472</text:p>
          </table:table-cell>
          <table:table-cell office:value-type="float" office:value="53029" calcext:value-type="float">
            <text:p>53029</text:p>
          </table:table-cell>
          <table:table-cell office:value-type="float" office:value="233355" calcext:value-type="float">
            <text:p>233355</text:p>
          </table:table-cell>
          <table:table-cell office:value-type="float" office:value="30760" calcext:value-type="float">
            <text:p>30760</text:p>
          </table:table-cell>
          <table:table-cell office:value-type="float" office:value="2184" calcext:value-type="float">
            <text:p>2184</text:p>
          </table:table-cell>
          <table:table-cell office:value-type="float" office:value="16444" calcext:value-type="float">
            <text:p>16444</text:p>
          </table:table-cell>
          <table:table-cell office:value-type="float" office:value="7145" calcext:value-type="float">
            <text:p>714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25000" office:value-type="float" office:value="31.48844" calcext:value-type="float">
            <text:p>31.488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741068" calcext:value-type="float">
            <text:p>741068</text:p>
          </table:table-cell>
          <table:table-cell office:value-type="float" office:value="250724" calcext:value-type="float">
            <text:p>250724</text:p>
          </table:table-cell>
          <table:table-cell office:value-type="float" office:value="115281" calcext:value-type="float">
            <text:p>115281</text:p>
          </table:table-cell>
          <table:table-cell office:value-type="float" office:value="263051" calcext:value-type="float">
            <text:p>263051</text:p>
          </table:table-cell>
          <table:table-cell office:value-type="float" office:value="30760" calcext:value-type="float">
            <text:p>30760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7257" calcext:value-type="float">
            <text:p>725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25000" office:value-type="float" office:value="29.64272" calcext:value-type="float">
            <text:p>29.642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3740" calcext:value-type="float">
            <text:p>743740</text:p>
          </table:table-cell>
          <table:table-cell office:value-type="float" office:value="250984" calcext:value-type="float">
            <text:p>250984</text:p>
          </table:table-cell>
          <table:table-cell office:value-type="float" office:value="115541" calcext:value-type="float">
            <text:p>115541</text:p>
          </table:table-cell>
          <table:table-cell office:value-type="float" office:value="261531" calcext:value-type="float">
            <text:p>261531</text:p>
          </table:table-cell>
          <table:table-cell office:value-type="float" office:value="30760" calcext:value-type="float">
            <text:p>30760</text:p>
          </table:table-cell>
          <table:table-cell office:value-type="float" office:value="2386" calcext:value-type="float">
            <text:p>2386</text:p>
          </table:table-cell>
          <table:table-cell office:value-type="float" office:value="16444" calcext:value-type="float">
            <text:p>16444</text:p>
          </table:table-cell>
          <table:table-cell office:value-type="float" office:value="7241" calcext:value-type="float">
            <text:p>724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25000" office:value-type="float" office:value="29.7496" calcext:value-type="float">
            <text:p>29.7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43378" calcext:value-type="float">
            <text:p>743378</text:p>
          </table:table-cell>
          <table:table-cell office:value-type="float" office:value="251011" calcext:value-type="float">
            <text:p>251011</text:p>
          </table:table-cell>
          <table:table-cell office:value-type="float" office:value="115567" calcext:value-type="float">
            <text:p>115567</text:p>
          </table:table-cell>
          <table:table-cell office:value-type="float" office:value="261531" calcext:value-type="float">
            <text:p>261531</text:p>
          </table:table-cell>
          <table:table-cell office:value-type="float" office:value="30760" calcext:value-type="float">
            <text:p>30760</text:p>
          </table:table-cell>
          <table:table-cell office:value-type="float" office:value="2192" calcext:value-type="float">
            <text:p>2192</text:p>
          </table:table-cell>
          <table:table-cell office:value-type="float" office:value="16444" calcext:value-type="float">
            <text:p>16444</text:p>
          </table:table-cell>
          <table:table-cell office:value-type="float" office:value="7241" calcext:value-type="float">
            <text:p>724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25000" office:value-type="float" office:value="29.73512" calcext:value-type="float">
            <text:p>29.73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39181" calcext:value-type="float">
            <text:p>739181</text:p>
          </table:table-cell>
          <table:table-cell office:value-type="float" office:value="252032" calcext:value-type="float">
            <text:p>252032</text:p>
          </table:table-cell>
          <table:table-cell office:value-type="float" office:value="116589" calcext:value-type="float">
            <text:p>116589</text:p>
          </table:table-cell>
          <table:table-cell office:value-type="float" office:value="263051" calcext:value-type="float">
            <text:p>263051</text:p>
          </table:table-cell>
          <table:table-cell office:value-type="float" office:value="30760" calcext:value-type="float">
            <text:p>30760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7257" calcext:value-type="float">
            <text:p>725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25000" office:value-type="float" office:value="29.56724" calcext:value-type="float">
            <text:p>29.56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1938" calcext:value-type="float">
            <text:p>741938</text:p>
          </table:table-cell>
          <table:table-cell office:value-type="float" office:value="252377" calcext:value-type="float">
            <text:p>252377</text:p>
          </table:table-cell>
          <table:table-cell office:value-type="float" office:value="116934" calcext:value-type="float">
            <text:p>116934</text:p>
          </table:table-cell>
          <table:table-cell office:value-type="float" office:value="261531" calcext:value-type="float">
            <text:p>261531</text:p>
          </table:table-cell>
          <table:table-cell office:value-type="float" office:value="30760" calcext:value-type="float">
            <text:p>30760</text:p>
          </table:table-cell>
          <table:table-cell office:value-type="float" office:value="2386" calcext:value-type="float">
            <text:p>2386</text:p>
          </table:table-cell>
          <table:table-cell office:value-type="float" office:value="16444" calcext:value-type="float">
            <text:p>16444</text:p>
          </table:table-cell>
          <table:table-cell office:value-type="float" office:value="7241" calcext:value-type="float">
            <text:p>724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25000" office:value-type="float" office:value="29.67752" calcext:value-type="float">
            <text:p>29.677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741577" calcext:value-type="float">
            <text:p>741577</text:p>
          </table:table-cell>
          <table:table-cell office:value-type="float" office:value="252404" calcext:value-type="float">
            <text:p>252404</text:p>
          </table:table-cell>
          <table:table-cell office:value-type="float" office:value="116961" calcext:value-type="float">
            <text:p>116961</text:p>
          </table:table-cell>
          <table:table-cell office:value-type="float" office:value="261531" calcext:value-type="float">
            <text:p>261531</text:p>
          </table:table-cell>
          <table:table-cell office:value-type="float" office:value="30760" calcext:value-type="float">
            <text:p>30760</text:p>
          </table:table-cell>
          <table:table-cell office:value-type="float" office:value="2192" calcext:value-type="float">
            <text:p>2192</text:p>
          </table:table-cell>
          <table:table-cell office:value-type="float" office:value="16444" calcext:value-type="float">
            <text:p>16444</text:p>
          </table:table-cell>
          <table:table-cell office:value-type="float" office:value="7241" calcext:value-type="float">
            <text:p>724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25000" office:value-type="float" office:value="29.66308" calcext:value-type="float">
            <text:p>29.66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73714" calcext:value-type="float">
            <text:p>673714</text:p>
          </table:table-cell>
          <table:table-cell office:value-type="float" office:value="195214" calcext:value-type="float">
            <text:p>195214</text:p>
          </table:table-cell>
          <table:table-cell office:value-type="float" office:value="59770" calcext:value-type="float">
            <text:p>59770</text:p>
          </table:table-cell>
          <table:table-cell office:value-type="float" office:value="262811" calcext:value-type="float">
            <text:p>262811</text:p>
          </table:table-cell>
          <table:table-cell office:value-type="float" office:value="30760" calcext:value-type="float">
            <text:p>30760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7261" calcext:value-type="float">
            <text:p>726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25000" office:value-type="float" office:value="26.94856" calcext:value-type="float">
            <text:p>26.94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0138" calcext:value-type="float">
            <text:p>680138</text:p>
          </table:table-cell>
          <table:table-cell office:value-type="float" office:value="197468" calcext:value-type="float">
            <text:p>197468</text:p>
          </table:table-cell>
          <table:table-cell office:value-type="float" office:value="62025" calcext:value-type="float">
            <text:p>62025</text:p>
          </table:table-cell>
          <table:table-cell office:value-type="float" office:value="261019" calcext:value-type="float">
            <text:p>261019</text:p>
          </table:table-cell>
          <table:table-cell office:value-type="float" office:value="30760" calcext:value-type="float">
            <text:p>30760</text:p>
          </table:table-cell>
          <table:table-cell office:value-type="float" office:value="5962" calcext:value-type="float">
            <text:p>5962</text:p>
          </table:table-cell>
          <table:table-cell office:value-type="float" office:value="16444" calcext:value-type="float">
            <text:p>16444</text:p>
          </table:table-cell>
          <table:table-cell office:value-type="float" office:value="7233" calcext:value-type="float">
            <text:p>723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25000" office:value-type="float" office:value="27.20552" calcext:value-type="float">
            <text:p>27.205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74736" calcext:value-type="float">
            <text:p>674736</text:p>
          </table:table-cell>
          <table:table-cell office:value-type="float" office:value="197489" calcext:value-type="float">
            <text:p>197489</text:p>
          </table:table-cell>
          <table:table-cell office:value-type="float" office:value="62046" calcext:value-type="float">
            <text:p>62046</text:p>
          </table:table-cell>
          <table:table-cell office:value-type="float" office:value="261019" calcext:value-type="float">
            <text:p>261019</text:p>
          </table:table-cell>
          <table:table-cell office:value-type="float" office:value="30760" calcext:value-type="float">
            <text:p>30760</text:p>
          </table:table-cell>
          <table:table-cell office:value-type="float" office:value="3250" calcext:value-type="float">
            <text:p>3250</text:p>
          </table:table-cell>
          <table:table-cell office:value-type="float" office:value="16444" calcext:value-type="float">
            <text:p>16444</text:p>
          </table:table-cell>
          <table:table-cell office:value-type="float" office:value="7233" calcext:value-type="float">
            <text:p>723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25000" office:value-type="float" office:value="26.98944" calcext:value-type="float">
            <text:p>26.98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1031" calcext:value-type="float">
            <text:p>671031</text:p>
          </table:table-cell>
          <table:table-cell office:value-type="float" office:value="195982" calcext:value-type="float">
            <text:p>195982</text:p>
          </table:table-cell>
          <table:table-cell office:value-type="float" office:value="60538" calcext:value-type="float">
            <text:p>60538</text:p>
          </table:table-cell>
          <table:table-cell office:value-type="float" office:value="262811" calcext:value-type="float">
            <text:p>262811</text:p>
          </table:table-cell>
          <table:table-cell office:value-type="float" office:value="30760" calcext:value-type="float">
            <text:p>30760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7261" calcext:value-type="float">
            <text:p>726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25000" office:value-type="float" office:value="26.84124" calcext:value-type="float">
            <text:p>26.84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7568" calcext:value-type="float">
            <text:p>677568</text:p>
          </table:table-cell>
          <table:table-cell office:value-type="float" office:value="198349" calcext:value-type="float">
            <text:p>198349</text:p>
          </table:table-cell>
          <table:table-cell office:value-type="float" office:value="62906" calcext:value-type="float">
            <text:p>62906</text:p>
          </table:table-cell>
          <table:table-cell office:value-type="float" office:value="261019" calcext:value-type="float">
            <text:p>261019</text:p>
          </table:table-cell>
          <table:table-cell office:value-type="float" office:value="30760" calcext:value-type="float">
            <text:p>30760</text:p>
          </table:table-cell>
          <table:table-cell office:value-type="float" office:value="5962" calcext:value-type="float">
            <text:p>5962</text:p>
          </table:table-cell>
          <table:table-cell office:value-type="float" office:value="16444" calcext:value-type="float">
            <text:p>16444</text:p>
          </table:table-cell>
          <table:table-cell office:value-type="float" office:value="7233" calcext:value-type="float">
            <text:p>723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25000" office:value-type="float" office:value="27.10272" calcext:value-type="float">
            <text:p>27.102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672167" calcext:value-type="float">
            <text:p>672167</text:p>
          </table:table-cell>
          <table:table-cell office:value-type="float" office:value="198371" calcext:value-type="float">
            <text:p>198371</text:p>
          </table:table-cell>
          <table:table-cell office:value-type="float" office:value="62927" calcext:value-type="float">
            <text:p>62927</text:p>
          </table:table-cell>
          <table:table-cell office:value-type="float" office:value="261019" calcext:value-type="float">
            <text:p>261019</text:p>
          </table:table-cell>
          <table:table-cell office:value-type="float" office:value="30760" calcext:value-type="float">
            <text:p>30760</text:p>
          </table:table-cell>
          <table:table-cell office:value-type="float" office:value="3250" calcext:value-type="float">
            <text:p>3250</text:p>
          </table:table-cell>
          <table:table-cell office:value-type="float" office:value="16444" calcext:value-type="float">
            <text:p>16444</text:p>
          </table:table-cell>
          <table:table-cell office:value-type="float" office:value="7233" calcext:value-type="float">
            <text:p>723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25000" office:value-type="float" office:value="26.88668" calcext:value-type="float">
            <text:p>26.88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57306" calcext:value-type="float">
            <text:p>657306</text:p>
          </table:table-cell>
          <table:table-cell office:value-type="float" office:value="192382" calcext:value-type="float">
            <text:p>192382</text:p>
          </table:table-cell>
          <table:table-cell office:value-type="float" office:value="56939" calcext:value-type="float">
            <text:p>56939</text:p>
          </table:table-cell>
          <table:table-cell office:value-type="float" office:value="259219" calcext:value-type="float">
            <text:p>259219</text:p>
          </table:table-cell>
          <table:table-cell office:value-type="float" office:value="30760" calcext:value-type="float">
            <text:p>30760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7261" calcext:value-type="float">
            <text:p>726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25000" office:value-type="float" office:value="26.29224" calcext:value-type="float">
            <text:p>26.29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9810" calcext:value-type="float">
            <text:p>679810</text:p>
          </table:table-cell>
          <table:table-cell office:value-type="float" office:value="210708" calcext:value-type="float">
            <text:p>210708</text:p>
          </table:table-cell>
          <table:table-cell office:value-type="float" office:value="75265" calcext:value-type="float">
            <text:p>75265</text:p>
          </table:table-cell>
          <table:table-cell office:value-type="float" office:value="257435" calcext:value-type="float">
            <text:p>257435</text:p>
          </table:table-cell>
          <table:table-cell office:value-type="float" office:value="30760" calcext:value-type="float">
            <text:p>30760</text:p>
          </table:table-cell>
          <table:table-cell office:value-type="float" office:value="5962" calcext:value-type="float">
            <text:p>5962</text:p>
          </table:table-cell>
          <table:table-cell office:value-type="float" office:value="16444" calcext:value-type="float">
            <text:p>16444</text:p>
          </table:table-cell>
          <table:table-cell office:value-type="float" office:value="7237" calcext:value-type="float">
            <text:p>723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25000" office:value-type="float" office:value="27.1924" calcext:value-type="float">
            <text:p>27.19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74406" calcext:value-type="float">
            <text:p>674406</text:p>
          </table:table-cell>
          <table:table-cell office:value-type="float" office:value="210727" calcext:value-type="float">
            <text:p>210727</text:p>
          </table:table-cell>
          <table:table-cell office:value-type="float" office:value="75283" calcext:value-type="float">
            <text:p>75283</text:p>
          </table:table-cell>
          <table:table-cell office:value-type="float" office:value="257435" calcext:value-type="float">
            <text:p>257435</text:p>
          </table:table-cell>
          <table:table-cell office:value-type="float" office:value="30760" calcext:value-type="float">
            <text:p>30760</text:p>
          </table:table-cell>
          <table:table-cell office:value-type="float" office:value="3250" calcext:value-type="float">
            <text:p>3250</text:p>
          </table:table-cell>
          <table:table-cell office:value-type="float" office:value="16444" calcext:value-type="float">
            <text:p>16444</text:p>
          </table:table-cell>
          <table:table-cell office:value-type="float" office:value="7237" calcext:value-type="float">
            <text:p>723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25000" office:value-type="float" office:value="26.97624" calcext:value-type="float">
            <text:p>26.97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54538" calcext:value-type="float">
            <text:p>654538</text:p>
          </table:table-cell>
          <table:table-cell office:value-type="float" office:value="193065" calcext:value-type="float">
            <text:p>193065</text:p>
          </table:table-cell>
          <table:table-cell office:value-type="float" office:value="57621" calcext:value-type="float">
            <text:p>57621</text:p>
          </table:table-cell>
          <table:table-cell office:value-type="float" office:value="259219" calcext:value-type="float">
            <text:p>259219</text:p>
          </table:table-cell>
          <table:table-cell office:value-type="float" office:value="30760" calcext:value-type="float">
            <text:p>30760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7261" calcext:value-type="float">
            <text:p>726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25000" office:value-type="float" office:value="26.18152" calcext:value-type="float">
            <text:p>26.18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7990" calcext:value-type="float">
            <text:p>677990</text:p>
          </table:table-cell>
          <table:table-cell office:value-type="float" office:value="212339" calcext:value-type="float">
            <text:p>212339</text:p>
          </table:table-cell>
          <table:table-cell office:value-type="float" office:value="76895" calcext:value-type="float">
            <text:p>76895</text:p>
          </table:table-cell>
          <table:table-cell office:value-type="float" office:value="257435" calcext:value-type="float">
            <text:p>257435</text:p>
          </table:table-cell>
          <table:table-cell office:value-type="float" office:value="30760" calcext:value-type="float">
            <text:p>30760</text:p>
          </table:table-cell>
          <table:table-cell office:value-type="float" office:value="5962" calcext:value-type="float">
            <text:p>5962</text:p>
          </table:table-cell>
          <table:table-cell office:value-type="float" office:value="16444" calcext:value-type="float">
            <text:p>16444</text:p>
          </table:table-cell>
          <table:table-cell office:value-type="float" office:value="7237" calcext:value-type="float">
            <text:p>723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25000" office:value-type="float" office:value="27.1196" calcext:value-type="float">
            <text:p>27.1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672586" calcext:value-type="float">
            <text:p>672586</text:p>
          </table:table-cell>
          <table:table-cell office:value-type="float" office:value="212357" calcext:value-type="float">
            <text:p>212357</text:p>
          </table:table-cell>
          <table:table-cell office:value-type="float" office:value="76914" calcext:value-type="float">
            <text:p>76914</text:p>
          </table:table-cell>
          <table:table-cell office:value-type="float" office:value="257435" calcext:value-type="float">
            <text:p>257435</text:p>
          </table:table-cell>
          <table:table-cell office:value-type="float" office:value="30760" calcext:value-type="float">
            <text:p>30760</text:p>
          </table:table-cell>
          <table:table-cell office:value-type="float" office:value="3250" calcext:value-type="float">
            <text:p>3250</text:p>
          </table:table-cell>
          <table:table-cell office:value-type="float" office:value="16444" calcext:value-type="float">
            <text:p>16444</text:p>
          </table:table-cell>
          <table:table-cell office:value-type="float" office:value="7237" calcext:value-type="float">
            <text:p>723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25000" office:value-type="float" office:value="26.90344" calcext:value-type="float">
            <text:p>26.90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58803" calcext:value-type="float">
            <text:p>658803</text:p>
          </table:table-cell>
          <table:table-cell office:value-type="float" office:value="194903" calcext:value-type="float">
            <text:p>194903</text:p>
          </table:table-cell>
          <table:table-cell office:value-type="float" office:value="59459" calcext:value-type="float">
            <text:p>59459</text:p>
          </table:table-cell>
          <table:table-cell office:value-type="float" office:value="258963" calcext:value-type="float">
            <text:p>258963</text:p>
          </table:table-cell>
          <table:table-cell office:value-type="float" office:value="30760" calcext:value-type="float">
            <text:p>30760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7257" calcext:value-type="float">
            <text:p>725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25000" office:value-type="float" office:value="26.35212" calcext:value-type="float">
            <text:p>26.35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3058" calcext:value-type="float">
            <text:p>673058</text:p>
          </table:table-cell>
          <table:table-cell office:value-type="float" office:value="204980" calcext:value-type="float">
            <text:p>204980</text:p>
          </table:table-cell>
          <table:table-cell office:value-type="float" office:value="69537" calcext:value-type="float">
            <text:p>69537</text:p>
          </table:table-cell>
          <table:table-cell office:value-type="float" office:value="257179" calcext:value-type="float">
            <text:p>257179</text:p>
          </table:table-cell>
          <table:table-cell office:value-type="float" office:value="30760" calcext:value-type="float">
            <text:p>30760</text:p>
          </table:table-cell>
          <table:table-cell office:value-type="float" office:value="5962" calcext:value-type="float">
            <text:p>5962</text:p>
          </table:table-cell>
          <table:table-cell office:value-type="float" office:value="16444" calcext:value-type="float">
            <text:p>16444</text:p>
          </table:table-cell>
          <table:table-cell office:value-type="float" office:value="7233" calcext:value-type="float">
            <text:p>723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25000" office:value-type="float" office:value="26.92232" calcext:value-type="float">
            <text:p>26.92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7648" calcext:value-type="float">
            <text:p>667648</text:p>
          </table:table-cell>
          <table:table-cell office:value-type="float" office:value="204993" calcext:value-type="float">
            <text:p>204993</text:p>
          </table:table-cell>
          <table:table-cell office:value-type="float" office:value="69550" calcext:value-type="float">
            <text:p>69550</text:p>
          </table:table-cell>
          <table:table-cell office:value-type="float" office:value="257179" calcext:value-type="float">
            <text:p>257179</text:p>
          </table:table-cell>
          <table:table-cell office:value-type="float" office:value="30760" calcext:value-type="float">
            <text:p>30760</text:p>
          </table:table-cell>
          <table:table-cell office:value-type="float" office:value="3250" calcext:value-type="float">
            <text:p>3250</text:p>
          </table:table-cell>
          <table:table-cell office:value-type="float" office:value="16444" calcext:value-type="float">
            <text:p>16444</text:p>
          </table:table-cell>
          <table:table-cell office:value-type="float" office:value="7233" calcext:value-type="float">
            <text:p>723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25000" office:value-type="float" office:value="26.70592" calcext:value-type="float">
            <text:p>26.705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56034" calcext:value-type="float">
            <text:p>656034</text:p>
          </table:table-cell>
          <table:table-cell office:value-type="float" office:value="195586" calcext:value-type="float">
            <text:p>195586</text:p>
          </table:table-cell>
          <table:table-cell office:value-type="float" office:value="60142" calcext:value-type="float">
            <text:p>60142</text:p>
          </table:table-cell>
          <table:table-cell office:value-type="float" office:value="258963" calcext:value-type="float">
            <text:p>258963</text:p>
          </table:table-cell>
          <table:table-cell office:value-type="float" office:value="30760" calcext:value-type="float">
            <text:p>30760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7257" calcext:value-type="float">
            <text:p>725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25000" office:value-type="float" office:value="26.24136" calcext:value-type="float">
            <text:p>26.241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0915" calcext:value-type="float">
            <text:p>670915</text:p>
          </table:table-cell>
          <table:table-cell office:value-type="float" office:value="206288" calcext:value-type="float">
            <text:p>206288</text:p>
          </table:table-cell>
          <table:table-cell office:value-type="float" office:value="70845" calcext:value-type="float">
            <text:p>70845</text:p>
          </table:table-cell>
          <table:table-cell office:value-type="float" office:value="257179" calcext:value-type="float">
            <text:p>257179</text:p>
          </table:table-cell>
          <table:table-cell office:value-type="float" office:value="30760" calcext:value-type="float">
            <text:p>30760</text:p>
          </table:table-cell>
          <table:table-cell office:value-type="float" office:value="5962" calcext:value-type="float">
            <text:p>5962</text:p>
          </table:table-cell>
          <table:table-cell office:value-type="float" office:value="16444" calcext:value-type="float">
            <text:p>16444</text:p>
          </table:table-cell>
          <table:table-cell office:value-type="float" office:value="7233" calcext:value-type="float">
            <text:p>723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25000" office:value-type="float" office:value="26.8366" calcext:value-type="float">
            <text:p>26.8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665506" calcext:value-type="float">
            <text:p>665506</text:p>
          </table:table-cell>
          <table:table-cell office:value-type="float" office:value="206301" calcext:value-type="float">
            <text:p>206301</text:p>
          </table:table-cell>
          <table:table-cell office:value-type="float" office:value="70858" calcext:value-type="float">
            <text:p>70858</text:p>
          </table:table-cell>
          <table:table-cell office:value-type="float" office:value="257179" calcext:value-type="float">
            <text:p>257179</text:p>
          </table:table-cell>
          <table:table-cell office:value-type="float" office:value="30760" calcext:value-type="float">
            <text:p>30760</text:p>
          </table:table-cell>
          <table:table-cell office:value-type="float" office:value="3250" calcext:value-type="float">
            <text:p>3250</text:p>
          </table:table-cell>
          <table:table-cell office:value-type="float" office:value="16444" calcext:value-type="float">
            <text:p>16444</text:p>
          </table:table-cell>
          <table:table-cell office:value-type="float" office:value="7233" calcext:value-type="float">
            <text:p>723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25000" office:value-type="float" office:value="26.62024" calcext:value-type="float">
            <text:p>26.62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11435" calcext:value-type="float">
            <text:p>411435</text:p>
          </table:table-cell>
          <table:table-cell office:value-type="float" office:value="821596" calcext:value-type="float">
            <text:p>821596</text:p>
          </table:table-cell>
          <table:table-cell office:value-type="float" office:value="195340" calcext:value-type="float">
            <text:p>195340</text:p>
          </table:table-cell>
          <table:table-cell office:value-type="float" office:value="59900" calcext:value-type="float">
            <text:p>59900</text:p>
          </table:table-cell>
          <table:table-cell office:value-type="float" office:value="225944" calcext:value-type="float">
            <text:p>225944</text:p>
          </table:table-cell>
          <table:table-cell office:value-type="float" office:value="30759" calcext:value-type="float">
            <text:p>30759</text:p>
          </table:table-cell>
          <table:table-cell office:value-type="float" office:value="684" calcext:value-type="float">
            <text:p>684</text:p>
          </table:table-cell>
          <table:table-cell office:value-type="float" office:value="16448" calcext:value-type="float">
            <text:p>16448</text:p>
          </table:table-cell>
          <table:table-cell office:value-type="float" office:value="7105" calcext:value-type="float">
            <text:p>7105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" office:value-type="float" office:value="41.1435" calcext:value-type="float">
            <text:p>41.14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1009" calcext:value-type="float">
            <text:p>411009</text:p>
          </table:table-cell>
          <table:table-cell office:value-type="float" office:value="820925" calcext:value-type="float">
            <text:p>820925</text:p>
          </table:table-cell>
          <table:table-cell office:value-type="float" office:value="195350" calcext:value-type="float">
            <text:p>195350</text:p>
          </table:table-cell>
          <table:table-cell office:value-type="float" office:value="59909" calcext:value-type="float">
            <text:p>59909</text:p>
          </table:table-cell>
          <table:table-cell office:value-type="float" office:value="225944" calcext:value-type="float">
            <text:p>225944</text:p>
          </table:table-cell>
          <table:table-cell office:value-type="float" office:value="30759" calcext:value-type="float">
            <text:p>30759</text:p>
          </table:table-cell>
          <table:table-cell office:value-type="float" office:value="344" calcext:value-type="float">
            <text:p>344</text:p>
          </table:table-cell>
          <table:table-cell office:value-type="float" office:value="16448" calcext:value-type="float">
            <text:p>16448</text:p>
          </table:table-cell>
          <table:table-cell office:value-type="float" office:value="7105" calcext:value-type="float">
            <text:p>71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" office:value-type="float" office:value="41.1009" calcext:value-type="float">
            <text:p>41.100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91136" calcext:value-type="float">
            <text:p>391136</text:p>
          </table:table-cell>
          <table:table-cell office:value-type="float" office:value="780928" calcext:value-type="float">
            <text:p>780928</text:p>
          </table:table-cell>
          <table:table-cell office:value-type="float" office:value="180613" calcext:value-type="float">
            <text:p>180613</text:p>
          </table:table-cell>
          <table:table-cell office:value-type="float" office:value="45172" calcext:value-type="float">
            <text:p>45172</text:p>
          </table:table-cell>
          <table:table-cell office:value-type="float" office:value="235157" calcext:value-type="float">
            <text:p>235157</text:p>
          </table:table-cell>
          <table:table-cell office:value-type="float" office:value="30759" calcext:value-type="float">
            <text:p>30759</text:p>
          </table:table-cell>
          <table:table-cell office:value-type="float" office:value="747" calcext:value-type="float">
            <text:p>747</text:p>
          </table:table-cell>
          <table:table-cell office:value-type="float" office:value="16448" calcext:value-type="float">
            <text:p>16448</text:p>
          </table:table-cell>
          <table:table-cell office:value-type="float" office:value="7221" calcext:value-type="float">
            <text:p>722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" office:value-type="float" office:value="39.1136" calcext:value-type="float">
            <text:p>39.113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0646" calcext:value-type="float">
            <text:p>390646</text:p>
          </table:table-cell>
          <table:table-cell office:value-type="float" office:value="780137" calcext:value-type="float">
            <text:p>780137</text:p>
          </table:table-cell>
          <table:table-cell office:value-type="float" office:value="180629" calcext:value-type="float">
            <text:p>180629</text:p>
          </table:table-cell>
          <table:table-cell office:value-type="float" office:value="45188" calcext:value-type="float">
            <text:p>45188</text:p>
          </table:table-cell>
          <table:table-cell office:value-type="float" office:value="235157" calcext:value-type="float">
            <text:p>235157</text:p>
          </table:table-cell>
          <table:table-cell office:value-type="float" office:value="30759" calcext:value-type="float">
            <text:p>30759</text:p>
          </table:table-cell>
          <table:table-cell office:value-type="float" office:value="344" calcext:value-type="float">
            <text:p>344</text:p>
          </table:table-cell>
          <table:table-cell office:value-type="float" office:value="16448" calcext:value-type="float">
            <text:p>16448</text:p>
          </table:table-cell>
          <table:table-cell office:value-type="float" office:value="7221" calcext:value-type="float">
            <text:p>722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" office:value-type="float" office:value="39.0646" calcext:value-type="float">
            <text:p>39.064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2467" calcext:value-type="float">
            <text:p>392467</text:p>
          </table:table-cell>
          <table:table-cell office:value-type="float" office:value="783646" calcext:value-type="float">
            <text:p>783646</text:p>
          </table:table-cell>
          <table:table-cell office:value-type="float" office:value="180957" calcext:value-type="float">
            <text:p>180957</text:p>
          </table:table-cell>
          <table:table-cell office:value-type="float" office:value="45517" calcext:value-type="float">
            <text:p>45517</text:p>
          </table:table-cell>
          <table:table-cell office:value-type="float" office:value="233621" calcext:value-type="float">
            <text:p>233621</text:p>
          </table:table-cell>
          <table:table-cell office:value-type="float" office:value="30759" calcext:value-type="float">
            <text:p>30759</text:p>
          </table:table-cell>
          <table:table-cell office:value-type="float" office:value="3234" calcext:value-type="float">
            <text:p>3234</text:p>
          </table:table-cell>
          <table:table-cell office:value-type="float" office:value="16448" calcext:value-type="float">
            <text:p>16448</text:p>
          </table:table-cell>
          <table:table-cell office:value-type="float" office:value="7197" calcext:value-type="float">
            <text:p>71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" office:value-type="float" office:value="39.2467" calcext:value-type="float">
            <text:p>39.246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1277" calcext:value-type="float">
            <text:p>391277</text:p>
          </table:table-cell>
          <table:table-cell office:value-type="float" office:value="781474" calcext:value-type="float">
            <text:p>781474</text:p>
          </table:table-cell>
          <table:table-cell office:value-type="float" office:value="181003" calcext:value-type="float">
            <text:p>181003</text:p>
          </table:table-cell>
          <table:table-cell office:value-type="float" office:value="45562" calcext:value-type="float">
            <text:p>45562</text:p>
          </table:table-cell>
          <table:table-cell office:value-type="float" office:value="233621" calcext:value-type="float">
            <text:p>233621</text:p>
          </table:table-cell>
          <table:table-cell office:value-type="float" office:value="30759" calcext:value-type="float">
            <text:p>30759</text:p>
          </table:table-cell>
          <table:table-cell office:value-type="float" office:value="2043" calcext:value-type="float">
            <text:p>2043</text:p>
          </table:table-cell>
          <table:table-cell office:value-type="float" office:value="16448" calcext:value-type="float">
            <text:p>16448</text:p>
          </table:table-cell>
          <table:table-cell office:value-type="float" office:value="7197" calcext:value-type="float">
            <text:p>71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" office:value-type="float" office:value="39.1277" calcext:value-type="float">
            <text:p>39.127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0719" calcext:value-type="float">
            <text:p>390719</text:p>
          </table:table-cell>
          <table:table-cell office:value-type="float" office:value="780417" calcext:value-type="float">
            <text:p>780417</text:p>
          </table:table-cell>
          <table:table-cell office:value-type="float" office:value="181007" calcext:value-type="float">
            <text:p>181007</text:p>
          </table:table-cell>
          <table:table-cell office:value-type="float" office:value="45566" calcext:value-type="float">
            <text:p>45566</text:p>
          </table:table-cell>
          <table:table-cell office:value-type="float" office:value="233621" calcext:value-type="float">
            <text:p>233621</text:p>
          </table:table-cell>
          <table:table-cell office:value-type="float" office:value="30759" calcext:value-type="float">
            <text:p>30759</text:p>
          </table:table-cell>
          <table:table-cell office:value-type="float" office:value="1493" calcext:value-type="float">
            <text:p>1493</text:p>
          </table:table-cell>
          <table:table-cell office:value-type="float" office:value="16448" calcext:value-type="float">
            <text:p>16448</text:p>
          </table:table-cell>
          <table:table-cell office:value-type="float" office:value="7197" calcext:value-type="float">
            <text:p>71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" office:value-type="float" office:value="39.0719" calcext:value-type="float">
            <text:p>39.071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3724" calcext:value-type="float">
            <text:p>393724</text:p>
          </table:table-cell>
          <table:table-cell office:value-type="float" office:value="786144" calcext:value-type="float">
            <text:p>786144</text:p>
          </table:table-cell>
          <table:table-cell office:value-type="float" office:value="187891" calcext:value-type="float">
            <text:p>187891</text:p>
          </table:table-cell>
          <table:table-cell office:value-type="float" office:value="52451" calcext:value-type="float">
            <text:p>52451</text:p>
          </table:table-cell>
          <table:table-cell office:value-type="float" office:value="234901" calcext:value-type="float">
            <text:p>234901</text:p>
          </table:table-cell>
          <table:table-cell office:value-type="float" office:value="30759" calcext:value-type="float">
            <text:p>30759</text:p>
          </table:table-cell>
          <table:table-cell office:value-type="float" office:value="740" calcext:value-type="float">
            <text:p>740</text:p>
          </table:table-cell>
          <table:table-cell office:value-type="float" office:value="16448" calcext:value-type="float">
            <text:p>16448</text:p>
          </table:table-cell>
          <table:table-cell office:value-type="float" office:value="7217" calcext:value-type="float">
            <text:p>721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" office:value-type="float" office:value="39.3724" calcext:value-type="float">
            <text:p>39.372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3230" calcext:value-type="float">
            <text:p>393230</text:p>
          </table:table-cell>
          <table:table-cell office:value-type="float" office:value="785357" calcext:value-type="float">
            <text:p>785357</text:p>
          </table:table-cell>
          <table:table-cell office:value-type="float" office:value="187909" calcext:value-type="float">
            <text:p>187909</text:p>
          </table:table-cell>
          <table:table-cell office:value-type="float" office:value="52469" calcext:value-type="float">
            <text:p>52469</text:p>
          </table:table-cell>
          <table:table-cell office:value-type="float" office:value="234901" calcext:value-type="float">
            <text:p>234901</text:p>
          </table:table-cell>
          <table:table-cell office:value-type="float" office:value="30759" calcext:value-type="float">
            <text:p>30759</text:p>
          </table:table-cell>
          <table:table-cell office:value-type="float" office:value="338" calcext:value-type="float">
            <text:p>338</text:p>
          </table:table-cell>
          <table:table-cell office:value-type="float" office:value="16448" calcext:value-type="float">
            <text:p>16448</text:p>
          </table:table-cell>
          <table:table-cell office:value-type="float" office:value="7217" calcext:value-type="float">
            <text:p>721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" office:value-type="float" office:value="39.323" calcext:value-type="float">
            <text:p>39.32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5140" calcext:value-type="float">
            <text:p>395140</text:p>
          </table:table-cell>
          <table:table-cell office:value-type="float" office:value="789021" calcext:value-type="float">
            <text:p>789021</text:p>
          </table:table-cell>
          <table:table-cell office:value-type="float" office:value="188409" calcext:value-type="float">
            <text:p>188409</text:p>
          </table:table-cell>
          <table:table-cell office:value-type="float" office:value="52968" calcext:value-type="float">
            <text:p>52968</text:p>
          </table:table-cell>
          <table:table-cell office:value-type="float" office:value="233365" calcext:value-type="float">
            <text:p>233365</text:p>
          </table:table-cell>
          <table:table-cell office:value-type="float" office:value="30759" calcext:value-type="float">
            <text:p>30759</text:p>
          </table:table-cell>
          <table:table-cell office:value-type="float" office:value="3217" calcext:value-type="float">
            <text:p>3217</text:p>
          </table:table-cell>
          <table:table-cell office:value-type="float" office:value="16448" calcext:value-type="float">
            <text:p>16448</text:p>
          </table:table-cell>
          <table:table-cell office:value-type="float" office:value="7193" calcext:value-type="float">
            <text:p>719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" office:value-type="float" office:value="39.514" calcext:value-type="float">
            <text:p>39.51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93978" calcext:value-type="float">
            <text:p>393978</text:p>
          </table:table-cell>
          <table:table-cell office:value-type="float" office:value="786900" calcext:value-type="float">
            <text:p>786900</text:p>
          </table:table-cell>
          <table:table-cell office:value-type="float" office:value="188463" calcext:value-type="float">
            <text:p>188463</text:p>
          </table:table-cell>
          <table:table-cell office:value-type="float" office:value="53022" calcext:value-type="float">
            <text:p>53022</text:p>
          </table:table-cell>
          <table:table-cell office:value-type="float" office:value="233365" calcext:value-type="float">
            <text:p>233365</text:p>
          </table:table-cell>
          <table:table-cell office:value-type="float" office:value="30759" calcext:value-type="float">
            <text:p>30759</text:p>
          </table:table-cell>
          <table:table-cell office:value-type="float" office:value="2053" calcext:value-type="float">
            <text:p>2053</text:p>
          </table:table-cell>
          <table:table-cell office:value-type="float" office:value="16448" calcext:value-type="float">
            <text:p>16448</text:p>
          </table:table-cell>
          <table:table-cell office:value-type="float" office:value="7193" calcext:value-type="float">
            <text:p>719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" office:value-type="float" office:value="39.3978" calcext:value-type="float">
            <text:p>39.397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3405" calcext:value-type="float">
            <text:p>393405</text:p>
          </table:table-cell>
          <table:table-cell office:value-type="float" office:value="785800" calcext:value-type="float">
            <text:p>785800</text:p>
          </table:table-cell>
          <table:table-cell office:value-type="float" office:value="188467" calcext:value-type="float">
            <text:p>188467</text:p>
          </table:table-cell>
          <table:table-cell office:value-type="float" office:value="53026" calcext:value-type="float">
            <text:p>53026</text:p>
          </table:table-cell>
          <table:table-cell office:value-type="float" office:value="233365" calcext:value-type="float">
            <text:p>233365</text:p>
          </table:table-cell>
          <table:table-cell office:value-type="float" office:value="30759" calcext:value-type="float">
            <text:p>30759</text:p>
          </table:table-cell>
          <table:table-cell office:value-type="float" office:value="1477" calcext:value-type="float">
            <text:p>1477</text:p>
          </table:table-cell>
          <table:table-cell office:value-type="float" office:value="16448" calcext:value-type="float">
            <text:p>16448</text:p>
          </table:table-cell>
          <table:table-cell office:value-type="float" office:value="7193" calcext:value-type="float">
            <text:p>719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" office:value-type="float" office:value="39.3405" calcext:value-type="float">
            <text:p>39.340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1993" calcext:value-type="float">
            <text:p>371993</text:p>
          </table:table-cell>
          <table:table-cell office:value-type="float" office:value="742645" calcext:value-type="float">
            <text:p>742645</text:p>
          </table:table-cell>
          <table:table-cell office:value-type="float" office:value="250675" calcext:value-type="float">
            <text:p>250675</text:p>
          </table:table-cell>
          <table:table-cell office:value-type="float" office:value="115235" calcext:value-type="float">
            <text:p>115235</text:p>
          </table:table-cell>
          <table:table-cell office:value-type="float" office:value="263061" calcext:value-type="float">
            <text:p>263061</text:p>
          </table:table-cell>
          <table:table-cell office:value-type="float" office:value="30759" calcext:value-type="float">
            <text:p>30759</text:p>
          </table:table-cell>
          <table:table-cell office:value-type="float" office:value="793" calcext:value-type="float">
            <text:p>793</text:p>
          </table:table-cell>
          <table:table-cell office:value-type="float" office:value="16448" calcext:value-type="float">
            <text:p>16448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" office:value-type="float" office:value="37.1993" calcext:value-type="float">
            <text:p>37.199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1449" calcext:value-type="float">
            <text:p>371449</text:p>
          </table:table-cell>
          <table:table-cell office:value-type="float" office:value="741800" calcext:value-type="float">
            <text:p>741800</text:p>
          </table:table-cell>
          <table:table-cell office:value-type="float" office:value="250702" calcext:value-type="float">
            <text:p>250702</text:p>
          </table:table-cell>
          <table:table-cell office:value-type="float" office:value="115261" calcext:value-type="float">
            <text:p>115261</text:p>
          </table:table-cell>
          <table:table-cell office:value-type="float" office:value="263061" calcext:value-type="float">
            <text:p>263061</text:p>
          </table:table-cell>
          <table:table-cell office:value-type="float" office:value="30759" calcext:value-type="float">
            <text:p>30759</text:p>
          </table:table-cell>
          <table:table-cell office:value-type="float" office:value="358" calcext:value-type="float">
            <text:p>358</text:p>
          </table:table-cell>
          <table:table-cell office:value-type="float" office:value="16448" calcext:value-type="float">
            <text:p>16448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" office:value-type="float" office:value="37.1449" calcext:value-type="float">
            <text:p>37.144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3248" calcext:value-type="float">
            <text:p>373248</text:p>
          </table:table-cell>
          <table:table-cell office:value-type="float" office:value="745240" calcext:value-type="float">
            <text:p>745240</text:p>
          </table:table-cell>
          <table:table-cell office:value-type="float" office:value="250937" calcext:value-type="float">
            <text:p>250937</text:p>
          </table:table-cell>
          <table:table-cell office:value-type="float" office:value="115497" calcext:value-type="float">
            <text:p>115497</text:p>
          </table:table-cell>
          <table:table-cell office:value-type="float" office:value="261541" calcext:value-type="float">
            <text:p>261541</text:p>
          </table:table-cell>
          <table:table-cell office:value-type="float" office:value="30759" calcext:value-type="float">
            <text:p>30759</text:p>
          </table:table-cell>
          <table:table-cell office:value-type="float" office:value="3262" calcext:value-type="float">
            <text:p>3262</text:p>
          </table:table-cell>
          <table:table-cell office:value-type="float" office:value="16448" calcext:value-type="float">
            <text:p>16448</text:p>
          </table:table-cell>
          <table:table-cell office:value-type="float" office:value="7289" calcext:value-type="float">
            <text:p>728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" office:value-type="float" office:value="37.3248" calcext:value-type="float">
            <text:p>37.3248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2066" calcext:value-type="float">
            <text:p>372066</text:p>
          </table:table-cell>
          <table:table-cell office:value-type="float" office:value="743052" calcext:value-type="float">
            <text:p>743052</text:p>
          </table:table-cell>
          <table:table-cell office:value-type="float" office:value="250990" calcext:value-type="float">
            <text:p>250990</text:p>
          </table:table-cell>
          <table:table-cell office:value-type="float" office:value="115550" calcext:value-type="float">
            <text:p>115550</text:p>
          </table:table-cell>
          <table:table-cell office:value-type="float" office:value="261541" calcext:value-type="float">
            <text:p>261541</text:p>
          </table:table-cell>
          <table:table-cell office:value-type="float" office:value="30759" calcext:value-type="float">
            <text:p>30759</text:p>
          </table:table-cell>
          <table:table-cell office:value-type="float" office:value="2061" calcext:value-type="float">
            <text:p>2061</text:p>
          </table:table-cell>
          <table:table-cell office:value-type="float" office:value="16448" calcext:value-type="float">
            <text:p>16448</text:p>
          </table:table-cell>
          <table:table-cell office:value-type="float" office:value="7289" calcext:value-type="float">
            <text:p>728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" office:value-type="float" office:value="37.2066" calcext:value-type="float">
            <text:p>37.2066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1482" calcext:value-type="float">
            <text:p>371482</text:p>
          </table:table-cell>
          <table:table-cell office:value-type="float" office:value="741977" calcext:value-type="float">
            <text:p>741977</text:p>
          </table:table-cell>
          <table:table-cell office:value-type="float" office:value="251001" calcext:value-type="float">
            <text:p>251001</text:p>
          </table:table-cell>
          <table:table-cell office:value-type="float" office:value="115561" calcext:value-type="float">
            <text:p>115561</text:p>
          </table:table-cell>
          <table:table-cell office:value-type="float" office:value="261541" calcext:value-type="float">
            <text:p>261541</text:p>
          </table:table-cell>
          <table:table-cell office:value-type="float" office:value="30759" calcext:value-type="float">
            <text:p>30759</text:p>
          </table:table-cell>
          <table:table-cell office:value-type="float" office:value="1494" calcext:value-type="float">
            <text:p>1494</text:p>
          </table:table-cell>
          <table:table-cell office:value-type="float" office:value="16448" calcext:value-type="float">
            <text:p>16448</text:p>
          </table:table-cell>
          <table:table-cell office:value-type="float" office:value="7289" calcext:value-type="float">
            <text:p>728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" office:value-type="float" office:value="37.1482" calcext:value-type="float">
            <text:p>37.1482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1071" calcext:value-type="float">
            <text:p>371071</text:p>
          </table:table-cell>
          <table:table-cell office:value-type="float" office:value="740784" calcext:value-type="float">
            <text:p>740784</text:p>
          </table:table-cell>
          <table:table-cell office:value-type="float" office:value="251979" calcext:value-type="float">
            <text:p>251979</text:p>
          </table:table-cell>
          <table:table-cell office:value-type="float" office:value="116538" calcext:value-type="float">
            <text:p>116538</text:p>
          </table:table-cell>
          <table:table-cell office:value-type="float" office:value="263061" calcext:value-type="float">
            <text:p>263061</text:p>
          </table:table-cell>
          <table:table-cell office:value-type="float" office:value="30759" calcext:value-type="float">
            <text:p>30759</text:p>
          </table:table-cell>
          <table:table-cell office:value-type="float" office:value="809" calcext:value-type="float">
            <text:p>809</text:p>
          </table:table-cell>
          <table:table-cell office:value-type="float" office:value="16448" calcext:value-type="float">
            <text:p>16448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" office:value-type="float" office:value="37.1071" calcext:value-type="float">
            <text:p>37.107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496" calcext:value-type="float">
            <text:p>370496</text:p>
          </table:table-cell>
          <table:table-cell office:value-type="float" office:value="739902" calcext:value-type="float">
            <text:p>739902</text:p>
          </table:table-cell>
          <table:table-cell office:value-type="float" office:value="252009" calcext:value-type="float">
            <text:p>252009</text:p>
          </table:table-cell>
          <table:table-cell office:value-type="float" office:value="116568" calcext:value-type="float">
            <text:p>116568</text:p>
          </table:table-cell>
          <table:table-cell office:value-type="float" office:value="263061" calcext:value-type="float">
            <text:p>263061</text:p>
          </table:table-cell>
          <table:table-cell office:value-type="float" office:value="30759" calcext:value-type="float">
            <text:p>30759</text:p>
          </table:table-cell>
          <table:table-cell office:value-type="float" office:value="353" calcext:value-type="float">
            <text:p>353</text:p>
          </table:table-cell>
          <table:table-cell office:value-type="float" office:value="16448" calcext:value-type="float">
            <text:p>16448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" office:value-type="float" office:value="37.0496" calcext:value-type="float">
            <text:p>37.0496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2362" calcext:value-type="float">
            <text:p>372362</text:p>
          </table:table-cell>
          <table:table-cell office:value-type="float" office:value="743446" calcext:value-type="float">
            <text:p>743446</text:p>
          </table:table-cell>
          <table:table-cell office:value-type="float" office:value="252328" calcext:value-type="float">
            <text:p>252328</text:p>
          </table:table-cell>
          <table:table-cell office:value-type="float" office:value="116888" calcext:value-type="float">
            <text:p>116888</text:p>
          </table:table-cell>
          <table:table-cell office:value-type="float" office:value="261541" calcext:value-type="float">
            <text:p>261541</text:p>
          </table:table-cell>
          <table:table-cell office:value-type="float" office:value="30759" calcext:value-type="float">
            <text:p>30759</text:p>
          </table:table-cell>
          <table:table-cell office:value-type="float" office:value="3268" calcext:value-type="float">
            <text:p>3268</text:p>
          </table:table-cell>
          <table:table-cell office:value-type="float" office:value="16448" calcext:value-type="float">
            <text:p>16448</text:p>
          </table:table-cell>
          <table:table-cell office:value-type="float" office:value="7289" calcext:value-type="float">
            <text:p>728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" office:value-type="float" office:value="37.2362" calcext:value-type="float">
            <text:p>37.2362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371169" calcext:value-type="float">
            <text:p>371169</text:p>
          </table:table-cell>
          <table:table-cell office:value-type="float" office:value="741297" calcext:value-type="float">
            <text:p>741297</text:p>
          </table:table-cell>
          <table:table-cell office:value-type="float" office:value="252384" calcext:value-type="float">
            <text:p>252384</text:p>
          </table:table-cell>
          <table:table-cell office:value-type="float" office:value="116944" calcext:value-type="float">
            <text:p>116944</text:p>
          </table:table-cell>
          <table:table-cell office:value-type="float" office:value="261541" calcext:value-type="float">
            <text:p>261541</text:p>
          </table:table-cell>
          <table:table-cell office:value-type="float" office:value="30759" calcext:value-type="float">
            <text:p>30759</text:p>
          </table:table-cell>
          <table:table-cell office:value-type="float" office:value="2088" calcext:value-type="float">
            <text:p>2088</text:p>
          </table:table-cell>
          <table:table-cell office:value-type="float" office:value="16448" calcext:value-type="float">
            <text:p>16448</text:p>
          </table:table-cell>
          <table:table-cell office:value-type="float" office:value="7289" calcext:value-type="float">
            <text:p>728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" office:value-type="float" office:value="37.1169" calcext:value-type="float">
            <text:p>37.1169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0584" calcext:value-type="float">
            <text:p>370584</text:p>
          </table:table-cell>
          <table:table-cell office:value-type="float" office:value="740185" calcext:value-type="float">
            <text:p>740185</text:p>
          </table:table-cell>
          <table:table-cell office:value-type="float" office:value="252396" calcext:value-type="float">
            <text:p>252396</text:p>
          </table:table-cell>
          <table:table-cell office:value-type="float" office:value="116955" calcext:value-type="float">
            <text:p>116955</text:p>
          </table:table-cell>
          <table:table-cell office:value-type="float" office:value="261541" calcext:value-type="float">
            <text:p>261541</text:p>
          </table:table-cell>
          <table:table-cell office:value-type="float" office:value="30759" calcext:value-type="float">
            <text:p>30759</text:p>
          </table:table-cell>
          <table:table-cell office:value-type="float" office:value="1499" calcext:value-type="float">
            <text:p>1499</text:p>
          </table:table-cell>
          <table:table-cell office:value-type="float" office:value="16448" calcext:value-type="float">
            <text:p>16448</text:p>
          </table:table-cell>
          <table:table-cell office:value-type="float" office:value="7289" calcext:value-type="float">
            <text:p>728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" office:value-type="float" office:value="37.0584" calcext:value-type="float">
            <text:p>37.05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8437" calcext:value-type="float">
            <text:p>338437</text:p>
          </table:table-cell>
          <table:table-cell office:value-type="float" office:value="675437" calcext:value-type="float">
            <text:p>675437</text:p>
          </table:table-cell>
          <table:table-cell office:value-type="float" office:value="195179" calcext:value-type="float">
            <text:p>195179</text:p>
          </table:table-cell>
          <table:table-cell office:value-type="float" office:value="59738" calcext:value-type="float">
            <text:p>59738</text:p>
          </table:table-cell>
          <table:table-cell office:value-type="float" office:value="262821" calcext:value-type="float">
            <text:p>262821</text:p>
          </table:table-cell>
          <table:table-cell office:value-type="float" office:value="30759" calcext:value-type="float">
            <text:p>30759</text:p>
          </table:table-cell>
          <table:table-cell office:value-type="float" office:value="860" calcext:value-type="float">
            <text:p>860</text:p>
          </table:table-cell>
          <table:table-cell office:value-type="float" office:value="16448" calcext:value-type="float">
            <text:p>16448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" office:value-type="float" office:value="33.8437" calcext:value-type="float">
            <text:p>33.8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822" calcext:value-type="float">
            <text:p>337822</text:p>
          </table:table-cell>
          <table:table-cell office:value-type="float" office:value="674525" calcext:value-type="float">
            <text:p>674525</text:p>
          </table:table-cell>
          <table:table-cell office:value-type="float" office:value="195194" calcext:value-type="float">
            <text:p>195194</text:p>
          </table:table-cell>
          <table:table-cell office:value-type="float" office:value="59753" calcext:value-type="float">
            <text:p>59753</text:p>
          </table:table-cell>
          <table:table-cell office:value-type="float" office:value="262821" calcext:value-type="float">
            <text:p>262821</text:p>
          </table:table-cell>
          <table:table-cell office:value-type="float" office:value="30759" calcext:value-type="float">
            <text:p>30759</text:p>
          </table:table-cell>
          <table:table-cell office:value-type="float" office:value="397" calcext:value-type="float">
            <text:p>397</text:p>
          </table:table-cell>
          <table:table-cell office:value-type="float" office:value="16448" calcext:value-type="float">
            <text:p>16448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" office:value-type="float" office:value="33.7822" calcext:value-type="float">
            <text:p>33.7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1383" calcext:value-type="float">
            <text:p>341383</text:p>
          </table:table-cell>
          <table:table-cell office:value-type="float" office:value="681564" calcext:value-type="float">
            <text:p>681564</text:p>
          </table:table-cell>
          <table:table-cell office:value-type="float" office:value="197394" calcext:value-type="float">
            <text:p>197394</text:p>
          </table:table-cell>
          <table:table-cell office:value-type="float" office:value="61953" calcext:value-type="float">
            <text:p>61953</text:p>
          </table:table-cell>
          <table:table-cell office:value-type="float" office:value="261029" calcext:value-type="float">
            <text:p>261029</text:p>
          </table:table-cell>
          <table:table-cell office:value-type="float" office:value="30759" calcext:value-type="float">
            <text:p>30759</text:p>
          </table:table-cell>
          <table:table-cell office:value-type="float" office:value="7049" calcext:value-type="float">
            <text:p>7049</text:p>
          </table:table-cell>
          <table:table-cell office:value-type="float" office:value="16448" calcext:value-type="float">
            <text:p>16448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" office:value-type="float" office:value="34.1383" calcext:value-type="float">
            <text:p>34.1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7631" calcext:value-type="float">
            <text:p>337631</text:p>
          </table:table-cell>
          <table:table-cell office:value-type="float" office:value="674225" calcext:value-type="float">
            <text:p>674225</text:p>
          </table:table-cell>
          <table:table-cell office:value-type="float" office:value="197451" calcext:value-type="float">
            <text:p>197451</text:p>
          </table:table-cell>
          <table:table-cell office:value-type="float" office:value="62010" calcext:value-type="float">
            <text:p>62010</text:p>
          </table:table-cell>
          <table:table-cell office:value-type="float" office:value="261029" calcext:value-type="float">
            <text:p>261029</text:p>
          </table:table-cell>
          <table:table-cell office:value-type="float" office:value="30759" calcext:value-type="float">
            <text:p>30759</text:p>
          </table:table-cell>
          <table:table-cell office:value-type="float" office:value="3069" calcext:value-type="float">
            <text:p>3069</text:p>
          </table:table-cell>
          <table:table-cell office:value-type="float" office:value="16448" calcext:value-type="float">
            <text:p>16448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" office:value-type="float" office:value="33.7631" calcext:value-type="float">
            <text:p>33.76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6736" calcext:value-type="float">
            <text:p>336736</text:p>
          </table:table-cell>
          <table:table-cell office:value-type="float" office:value="672517" calcext:value-type="float">
            <text:p>672517</text:p>
          </table:table-cell>
          <table:table-cell office:value-type="float" office:value="197469" calcext:value-type="float">
            <text:p>197469</text:p>
          </table:table-cell>
          <table:table-cell office:value-type="float" office:value="62029" calcext:value-type="float">
            <text:p>62029</text:p>
          </table:table-cell>
          <table:table-cell office:value-type="float" office:value="261029" calcext:value-type="float">
            <text:p>261029</text:p>
          </table:table-cell>
          <table:table-cell office:value-type="float" office:value="30759" calcext:value-type="float">
            <text:p>30759</text:p>
          </table:table-cell>
          <table:table-cell office:value-type="float" office:value="2159" calcext:value-type="float">
            <text:p>2159</text:p>
          </table:table-cell>
          <table:table-cell office:value-type="float" office:value="16448" calcext:value-type="float">
            <text:p>16448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" office:value-type="float" office:value="33.6736" calcext:value-type="float">
            <text:p>33.67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7095" calcext:value-type="float">
            <text:p>337095</text:p>
          </table:table-cell>
          <table:table-cell office:value-type="float" office:value="672770" calcext:value-type="float">
            <text:p>672770</text:p>
          </table:table-cell>
          <table:table-cell office:value-type="float" office:value="195947" calcext:value-type="float">
            <text:p>195947</text:p>
          </table:table-cell>
          <table:table-cell office:value-type="float" office:value="60507" calcext:value-type="float">
            <text:p>60507</text:p>
          </table:table-cell>
          <table:table-cell office:value-type="float" office:value="262821" calcext:value-type="float">
            <text:p>262821</text:p>
          </table:table-cell>
          <table:table-cell office:value-type="float" office:value="30759" calcext:value-type="float">
            <text:p>30759</text:p>
          </table:table-cell>
          <table:table-cell office:value-type="float" office:value="867" calcext:value-type="float">
            <text:p>867</text:p>
          </table:table-cell>
          <table:table-cell office:value-type="float" office:value="16448" calcext:value-type="float">
            <text:p>16448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" office:value-type="float" office:value="33.7095" calcext:value-type="float">
            <text:p>33.70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6459" calcext:value-type="float">
            <text:p>336459</text:p>
          </table:table-cell>
          <table:table-cell office:value-type="float" office:value="671820" calcext:value-type="float">
            <text:p>671820</text:p>
          </table:table-cell>
          <table:table-cell office:value-type="float" office:value="195964" calcext:value-type="float">
            <text:p>195964</text:p>
          </table:table-cell>
          <table:table-cell office:value-type="float" office:value="60523" calcext:value-type="float">
            <text:p>60523</text:p>
          </table:table-cell>
          <table:table-cell office:value-type="float" office:value="262821" calcext:value-type="float">
            <text:p>262821</text:p>
          </table:table-cell>
          <table:table-cell office:value-type="float" office:value="30759" calcext:value-type="float">
            <text:p>30759</text:p>
          </table:table-cell>
          <table:table-cell office:value-type="float" office:value="384" calcext:value-type="float">
            <text:p>384</text:p>
          </table:table-cell>
          <table:table-cell office:value-type="float" office:value="16448" calcext:value-type="float">
            <text:p>16448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" office:value-type="float" office:value="33.6459" calcext:value-type="float">
            <text:p>33.64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0061" calcext:value-type="float">
            <text:p>340061</text:p>
          </table:table-cell>
          <table:table-cell office:value-type="float" office:value="678968" calcext:value-type="float">
            <text:p>678968</text:p>
          </table:table-cell>
          <table:table-cell office:value-type="float" office:value="198274" calcext:value-type="float">
            <text:p>198274</text:p>
          </table:table-cell>
          <table:table-cell office:value-type="float" office:value="62834" calcext:value-type="float">
            <text:p>62834</text:p>
          </table:table-cell>
          <table:table-cell office:value-type="float" office:value="261029" calcext:value-type="float">
            <text:p>261029</text:p>
          </table:table-cell>
          <table:table-cell office:value-type="float" office:value="30759" calcext:value-type="float">
            <text:p>30759</text:p>
          </table:table-cell>
          <table:table-cell office:value-type="float" office:value="7030" calcext:value-type="float">
            <text:p>7030</text:p>
          </table:table-cell>
          <table:table-cell office:value-type="float" office:value="16448" calcext:value-type="float">
            <text:p>16448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" office:value-type="float" office:value="34.0061" calcext:value-type="float">
            <text:p>34.00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36340" calcext:value-type="float">
            <text:p>336340</text:p>
          </table:table-cell>
          <table:table-cell office:value-type="float" office:value="671654" calcext:value-type="float">
            <text:p>671654</text:p>
          </table:table-cell>
          <table:table-cell office:value-type="float" office:value="198339" calcext:value-type="float">
            <text:p>198339</text:p>
          </table:table-cell>
          <table:table-cell office:value-type="float" office:value="62899" calcext:value-type="float">
            <text:p>62899</text:p>
          </table:table-cell>
          <table:table-cell office:value-type="float" office:value="261029" calcext:value-type="float">
            <text:p>261029</text:p>
          </table:table-cell>
          <table:table-cell office:value-type="float" office:value="30759" calcext:value-type="float">
            <text:p>30759</text:p>
          </table:table-cell>
          <table:table-cell office:value-type="float" office:value="3064" calcext:value-type="float">
            <text:p>3064</text:p>
          </table:table-cell>
          <table:table-cell office:value-type="float" office:value="16448" calcext:value-type="float">
            <text:p>16448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" office:value-type="float" office:value="33.634" calcext:value-type="float">
            <text:p>33.6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5452" calcext:value-type="float">
            <text:p>335452</text:p>
          </table:table-cell>
          <table:table-cell office:value-type="float" office:value="669946" calcext:value-type="float">
            <text:p>669946</text:p>
          </table:table-cell>
          <table:table-cell office:value-type="float" office:value="198349" calcext:value-type="float">
            <text:p>198349</text:p>
          </table:table-cell>
          <table:table-cell office:value-type="float" office:value="62908" calcext:value-type="float">
            <text:p>62908</text:p>
          </table:table-cell>
          <table:table-cell office:value-type="float" office:value="261029" calcext:value-type="float">
            <text:p>261029</text:p>
          </table:table-cell>
          <table:table-cell office:value-type="float" office:value="30759" calcext:value-type="float">
            <text:p>30759</text:p>
          </table:table-cell>
          <table:table-cell office:value-type="float" office:value="2158" calcext:value-type="float">
            <text:p>2158</text:p>
          </table:table-cell>
          <table:table-cell office:value-type="float" office:value="16448" calcext:value-type="float">
            <text:p>16448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" office:value-type="float" office:value="33.5452" calcext:value-type="float">
            <text:p>33.5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0226" calcext:value-type="float">
            <text:p>330226</text:p>
          </table:table-cell>
          <table:table-cell office:value-type="float" office:value="659045" calcext:value-type="float">
            <text:p>659045</text:p>
          </table:table-cell>
          <table:table-cell office:value-type="float" office:value="192324" calcext:value-type="float">
            <text:p>192324</text:p>
          </table:table-cell>
          <table:table-cell office:value-type="float" office:value="56884" calcext:value-type="float">
            <text:p>56884</text:p>
          </table:table-cell>
          <table:table-cell office:value-type="float" office:value="259229" calcext:value-type="float">
            <text:p>259229</text:p>
          </table:table-cell>
          <table:table-cell office:value-type="float" office:value="30759" calcext:value-type="float">
            <text:p>30759</text:p>
          </table:table-cell>
          <table:table-cell office:value-type="float" office:value="879" calcext:value-type="float">
            <text:p>879</text:p>
          </table:table-cell>
          <table:table-cell office:value-type="float" office:value="16448" calcext:value-type="float">
            <text:p>16448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" office:value-type="float" office:value="33.0226" calcext:value-type="float">
            <text:p>33.0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621" calcext:value-type="float">
            <text:p>329621</text:p>
          </table:table-cell>
          <table:table-cell office:value-type="float" office:value="658113" calcext:value-type="float">
            <text:p>658113</text:p>
          </table:table-cell>
          <table:table-cell office:value-type="float" office:value="192350" calcext:value-type="float">
            <text:p>192350</text:p>
          </table:table-cell>
          <table:table-cell office:value-type="float" office:value="56909" calcext:value-type="float">
            <text:p>56909</text:p>
          </table:table-cell>
          <table:table-cell office:value-type="float" office:value="259229" calcext:value-type="float">
            <text:p>259229</text:p>
          </table:table-cell>
          <table:table-cell office:value-type="float" office:value="30759" calcext:value-type="float">
            <text:p>30759</text:p>
          </table:table-cell>
          <table:table-cell office:value-type="float" office:value="401" calcext:value-type="float">
            <text:p>401</text:p>
          </table:table-cell>
          <table:table-cell office:value-type="float" office:value="16448" calcext:value-type="float">
            <text:p>16448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" office:value-type="float" office:value="32.9621" calcext:value-type="float">
            <text:p>32.96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1280" calcext:value-type="float">
            <text:p>341280</text:p>
          </table:table-cell>
          <table:table-cell office:value-type="float" office:value="681291" calcext:value-type="float">
            <text:p>681291</text:p>
          </table:table-cell>
          <table:table-cell office:value-type="float" office:value="210702" calcext:value-type="float">
            <text:p>210702</text:p>
          </table:table-cell>
          <table:table-cell office:value-type="float" office:value="75262" calcext:value-type="float">
            <text:p>75262</text:p>
          </table:table-cell>
          <table:table-cell office:value-type="float" office:value="257445" calcext:value-type="float">
            <text:p>257445</text:p>
          </table:table-cell>
          <table:table-cell office:value-type="float" office:value="30759" calcext:value-type="float">
            <text:p>30759</text:p>
          </table:table-cell>
          <table:table-cell office:value-type="float" office:value="7047" calcext:value-type="float">
            <text:p>7047</text:p>
          </table:table-cell>
          <table:table-cell office:value-type="float" office:value="16448" calcext:value-type="float">
            <text:p>16448</text:p>
          </table:table-cell>
          <table:table-cell office:value-type="float" office:value="7285" calcext:value-type="float">
            <text:p>728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" office:value-type="float" office:value="34.128" calcext:value-type="float">
            <text:p>34.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7476" calcext:value-type="float">
            <text:p>337476</text:p>
          </table:table-cell>
          <table:table-cell office:value-type="float" office:value="673908" calcext:value-type="float">
            <text:p>673908</text:p>
          </table:table-cell>
          <table:table-cell office:value-type="float" office:value="210722" calcext:value-type="float">
            <text:p>210722</text:p>
          </table:table-cell>
          <table:table-cell office:value-type="float" office:value="75281" calcext:value-type="float">
            <text:p>75281</text:p>
          </table:table-cell>
          <table:table-cell office:value-type="float" office:value="257445" calcext:value-type="float">
            <text:p>257445</text:p>
          </table:table-cell>
          <table:table-cell office:value-type="float" office:value="30759" calcext:value-type="float">
            <text:p>30759</text:p>
          </table:table-cell>
          <table:table-cell office:value-type="float" office:value="3057" calcext:value-type="float">
            <text:p>3057</text:p>
          </table:table-cell>
          <table:table-cell office:value-type="float" office:value="16448" calcext:value-type="float">
            <text:p>16448</text:p>
          </table:table-cell>
          <table:table-cell office:value-type="float" office:value="7285" calcext:value-type="float">
            <text:p>728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" office:value-type="float" office:value="33.7476" calcext:value-type="float">
            <text:p>33.7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6586" calcext:value-type="float">
            <text:p>336586</text:p>
          </table:table-cell>
          <table:table-cell office:value-type="float" office:value="672212" calcext:value-type="float">
            <text:p>672212</text:p>
          </table:table-cell>
          <table:table-cell office:value-type="float" office:value="210725" calcext:value-type="float">
            <text:p>210725</text:p>
          </table:table-cell>
          <table:table-cell office:value-type="float" office:value="75285" calcext:value-type="float">
            <text:p>75285</text:p>
          </table:table-cell>
          <table:table-cell office:value-type="float" office:value="257445" calcext:value-type="float">
            <text:p>257445</text:p>
          </table:table-cell>
          <table:table-cell office:value-type="float" office:value="30759" calcext:value-type="float">
            <text:p>30759</text:p>
          </table:table-cell>
          <table:table-cell office:value-type="float" office:value="2165" calcext:value-type="float">
            <text:p>2165</text:p>
          </table:table-cell>
          <table:table-cell office:value-type="float" office:value="16448" calcext:value-type="float">
            <text:p>16448</text:p>
          </table:table-cell>
          <table:table-cell office:value-type="float" office:value="7285" calcext:value-type="float">
            <text:p>728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" office:value-type="float" office:value="33.6586" calcext:value-type="float">
            <text:p>33.65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8808" calcext:value-type="float">
            <text:p>328808</text:p>
          </table:table-cell>
          <table:table-cell office:value-type="float" office:value="656234" calcext:value-type="float">
            <text:p>656234</text:p>
          </table:table-cell>
          <table:table-cell office:value-type="float" office:value="193008" calcext:value-type="float">
            <text:p>193008</text:p>
          </table:table-cell>
          <table:table-cell office:value-type="float" office:value="57568" calcext:value-type="float">
            <text:p>57568</text:p>
          </table:table-cell>
          <table:table-cell office:value-type="float" office:value="259229" calcext:value-type="float">
            <text:p>259229</text:p>
          </table:table-cell>
          <table:table-cell office:value-type="float" office:value="30759" calcext:value-type="float">
            <text:p>30759</text:p>
          </table:table-cell>
          <table:table-cell office:value-type="float" office:value="857" calcext:value-type="float">
            <text:p>857</text:p>
          </table:table-cell>
          <table:table-cell office:value-type="float" office:value="16448" calcext:value-type="float">
            <text:p>16448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" office:value-type="float" office:value="32.8808" calcext:value-type="float">
            <text:p>32.8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224" calcext:value-type="float">
            <text:p>328224</text:p>
          </table:table-cell>
          <table:table-cell office:value-type="float" office:value="655353" calcext:value-type="float">
            <text:p>655353</text:p>
          </table:table-cell>
          <table:table-cell office:value-type="float" office:value="193035" calcext:value-type="float">
            <text:p>193035</text:p>
          </table:table-cell>
          <table:table-cell office:value-type="float" office:value="57595" calcext:value-type="float">
            <text:p>57595</text:p>
          </table:table-cell>
          <table:table-cell office:value-type="float" office:value="259229" calcext:value-type="float">
            <text:p>259229</text:p>
          </table:table-cell>
          <table:table-cell office:value-type="float" office:value="30759" calcext:value-type="float">
            <text:p>30759</text:p>
          </table:table-cell>
          <table:table-cell office:value-type="float" office:value="403" calcext:value-type="float">
            <text:p>403</text:p>
          </table:table-cell>
          <table:table-cell office:value-type="float" office:value="16448" calcext:value-type="float">
            <text:p>16448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" office:value-type="float" office:value="32.8224" calcext:value-type="float">
            <text:p>32.8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0390" calcext:value-type="float">
            <text:p>340390</text:p>
          </table:table-cell>
          <table:table-cell office:value-type="float" office:value="679515" calcext:value-type="float">
            <text:p>679515</text:p>
          </table:table-cell>
          <table:table-cell office:value-type="float" office:value="212333" calcext:value-type="float">
            <text:p>212333</text:p>
          </table:table-cell>
          <table:table-cell office:value-type="float" office:value="76893" calcext:value-type="float">
            <text:p>76893</text:p>
          </table:table-cell>
          <table:table-cell office:value-type="float" office:value="257445" calcext:value-type="float">
            <text:p>257445</text:p>
          </table:table-cell>
          <table:table-cell office:value-type="float" office:value="30759" calcext:value-type="float">
            <text:p>30759</text:p>
          </table:table-cell>
          <table:table-cell office:value-type="float" office:value="7082" calcext:value-type="float">
            <text:p>7082</text:p>
          </table:table-cell>
          <table:table-cell office:value-type="float" office:value="16448" calcext:value-type="float">
            <text:p>16448</text:p>
          </table:table-cell>
          <table:table-cell office:value-type="float" office:value="7285" calcext:value-type="float">
            <text:p>728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" office:value-type="float" office:value="34.039" calcext:value-type="float">
            <text:p>34.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36567" calcext:value-type="float">
            <text:p>336567</text:p>
          </table:table-cell>
          <table:table-cell office:value-type="float" office:value="672113" calcext:value-type="float">
            <text:p>672113</text:p>
          </table:table-cell>
          <table:table-cell office:value-type="float" office:value="212353" calcext:value-type="float">
            <text:p>212353</text:p>
          </table:table-cell>
          <table:table-cell office:value-type="float" office:value="76913" calcext:value-type="float">
            <text:p>76913</text:p>
          </table:table-cell>
          <table:table-cell office:value-type="float" office:value="257445" calcext:value-type="float">
            <text:p>257445</text:p>
          </table:table-cell>
          <table:table-cell office:value-type="float" office:value="30759" calcext:value-type="float">
            <text:p>30759</text:p>
          </table:table-cell>
          <table:table-cell office:value-type="float" office:value="3075" calcext:value-type="float">
            <text:p>3075</text:p>
          </table:table-cell>
          <table:table-cell office:value-type="float" office:value="16448" calcext:value-type="float">
            <text:p>16448</text:p>
          </table:table-cell>
          <table:table-cell office:value-type="float" office:value="7285" calcext:value-type="float">
            <text:p>728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" office:value-type="float" office:value="33.6567" calcext:value-type="float">
            <text:p>33.65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5696" calcext:value-type="float">
            <text:p>335696</text:p>
          </table:table-cell>
          <table:table-cell office:value-type="float" office:value="670419" calcext:value-type="float">
            <text:p>670419</text:p>
          </table:table-cell>
          <table:table-cell office:value-type="float" office:value="212356" calcext:value-type="float">
            <text:p>212356</text:p>
          </table:table-cell>
          <table:table-cell office:value-type="float" office:value="76916" calcext:value-type="float">
            <text:p>76916</text:p>
          </table:table-cell>
          <table:table-cell office:value-type="float" office:value="257445" calcext:value-type="float">
            <text:p>257445</text:p>
          </table:table-cell>
          <table:table-cell office:value-type="float" office:value="30759" calcext:value-type="float">
            <text:p>30759</text:p>
          </table:table-cell>
          <table:table-cell office:value-type="float" office:value="2184" calcext:value-type="float">
            <text:p>2184</text:p>
          </table:table-cell>
          <table:table-cell office:value-type="float" office:value="16448" calcext:value-type="float">
            <text:p>16448</text:p>
          </table:table-cell>
          <table:table-cell office:value-type="float" office:value="7285" calcext:value-type="float">
            <text:p>728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" office:value-type="float" office:value="33.5696" calcext:value-type="float">
            <text:p>33.56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0960" calcext:value-type="float">
            <text:p>330960</text:p>
          </table:table-cell>
          <table:table-cell office:value-type="float" office:value="660524" calcext:value-type="float">
            <text:p>660524</text:p>
          </table:table-cell>
          <table:table-cell office:value-type="float" office:value="194871" calcext:value-type="float">
            <text:p>194871</text:p>
          </table:table-cell>
          <table:table-cell office:value-type="float" office:value="59431" calcext:value-type="float">
            <text:p>59431</text:p>
          </table:table-cell>
          <table:table-cell office:value-type="float" office:value="258973" calcext:value-type="float">
            <text:p>258973</text:p>
          </table:table-cell>
          <table:table-cell office:value-type="float" office:value="30759" calcext:value-type="float">
            <text:p>30759</text:p>
          </table:table-cell>
          <table:table-cell office:value-type="float" office:value="857" calcext:value-type="float">
            <text:p>857</text:p>
          </table:table-cell>
          <table:table-cell office:value-type="float" office:value="16448" calcext:value-type="float">
            <text:p>16448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" office:value-type="float" office:value="33.096" calcext:value-type="float">
            <text:p>33.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361" calcext:value-type="float">
            <text:p>330361</text:p>
          </table:table-cell>
          <table:table-cell office:value-type="float" office:value="659627" calcext:value-type="float">
            <text:p>659627</text:p>
          </table:table-cell>
          <table:table-cell office:value-type="float" office:value="194888" calcext:value-type="float">
            <text:p>194888</text:p>
          </table:table-cell>
          <table:table-cell office:value-type="float" office:value="59447" calcext:value-type="float">
            <text:p>59447</text:p>
          </table:table-cell>
          <table:table-cell office:value-type="float" office:value="258973" calcext:value-type="float">
            <text:p>258973</text:p>
          </table:table-cell>
          <table:table-cell office:value-type="float" office:value="30759" calcext:value-type="float">
            <text:p>30759</text:p>
          </table:table-cell>
          <table:table-cell office:value-type="float" office:value="400" calcext:value-type="float">
            <text:p>400</text:p>
          </table:table-cell>
          <table:table-cell office:value-type="float" office:value="16448" calcext:value-type="float">
            <text:p>16448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" office:value-type="float" office:value="33.0361" calcext:value-type="float">
            <text:p>33.03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7922" calcext:value-type="float">
            <text:p>337922</text:p>
          </table:table-cell>
          <table:table-cell office:value-type="float" office:value="674594" calcext:value-type="float">
            <text:p>674594</text:p>
          </table:table-cell>
          <table:table-cell office:value-type="float" office:value="204975" calcext:value-type="float">
            <text:p>204975</text:p>
          </table:table-cell>
          <table:table-cell office:value-type="float" office:value="69535" calcext:value-type="float">
            <text:p>69535</text:p>
          </table:table-cell>
          <table:table-cell office:value-type="float" office:value="257189" calcext:value-type="float">
            <text:p>257189</text:p>
          </table:table-cell>
          <table:table-cell office:value-type="float" office:value="30759" calcext:value-type="float">
            <text:p>30759</text:p>
          </table:table-cell>
          <table:table-cell office:value-type="float" office:value="7091" calcext:value-type="float">
            <text:p>7091</text:p>
          </table:table-cell>
          <table:table-cell office:value-type="float" office:value="16448" calcext:value-type="float">
            <text:p>16448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" office:value-type="float" office:value="33.7922" calcext:value-type="float">
            <text:p>33.79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4110" calcext:value-type="float">
            <text:p>334110</text:p>
          </table:table-cell>
          <table:table-cell office:value-type="float" office:value="667165" calcext:value-type="float">
            <text:p>667165</text:p>
          </table:table-cell>
          <table:table-cell office:value-type="float" office:value="204990" calcext:value-type="float">
            <text:p>204990</text:p>
          </table:table-cell>
          <table:table-cell office:value-type="float" office:value="69549" calcext:value-type="float">
            <text:p>69549</text:p>
          </table:table-cell>
          <table:table-cell office:value-type="float" office:value="257189" calcext:value-type="float">
            <text:p>257189</text:p>
          </table:table-cell>
          <table:table-cell office:value-type="float" office:value="30759" calcext:value-type="float">
            <text:p>30759</text:p>
          </table:table-cell>
          <table:table-cell office:value-type="float" office:value="3066" calcext:value-type="float">
            <text:p>3066</text:p>
          </table:table-cell>
          <table:table-cell office:value-type="float" office:value="16448" calcext:value-type="float">
            <text:p>16448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" office:value-type="float" office:value="33.411" calcext:value-type="float">
            <text:p>33.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3222" calcext:value-type="float">
            <text:p>333222</text:p>
          </table:table-cell>
          <table:table-cell office:value-type="float" office:value="665472" calcext:value-type="float">
            <text:p>665472</text:p>
          </table:table-cell>
          <table:table-cell office:value-type="float" office:value="204992" calcext:value-type="float">
            <text:p>204992</text:p>
          </table:table-cell>
          <table:table-cell office:value-type="float" office:value="69552" calcext:value-type="float">
            <text:p>69552</text:p>
          </table:table-cell>
          <table:table-cell office:value-type="float" office:value="257189" calcext:value-type="float">
            <text:p>257189</text:p>
          </table:table-cell>
          <table:table-cell office:value-type="float" office:value="30759" calcext:value-type="float">
            <text:p>30759</text:p>
          </table:table-cell>
          <table:table-cell office:value-type="float" office:value="2174" calcext:value-type="float">
            <text:p>2174</text:p>
          </table:table-cell>
          <table:table-cell office:value-type="float" office:value="16448" calcext:value-type="float">
            <text:p>16448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" office:value-type="float" office:value="33.3222" calcext:value-type="float">
            <text:p>33.3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9601" calcext:value-type="float">
            <text:p>329601</text:p>
          </table:table-cell>
          <table:table-cell office:value-type="float" office:value="657788" calcext:value-type="float">
            <text:p>657788</text:p>
          </table:table-cell>
          <table:table-cell office:value-type="float" office:value="195554" calcext:value-type="float">
            <text:p>195554</text:p>
          </table:table-cell>
          <table:table-cell office:value-type="float" office:value="60114" calcext:value-type="float">
            <text:p>60114</text:p>
          </table:table-cell>
          <table:table-cell office:value-type="float" office:value="258973" calcext:value-type="float">
            <text:p>258973</text:p>
          </table:table-cell>
          <table:table-cell office:value-type="float" office:value="30759" calcext:value-type="float">
            <text:p>30759</text:p>
          </table:table-cell>
          <table:table-cell office:value-type="float" office:value="873" calcext:value-type="float">
            <text:p>873</text:p>
          </table:table-cell>
          <table:table-cell office:value-type="float" office:value="16448" calcext:value-type="float">
            <text:p>16448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" office:value-type="float" office:value="32.9601" calcext:value-type="float">
            <text:p>32.9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971" calcext:value-type="float">
            <text:p>328971</text:p>
          </table:table-cell>
          <table:table-cell office:value-type="float" office:value="656863" calcext:value-type="float">
            <text:p>656863</text:p>
          </table:table-cell>
          <table:table-cell office:value-type="float" office:value="195568" calcext:value-type="float">
            <text:p>195568</text:p>
          </table:table-cell>
          <table:table-cell office:value-type="float" office:value="60128" calcext:value-type="float">
            <text:p>60128</text:p>
          </table:table-cell>
          <table:table-cell office:value-type="float" office:value="258973" calcext:value-type="float">
            <text:p>258973</text:p>
          </table:table-cell>
          <table:table-cell office:value-type="float" office:value="30759" calcext:value-type="float">
            <text:p>30759</text:p>
          </table:table-cell>
          <table:table-cell office:value-type="float" office:value="403" calcext:value-type="float">
            <text:p>403</text:p>
          </table:table-cell>
          <table:table-cell office:value-type="float" office:value="16448" calcext:value-type="float">
            <text:p>16448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" office:value-type="float" office:value="32.8971" calcext:value-type="float">
            <text:p>32.89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6848" calcext:value-type="float">
            <text:p>336848</text:p>
          </table:table-cell>
          <table:table-cell office:value-type="float" office:value="672438" calcext:value-type="float">
            <text:p>672438</text:p>
          </table:table-cell>
          <table:table-cell office:value-type="float" office:value="206283" calcext:value-type="float">
            <text:p>206283</text:p>
          </table:table-cell>
          <table:table-cell office:value-type="float" office:value="70842" calcext:value-type="float">
            <text:p>70842</text:p>
          </table:table-cell>
          <table:table-cell office:value-type="float" office:value="257189" calcext:value-type="float">
            <text:p>257189</text:p>
          </table:table-cell>
          <table:table-cell office:value-type="float" office:value="30759" calcext:value-type="float">
            <text:p>30759</text:p>
          </table:table-cell>
          <table:table-cell office:value-type="float" office:value="7079" calcext:value-type="float">
            <text:p>7079</text:p>
          </table:table-cell>
          <table:table-cell office:value-type="float" office:value="16448" calcext:value-type="float">
            <text:p>16448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" office:value-type="float" office:value="33.6848" calcext:value-type="float">
            <text:p>33.6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33021" calcext:value-type="float">
            <text:p>333021</text:p>
          </table:table-cell>
          <table:table-cell office:value-type="float" office:value="665012" calcext:value-type="float">
            <text:p>665012</text:p>
          </table:table-cell>
          <table:table-cell office:value-type="float" office:value="206298" calcext:value-type="float">
            <text:p>206298</text:p>
          </table:table-cell>
          <table:table-cell office:value-type="float" office:value="70857" calcext:value-type="float">
            <text:p>70857</text:p>
          </table:table-cell>
          <table:table-cell office:value-type="float" office:value="257189" calcext:value-type="float">
            <text:p>257189</text:p>
          </table:table-cell>
          <table:table-cell office:value-type="float" office:value="30759" calcext:value-type="float">
            <text:p>30759</text:p>
          </table:table-cell>
          <table:table-cell office:value-type="float" office:value="3059" calcext:value-type="float">
            <text:p>3059</text:p>
          </table:table-cell>
          <table:table-cell office:value-type="float" office:value="16448" calcext:value-type="float">
            <text:p>16448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" office:value-type="float" office:value="33.3021" calcext:value-type="float">
            <text:p>33.30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2150" calcext:value-type="float">
            <text:p>332150</text:p>
          </table:table-cell>
          <table:table-cell office:value-type="float" office:value="663327" calcext:value-type="float">
            <text:p>663327</text:p>
          </table:table-cell>
          <table:table-cell office:value-type="float" office:value="206300" calcext:value-type="float">
            <text:p>206300</text:p>
          </table:table-cell>
          <table:table-cell office:value-type="float" office:value="70859" calcext:value-type="float">
            <text:p>70859</text:p>
          </table:table-cell>
          <table:table-cell office:value-type="float" office:value="257189" calcext:value-type="float">
            <text:p>257189</text:p>
          </table:table-cell>
          <table:table-cell office:value-type="float" office:value="30759" calcext:value-type="float">
            <text:p>30759</text:p>
          </table:table-cell>
          <table:table-cell office:value-type="float" office:value="2176" calcext:value-type="float">
            <text:p>2176</text:p>
          </table:table-cell>
          <table:table-cell office:value-type="float" office:value="16448" calcext:value-type="float">
            <text:p>16448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" office:value-type="float" office:value="33.215" calcext:value-type="float">
            <text:p>33.2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7049" calcext:value-type="float">
            <text:p>207049</text:p>
          </table:table-cell>
          <table:table-cell office:value-type="float" office:value="824702" calcext:value-type="float">
            <text:p>824702</text:p>
          </table:table-cell>
          <table:table-cell office:value-type="float" office:value="195254" calcext:value-type="float">
            <text:p>195254</text:p>
          </table:table-cell>
          <table:table-cell office:value-type="float" office:value="59819" calcext:value-type="float">
            <text:p>59819</text:p>
          </table:table-cell>
          <table:table-cell office:value-type="float" office:value="225958" calcext:value-type="float">
            <text:p>225958</text:p>
          </table:table-cell>
          <table:table-cell office:value-type="float" office:value="30757" calcext:value-type="float">
            <text:p>30757</text:p>
          </table:table-cell>
          <table:table-cell office:value-type="float" office:value="2309" calcext:value-type="float">
            <text:p>2309</text:p>
          </table:table-cell>
          <table:table-cell office:value-type="float" office:value="16456" calcext:value-type="float">
            <text:p>16456</text:p>
          </table:table-cell>
          <table:table-cell office:value-type="float" office:value="7105" calcext:value-type="float">
            <text:p>7105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" office:value-type="float" office:value="20.7049" calcext:value-type="float">
            <text:p>20.70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6349" calcext:value-type="float">
            <text:p>206349</text:p>
          </table:table-cell>
          <table:table-cell office:value-type="float" office:value="822418" calcext:value-type="float">
            <text:p>822418</text:p>
          </table:table-cell>
          <table:table-cell office:value-type="float" office:value="195304" calcext:value-type="float">
            <text:p>195304</text:p>
          </table:table-cell>
          <table:table-cell office:value-type="float" office:value="59869" calcext:value-type="float">
            <text:p>59869</text:p>
          </table:table-cell>
          <table:table-cell office:value-type="float" office:value="225958" calcext:value-type="float">
            <text:p>225958</text:p>
          </table:table-cell>
          <table:table-cell office:value-type="float" office:value="30757" calcext:value-type="float">
            <text:p>30757</text:p>
          </table:table-cell>
          <table:table-cell office:value-type="float" office:value="1095" calcext:value-type="float">
            <text:p>1095</text:p>
          </table:table-cell>
          <table:table-cell office:value-type="float" office:value="16456" calcext:value-type="float">
            <text:p>16456</text:p>
          </table:table-cell>
          <table:table-cell office:value-type="float" office:value="7105" calcext:value-type="float">
            <text:p>71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" office:value-type="float" office:value="20.6349" calcext:value-type="float">
            <text:p>20.63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6052" calcext:value-type="float">
            <text:p>206052</text:p>
          </table:table-cell>
          <table:table-cell office:value-type="float" office:value="821431" calcext:value-type="float">
            <text:p>821431</text:p>
          </table:table-cell>
          <table:table-cell office:value-type="float" office:value="195323" calcext:value-type="float">
            <text:p>195323</text:p>
          </table:table-cell>
          <table:table-cell office:value-type="float" office:value="59889" calcext:value-type="float">
            <text:p>59889</text:p>
          </table:table-cell>
          <table:table-cell office:value-type="float" office:value="225958" calcext:value-type="float">
            <text:p>225958</text:p>
          </table:table-cell>
          <table:table-cell office:value-type="float" office:value="30757" calcext:value-type="float">
            <text:p>30757</text:p>
          </table:table-cell>
          <table:table-cell office:value-type="float" office:value="585" calcext:value-type="float">
            <text:p>585</text:p>
          </table:table-cell>
          <table:table-cell office:value-type="float" office:value="16456" calcext:value-type="float">
            <text:p>16456</text:p>
          </table:table-cell>
          <table:table-cell office:value-type="float" office:value="7105" calcext:value-type="float">
            <text:p>71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" office:value-type="float" office:value="20.6052" calcext:value-type="float">
            <text:p>20.60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97031" calcext:value-type="float">
            <text:p>197031</text:p>
          </table:table-cell>
          <table:table-cell office:value-type="float" office:value="784331" calcext:value-type="float">
            <text:p>784331</text:p>
          </table:table-cell>
          <table:table-cell office:value-type="float" office:value="180554" calcext:value-type="float">
            <text:p>180554</text:p>
          </table:table-cell>
          <table:table-cell office:value-type="float" office:value="45120" calcext:value-type="float">
            <text:p>45120</text:p>
          </table:table-cell>
          <table:table-cell office:value-type="float" office:value="235171" calcext:value-type="float">
            <text:p>235171</text:p>
          </table:table-cell>
          <table:table-cell office:value-type="float" office:value="30757" calcext:value-type="float">
            <text:p>30757</text:p>
          </table:table-cell>
          <table:table-cell office:value-type="float" office:value="2514" calcext:value-type="float">
            <text:p>2514</text:p>
          </table:table-cell>
          <table:table-cell office:value-type="float" office:value="16456" calcext:value-type="float">
            <text:p>16456</text:p>
          </table:table-cell>
          <table:table-cell office:value-type="float" office:value="7221" calcext:value-type="float">
            <text:p>722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" office:value-type="float" office:value="19.7031" calcext:value-type="float">
            <text:p>19.70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153" calcext:value-type="float">
            <text:p>196153</text:p>
          </table:table-cell>
          <table:table-cell office:value-type="float" office:value="781631" calcext:value-type="float">
            <text:p>781631</text:p>
          </table:table-cell>
          <table:table-cell office:value-type="float" office:value="180605" calcext:value-type="float">
            <text:p>180605</text:p>
          </table:table-cell>
          <table:table-cell office:value-type="float" office:value="45170" calcext:value-type="float">
            <text:p>45170</text:p>
          </table:table-cell>
          <table:table-cell office:value-type="float" office:value="235171" calcext:value-type="float">
            <text:p>235171</text:p>
          </table:table-cell>
          <table:table-cell office:value-type="float" office:value="30757" calcext:value-type="float">
            <text:p>30757</text:p>
          </table:table-cell>
          <table:table-cell office:value-type="float" office:value="1088" calcext:value-type="float">
            <text:p>1088</text:p>
          </table:table-cell>
          <table:table-cell office:value-type="float" office:value="16456" calcext:value-type="float">
            <text:p>16456</text:p>
          </table:table-cell>
          <table:table-cell office:value-type="float" office:value="7221" calcext:value-type="float">
            <text:p>722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" office:value-type="float" office:value="19.6153" calcext:value-type="float">
            <text:p>19.6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5859" calcext:value-type="float">
            <text:p>195859</text:p>
          </table:table-cell>
          <table:table-cell office:value-type="float" office:value="780673" calcext:value-type="float">
            <text:p>780673</text:p>
          </table:table-cell>
          <table:table-cell office:value-type="float" office:value="180617" calcext:value-type="float">
            <text:p>180617</text:p>
          </table:table-cell>
          <table:table-cell office:value-type="float" office:value="45183" calcext:value-type="float">
            <text:p>45183</text:p>
          </table:table-cell>
          <table:table-cell office:value-type="float" office:value="235171" calcext:value-type="float">
            <text:p>235171</text:p>
          </table:table-cell>
          <table:table-cell office:value-type="float" office:value="30757" calcext:value-type="float">
            <text:p>30757</text:p>
          </table:table-cell>
          <table:table-cell office:value-type="float" office:value="594" calcext:value-type="float">
            <text:p>594</text:p>
          </table:table-cell>
          <table:table-cell office:value-type="float" office:value="16456" calcext:value-type="float">
            <text:p>16456</text:p>
          </table:table-cell>
          <table:table-cell office:value-type="float" office:value="7221" calcext:value-type="float">
            <text:p>722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" office:value-type="float" office:value="19.5859" calcext:value-type="float">
            <text:p>19.58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7588" calcext:value-type="float">
            <text:p>197588</text:p>
          </table:table-cell>
          <table:table-cell office:value-type="float" office:value="786861" calcext:value-type="float">
            <text:p>786861</text:p>
          </table:table-cell>
          <table:table-cell office:value-type="float" office:value="180903" calcext:value-type="float">
            <text:p>180903</text:p>
          </table:table-cell>
          <table:table-cell office:value-type="float" office:value="45468" calcext:value-type="float">
            <text:p>45468</text:p>
          </table:table-cell>
          <table:table-cell office:value-type="float" office:value="233635" calcext:value-type="float">
            <text:p>233635</text:p>
          </table:table-cell>
          <table:table-cell office:value-type="float" office:value="30757" calcext:value-type="float">
            <text:p>30757</text:p>
          </table:table-cell>
          <table:table-cell office:value-type="float" office:value="5260" calcext:value-type="float">
            <text:p>5260</text:p>
          </table:table-cell>
          <table:table-cell office:value-type="float" office:value="16456" calcext:value-type="float">
            <text:p>16456</text:p>
          </table:table-cell>
          <table:table-cell office:value-type="float" office:value="7197" calcext:value-type="float">
            <text:p>71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" office:value-type="float" office:value="19.7588" calcext:value-type="float">
            <text:p>19.75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6506" calcext:value-type="float">
            <text:p>196506</text:p>
          </table:table-cell>
          <table:table-cell office:value-type="float" office:value="783002" calcext:value-type="float">
            <text:p>783002</text:p>
          </table:table-cell>
          <table:table-cell office:value-type="float" office:value="180975" calcext:value-type="float">
            <text:p>180975</text:p>
          </table:table-cell>
          <table:table-cell office:value-type="float" office:value="45541" calcext:value-type="float">
            <text:p>45541</text:p>
          </table:table-cell>
          <table:table-cell office:value-type="float" office:value="233635" calcext:value-type="float">
            <text:p>233635</text:p>
          </table:table-cell>
          <table:table-cell office:value-type="float" office:value="30757" calcext:value-type="float">
            <text:p>30757</text:p>
          </table:table-cell>
          <table:table-cell office:value-type="float" office:value="2929" calcext:value-type="float">
            <text:p>2929</text:p>
          </table:table-cell>
          <table:table-cell office:value-type="float" office:value="16456" calcext:value-type="float">
            <text:p>16456</text:p>
          </table:table-cell>
          <table:table-cell office:value-type="float" office:value="7197" calcext:value-type="float">
            <text:p>71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" office:value-type="float" office:value="19.6506" calcext:value-type="float">
            <text:p>19.65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5984" calcext:value-type="float">
            <text:p>195984</text:p>
          </table:table-cell>
          <table:table-cell office:value-type="float" office:value="781267" calcext:value-type="float">
            <text:p>781267</text:p>
          </table:table-cell>
          <table:table-cell office:value-type="float" office:value="180994" calcext:value-type="float">
            <text:p>180994</text:p>
          </table:table-cell>
          <table:table-cell office:value-type="float" office:value="45559" calcext:value-type="float">
            <text:p>45559</text:p>
          </table:table-cell>
          <table:table-cell office:value-type="float" office:value="233635" calcext:value-type="float">
            <text:p>233635</text:p>
          </table:table-cell>
          <table:table-cell office:value-type="float" office:value="30757" calcext:value-type="float">
            <text:p>30757</text:p>
          </table:table-cell>
          <table:table-cell office:value-type="float" office:value="1942" calcext:value-type="float">
            <text:p>1942</text:p>
          </table:table-cell>
          <table:table-cell office:value-type="float" office:value="16456" calcext:value-type="float">
            <text:p>16456</text:p>
          </table:table-cell>
          <table:table-cell office:value-type="float" office:value="7197" calcext:value-type="float">
            <text:p>71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" office:value-type="float" office:value="19.5984" calcext:value-type="float">
            <text:p>19.59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5759" calcext:value-type="float">
            <text:p>195759</text:p>
          </table:table-cell>
          <table:table-cell office:value-type="float" office:value="780426" calcext:value-type="float">
            <text:p>780426</text:p>
          </table:table-cell>
          <table:table-cell office:value-type="float" office:value="180998" calcext:value-type="float">
            <text:p>180998</text:p>
          </table:table-cell>
          <table:table-cell office:value-type="float" office:value="45563" calcext:value-type="float">
            <text:p>45563</text:p>
          </table:table-cell>
          <table:table-cell office:value-type="float" office:value="233635" calcext:value-type="float">
            <text:p>233635</text:p>
          </table:table-cell>
          <table:table-cell office:value-type="float" office:value="30757" calcext:value-type="float">
            <text:p>30757</text:p>
          </table:table-cell>
          <table:table-cell office:value-type="float" office:value="1488" calcext:value-type="float">
            <text:p>1488</text:p>
          </table:table-cell>
          <table:table-cell office:value-type="float" office:value="16456" calcext:value-type="float">
            <text:p>16456</text:p>
          </table:table-cell>
          <table:table-cell office:value-type="float" office:value="7197" calcext:value-type="float">
            <text:p>71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" office:value-type="float" office:value="19.5759" calcext:value-type="float">
            <text:p>19.57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309" calcext:value-type="float">
            <text:p>198309</text:p>
          </table:table-cell>
          <table:table-cell office:value-type="float" office:value="789466" calcext:value-type="float">
            <text:p>789466</text:p>
          </table:table-cell>
          <table:table-cell office:value-type="float" office:value="187836" calcext:value-type="float">
            <text:p>187836</text:p>
          </table:table-cell>
          <table:table-cell office:value-type="float" office:value="52402" calcext:value-type="float">
            <text:p>52402</text:p>
          </table:table-cell>
          <table:table-cell office:value-type="float" office:value="234915" calcext:value-type="float">
            <text:p>234915</text:p>
          </table:table-cell>
          <table:table-cell office:value-type="float" office:value="30757" calcext:value-type="float">
            <text:p>30757</text:p>
          </table:table-cell>
          <table:table-cell office:value-type="float" office:value="2461" calcext:value-type="float">
            <text:p>2461</text:p>
          </table:table-cell>
          <table:table-cell office:value-type="float" office:value="16456" calcext:value-type="float">
            <text:p>16456</text:p>
          </table:table-cell>
          <table:table-cell office:value-type="float" office:value="7217" calcext:value-type="float">
            <text:p>721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" office:value-type="float" office:value="19.8309" calcext:value-type="float">
            <text:p>19.83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7479" calcext:value-type="float">
            <text:p>197479</text:p>
          </table:table-cell>
          <table:table-cell office:value-type="float" office:value="786884" calcext:value-type="float">
            <text:p>786884</text:p>
          </table:table-cell>
          <table:table-cell office:value-type="float" office:value="187883" calcext:value-type="float">
            <text:p>187883</text:p>
          </table:table-cell>
          <table:table-cell office:value-type="float" office:value="52448" calcext:value-type="float">
            <text:p>52448</text:p>
          </table:table-cell>
          <table:table-cell office:value-type="float" office:value="234915" calcext:value-type="float">
            <text:p>234915</text:p>
          </table:table-cell>
          <table:table-cell office:value-type="float" office:value="30757" calcext:value-type="float">
            <text:p>30757</text:p>
          </table:table-cell>
          <table:table-cell office:value-type="float" office:value="1098" calcext:value-type="float">
            <text:p>1098</text:p>
          </table:table-cell>
          <table:table-cell office:value-type="float" office:value="16456" calcext:value-type="float">
            <text:p>16456</text:p>
          </table:table-cell>
          <table:table-cell office:value-type="float" office:value="7217" calcext:value-type="float">
            <text:p>721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" office:value-type="float" office:value="19.7479" calcext:value-type="float">
            <text:p>19.74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7179" calcext:value-type="float">
            <text:p>197179</text:p>
          </table:table-cell>
          <table:table-cell office:value-type="float" office:value="785928" calcext:value-type="float">
            <text:p>785928</text:p>
          </table:table-cell>
          <table:table-cell office:value-type="float" office:value="187896" calcext:value-type="float">
            <text:p>187896</text:p>
          </table:table-cell>
          <table:table-cell office:value-type="float" office:value="52462" calcext:value-type="float">
            <text:p>52462</text:p>
          </table:table-cell>
          <table:table-cell office:value-type="float" office:value="234915" calcext:value-type="float">
            <text:p>234915</text:p>
          </table:table-cell>
          <table:table-cell office:value-type="float" office:value="30757" calcext:value-type="float">
            <text:p>30757</text:p>
          </table:table-cell>
          <table:table-cell office:value-type="float" office:value="606" calcext:value-type="float">
            <text:p>606</text:p>
          </table:table-cell>
          <table:table-cell office:value-type="float" office:value="16456" calcext:value-type="float">
            <text:p>16456</text:p>
          </table:table-cell>
          <table:table-cell office:value-type="float" office:value="7217" calcext:value-type="float">
            <text:p>721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" office:value-type="float" office:value="19.7179" calcext:value-type="float">
            <text:p>19.71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8928" calcext:value-type="float">
            <text:p>198928</text:p>
          </table:table-cell>
          <table:table-cell office:value-type="float" office:value="792155" calcext:value-type="float">
            <text:p>792155</text:p>
          </table:table-cell>
          <table:table-cell office:value-type="float" office:value="188348" calcext:value-type="float">
            <text:p>188348</text:p>
          </table:table-cell>
          <table:table-cell office:value-type="float" office:value="52914" calcext:value-type="float">
            <text:p>52914</text:p>
          </table:table-cell>
          <table:table-cell office:value-type="float" office:value="233379" calcext:value-type="float">
            <text:p>233379</text:p>
          </table:table-cell>
          <table:table-cell office:value-type="float" office:value="30757" calcext:value-type="float">
            <text:p>30757</text:p>
          </table:table-cell>
          <table:table-cell office:value-type="float" office:value="5187" calcext:value-type="float">
            <text:p>5187</text:p>
          </table:table-cell>
          <table:table-cell office:value-type="float" office:value="16456" calcext:value-type="float">
            <text:p>16456</text:p>
          </table:table-cell>
          <table:table-cell office:value-type="float" office:value="7193" calcext:value-type="float">
            <text:p>719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" office:value-type="float" office:value="19.8928" calcext:value-type="float">
            <text:p>19.89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7816" calcext:value-type="float">
            <text:p>197816</text:p>
          </table:table-cell>
          <table:table-cell office:value-type="float" office:value="788349" calcext:value-type="float">
            <text:p>788349</text:p>
          </table:table-cell>
          <table:table-cell office:value-type="float" office:value="188433" calcext:value-type="float">
            <text:p>188433</text:p>
          </table:table-cell>
          <table:table-cell office:value-type="float" office:value="52999" calcext:value-type="float">
            <text:p>52999</text:p>
          </table:table-cell>
          <table:table-cell office:value-type="float" office:value="233379" calcext:value-type="float">
            <text:p>233379</text:p>
          </table:table-cell>
          <table:table-cell office:value-type="float" office:value="30757" calcext:value-type="float">
            <text:p>30757</text:p>
          </table:table-cell>
          <table:table-cell office:value-type="float" office:value="2891" calcext:value-type="float">
            <text:p>2891</text:p>
          </table:table-cell>
          <table:table-cell office:value-type="float" office:value="16456" calcext:value-type="float">
            <text:p>16456</text:p>
          </table:table-cell>
          <table:table-cell office:value-type="float" office:value="7193" calcext:value-type="float">
            <text:p>719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" office:value-type="float" office:value="19.7816" calcext:value-type="float">
            <text:p>19.78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7340" calcext:value-type="float">
            <text:p>197340</text:p>
          </table:table-cell>
          <table:table-cell office:value-type="float" office:value="786644" calcext:value-type="float">
            <text:p>786644</text:p>
          </table:table-cell>
          <table:table-cell office:value-type="float" office:value="188455" calcext:value-type="float">
            <text:p>188455</text:p>
          </table:table-cell>
          <table:table-cell office:value-type="float" office:value="53020" calcext:value-type="float">
            <text:p>53020</text:p>
          </table:table-cell>
          <table:table-cell office:value-type="float" office:value="233379" calcext:value-type="float">
            <text:p>233379</text:p>
          </table:table-cell>
          <table:table-cell office:value-type="float" office:value="30757" calcext:value-type="float">
            <text:p>30757</text:p>
          </table:table-cell>
          <table:table-cell office:value-type="float" office:value="1925" calcext:value-type="float">
            <text:p>1925</text:p>
          </table:table-cell>
          <table:table-cell office:value-type="float" office:value="16456" calcext:value-type="float">
            <text:p>16456</text:p>
          </table:table-cell>
          <table:table-cell office:value-type="float" office:value="7193" calcext:value-type="float">
            <text:p>719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" office:value-type="float" office:value="19.734" calcext:value-type="float">
            <text:p>19.7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7126" calcext:value-type="float">
            <text:p>197126</text:p>
          </table:table-cell>
          <table:table-cell office:value-type="float" office:value="785851" calcext:value-type="float">
            <text:p>785851</text:p>
          </table:table-cell>
          <table:table-cell office:value-type="float" office:value="188459" calcext:value-type="float">
            <text:p>188459</text:p>
          </table:table-cell>
          <table:table-cell office:value-type="float" office:value="53025" calcext:value-type="float">
            <text:p>53025</text:p>
          </table:table-cell>
          <table:table-cell office:value-type="float" office:value="233379" calcext:value-type="float">
            <text:p>233379</text:p>
          </table:table-cell>
          <table:table-cell office:value-type="float" office:value="30757" calcext:value-type="float">
            <text:p>30757</text:p>
          </table:table-cell>
          <table:table-cell office:value-type="float" office:value="1497" calcext:value-type="float">
            <text:p>1497</text:p>
          </table:table-cell>
          <table:table-cell office:value-type="float" office:value="16456" calcext:value-type="float">
            <text:p>16456</text:p>
          </table:table-cell>
          <table:table-cell office:value-type="float" office:value="7193" calcext:value-type="float">
            <text:p>719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" office:value-type="float" office:value="19.7126" calcext:value-type="float">
            <text:p>19.7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7472" calcext:value-type="float">
            <text:p>187472</text:p>
          </table:table-cell>
          <table:table-cell office:value-type="float" office:value="746164" calcext:value-type="float">
            <text:p>746164</text:p>
          </table:table-cell>
          <table:table-cell office:value-type="float" office:value="250569" calcext:value-type="float">
            <text:p>250569</text:p>
          </table:table-cell>
          <table:table-cell office:value-type="float" office:value="115134" calcext:value-type="float">
            <text:p>115134</text:p>
          </table:table-cell>
          <table:table-cell office:value-type="float" office:value="263075" calcext:value-type="float">
            <text:p>263075</text:p>
          </table:table-cell>
          <table:table-cell office:value-type="float" office:value="30757" calcext:value-type="float">
            <text:p>30757</text:p>
          </table:table-cell>
          <table:table-cell office:value-type="float" office:value="2645" calcext:value-type="float">
            <text:p>2645</text:p>
          </table:table-cell>
          <table:table-cell office:value-type="float" office:value="16456" calcext:value-type="float">
            <text:p>16456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" office:value-type="float" office:value="18.7472" calcext:value-type="float">
            <text:p>18.74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6619" calcext:value-type="float">
            <text:p>186619</text:p>
          </table:table-cell>
          <table:table-cell office:value-type="float" office:value="743383" calcext:value-type="float">
            <text:p>743383</text:p>
          </table:table-cell>
          <table:table-cell office:value-type="float" office:value="250650" calcext:value-type="float">
            <text:p>250650</text:p>
          </table:table-cell>
          <table:table-cell office:value-type="float" office:value="115215" calcext:value-type="float">
            <text:p>115215</text:p>
          </table:table-cell>
          <table:table-cell office:value-type="float" office:value="263075" calcext:value-type="float">
            <text:p>263075</text:p>
          </table:table-cell>
          <table:table-cell office:value-type="float" office:value="30757" calcext:value-type="float">
            <text:p>30757</text:p>
          </table:table-cell>
          <table:table-cell office:value-type="float" office:value="1161" calcext:value-type="float">
            <text:p>1161</text:p>
          </table:table-cell>
          <table:table-cell office:value-type="float" office:value="16456" calcext:value-type="float">
            <text:p>16456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" office:value-type="float" office:value="18.6619" calcext:value-type="float">
            <text:p>18.66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6284" calcext:value-type="float">
            <text:p>186284</text:p>
          </table:table-cell>
          <table:table-cell office:value-type="float" office:value="742396" calcext:value-type="float">
            <text:p>742396</text:p>
          </table:table-cell>
          <table:table-cell office:value-type="float" office:value="250682" calcext:value-type="float">
            <text:p>250682</text:p>
          </table:table-cell>
          <table:table-cell office:value-type="float" office:value="115248" calcext:value-type="float">
            <text:p>115248</text:p>
          </table:table-cell>
          <table:table-cell office:value-type="float" office:value="263075" calcext:value-type="float">
            <text:p>263075</text:p>
          </table:table-cell>
          <table:table-cell office:value-type="float" office:value="30757" calcext:value-type="float">
            <text:p>30757</text:p>
          </table:table-cell>
          <table:table-cell office:value-type="float" office:value="643" calcext:value-type="float">
            <text:p>643</text:p>
          </table:table-cell>
          <table:table-cell office:value-type="float" office:value="16456" calcext:value-type="float">
            <text:p>16456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" office:value-type="float" office:value="18.6284" calcext:value-type="float">
            <text:p>18.62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8051" calcext:value-type="float">
            <text:p>188051</text:p>
          </table:table-cell>
          <table:table-cell office:value-type="float" office:value="748631" calcext:value-type="float">
            <text:p>748631</text:p>
          </table:table-cell>
          <table:table-cell office:value-type="float" office:value="250832" calcext:value-type="float">
            <text:p>250832</text:p>
          </table:table-cell>
          <table:table-cell office:value-type="float" office:value="115397" calcext:value-type="float">
            <text:p>115397</text:p>
          </table:table-cell>
          <table:table-cell office:value-type="float" office:value="261555" calcext:value-type="float">
            <text:p>261555</text:p>
          </table:table-cell>
          <table:table-cell office:value-type="float" office:value="30757" calcext:value-type="float">
            <text:p>30757</text:p>
          </table:table-cell>
          <table:table-cell office:value-type="float" office:value="5419" calcext:value-type="float">
            <text:p>5419</text:p>
          </table:table-cell>
          <table:table-cell office:value-type="float" office:value="16456" calcext:value-type="float">
            <text:p>16456</text:p>
          </table:table-cell>
          <table:table-cell office:value-type="float" office:value="7289" calcext:value-type="float">
            <text:p>728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" office:value-type="float" office:value="18.8051" calcext:value-type="float">
            <text:p>18.80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6918" calcext:value-type="float">
            <text:p>186918</text:p>
          </table:table-cell>
          <table:table-cell office:value-type="float" office:value="744628" calcext:value-type="float">
            <text:p>744628</text:p>
          </table:table-cell>
          <table:table-cell office:value-type="float" office:value="250947" calcext:value-type="float">
            <text:p>250947</text:p>
          </table:table-cell>
          <table:table-cell office:value-type="float" office:value="115512" calcext:value-type="float">
            <text:p>115512</text:p>
          </table:table-cell>
          <table:table-cell office:value-type="float" office:value="261555" calcext:value-type="float">
            <text:p>261555</text:p>
          </table:table-cell>
          <table:table-cell office:value-type="float" office:value="30757" calcext:value-type="float">
            <text:p>30757</text:p>
          </table:table-cell>
          <table:table-cell office:value-type="float" office:value="2979" calcext:value-type="float">
            <text:p>2979</text:p>
          </table:table-cell>
          <table:table-cell office:value-type="float" office:value="16456" calcext:value-type="float">
            <text:p>16456</text:p>
          </table:table-cell>
          <table:table-cell office:value-type="float" office:value="7289" calcext:value-type="float">
            <text:p>728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" office:value-type="float" office:value="18.6918" calcext:value-type="float">
            <text:p>18.69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6395" calcext:value-type="float">
            <text:p>186395</text:p>
          </table:table-cell>
          <table:table-cell office:value-type="float" office:value="742872" calcext:value-type="float">
            <text:p>742872</text:p>
          </table:table-cell>
          <table:table-cell office:value-type="float" office:value="250975" calcext:value-type="float">
            <text:p>250975</text:p>
          </table:table-cell>
          <table:table-cell office:value-type="float" office:value="115540" calcext:value-type="float">
            <text:p>115540</text:p>
          </table:table-cell>
          <table:table-cell office:value-type="float" office:value="261555" calcext:value-type="float">
            <text:p>261555</text:p>
          </table:table-cell>
          <table:table-cell office:value-type="float" office:value="30757" calcext:value-type="float">
            <text:p>30757</text:p>
          </table:table-cell>
          <table:table-cell office:value-type="float" office:value="1981" calcext:value-type="float">
            <text:p>1981</text:p>
          </table:table-cell>
          <table:table-cell office:value-type="float" office:value="16456" calcext:value-type="float">
            <text:p>16456</text:p>
          </table:table-cell>
          <table:table-cell office:value-type="float" office:value="7289" calcext:value-type="float">
            <text:p>728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" office:value-type="float" office:value="18.6395" calcext:value-type="float">
            <text:p>18.63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6146" calcext:value-type="float">
            <text:p>186146</text:p>
          </table:table-cell>
          <table:table-cell office:value-type="float" office:value="742023" calcext:value-type="float">
            <text:p>742023</text:p>
          </table:table-cell>
          <table:table-cell office:value-type="float" office:value="250987" calcext:value-type="float">
            <text:p>250987</text:p>
          </table:table-cell>
          <table:table-cell office:value-type="float" office:value="115552" calcext:value-type="float">
            <text:p>115552</text:p>
          </table:table-cell>
          <table:table-cell office:value-type="float" office:value="261555" calcext:value-type="float">
            <text:p>261555</text:p>
          </table:table-cell>
          <table:table-cell office:value-type="float" office:value="30757" calcext:value-type="float">
            <text:p>30757</text:p>
          </table:table-cell>
          <table:table-cell office:value-type="float" office:value="1517" calcext:value-type="float">
            <text:p>1517</text:p>
          </table:table-cell>
          <table:table-cell office:value-type="float" office:value="16456" calcext:value-type="float">
            <text:p>16456</text:p>
          </table:table-cell>
          <table:table-cell office:value-type="float" office:value="7289" calcext:value-type="float">
            <text:p>728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" office:value-type="float" office:value="18.6146" calcext:value-type="float">
            <text:p>18.61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042" calcext:value-type="float">
            <text:p>187042</text:p>
          </table:table-cell>
          <table:table-cell office:value-type="float" office:value="744403" calcext:value-type="float">
            <text:p>744403</text:p>
          </table:table-cell>
          <table:table-cell office:value-type="float" office:value="251868" calcext:value-type="float">
            <text:p>251868</text:p>
          </table:table-cell>
          <table:table-cell office:value-type="float" office:value="116433" calcext:value-type="float">
            <text:p>116433</text:p>
          </table:table-cell>
          <table:table-cell office:value-type="float" office:value="263075" calcext:value-type="float">
            <text:p>263075</text:p>
          </table:table-cell>
          <table:table-cell office:value-type="float" office:value="30757" calcext:value-type="float">
            <text:p>30757</text:p>
          </table:table-cell>
          <table:table-cell office:value-type="float" office:value="2717" calcext:value-type="float">
            <text:p>2717</text:p>
          </table:table-cell>
          <table:table-cell office:value-type="float" office:value="16456" calcext:value-type="float">
            <text:p>16456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" office:value-type="float" office:value="18.7042" calcext:value-type="float">
            <text:p>18.70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6131" calcext:value-type="float">
            <text:p>186131</text:p>
          </table:table-cell>
          <table:table-cell office:value-type="float" office:value="741481" calcext:value-type="float">
            <text:p>741481</text:p>
          </table:table-cell>
          <table:table-cell office:value-type="float" office:value="251959" calcext:value-type="float">
            <text:p>251959</text:p>
          </table:table-cell>
          <table:table-cell office:value-type="float" office:value="116524" calcext:value-type="float">
            <text:p>116524</text:p>
          </table:table-cell>
          <table:table-cell office:value-type="float" office:value="263075" calcext:value-type="float">
            <text:p>263075</text:p>
          </table:table-cell>
          <table:table-cell office:value-type="float" office:value="30757" calcext:value-type="float">
            <text:p>30757</text:p>
          </table:table-cell>
          <table:table-cell office:value-type="float" office:value="1153" calcext:value-type="float">
            <text:p>1153</text:p>
          </table:table-cell>
          <table:table-cell office:value-type="float" office:value="16456" calcext:value-type="float">
            <text:p>16456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" office:value-type="float" office:value="18.6131" calcext:value-type="float">
            <text:p>18.61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5786" calcext:value-type="float">
            <text:p>185786</text:p>
          </table:table-cell>
          <table:table-cell office:value-type="float" office:value="740469" calcext:value-type="float">
            <text:p>740469</text:p>
          </table:table-cell>
          <table:table-cell office:value-type="float" office:value="251992" calcext:value-type="float">
            <text:p>251992</text:p>
          </table:table-cell>
          <table:table-cell office:value-type="float" office:value="116558" calcext:value-type="float">
            <text:p>116558</text:p>
          </table:table-cell>
          <table:table-cell office:value-type="float" office:value="263075" calcext:value-type="float">
            <text:p>263075</text:p>
          </table:table-cell>
          <table:table-cell office:value-type="float" office:value="30757" calcext:value-type="float">
            <text:p>30757</text:p>
          </table:table-cell>
          <table:table-cell office:value-type="float" office:value="622" calcext:value-type="float">
            <text:p>622</text:p>
          </table:table-cell>
          <table:table-cell office:value-type="float" office:value="16456" calcext:value-type="float">
            <text:p>16456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" office:value-type="float" office:value="18.5786" calcext:value-type="float">
            <text:p>18.57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570" calcext:value-type="float">
            <text:p>187570</text:p>
          </table:table-cell>
          <table:table-cell office:value-type="float" office:value="746864" calcext:value-type="float">
            <text:p>746864</text:p>
          </table:table-cell>
          <table:table-cell office:value-type="float" office:value="252229" calcext:value-type="float">
            <text:p>252229</text:p>
          </table:table-cell>
          <table:table-cell office:value-type="float" office:value="116794" calcext:value-type="float">
            <text:p>116794</text:p>
          </table:table-cell>
          <table:table-cell office:value-type="float" office:value="261555" calcext:value-type="float">
            <text:p>261555</text:p>
          </table:table-cell>
          <table:table-cell office:value-type="float" office:value="30757" calcext:value-type="float">
            <text:p>30757</text:p>
          </table:table-cell>
          <table:table-cell office:value-type="float" office:value="5454" calcext:value-type="float">
            <text:p>5454</text:p>
          </table:table-cell>
          <table:table-cell office:value-type="float" office:value="16456" calcext:value-type="float">
            <text:p>16456</text:p>
          </table:table-cell>
          <table:table-cell office:value-type="float" office:value="7289" calcext:value-type="float">
            <text:p>728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" office:value-type="float" office:value="18.757" calcext:value-type="float">
            <text:p>18.7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86458" calcext:value-type="float">
            <text:p>186458</text:p>
          </table:table-cell>
          <table:table-cell office:value-type="float" office:value="742857" calcext:value-type="float">
            <text:p>742857</text:p>
          </table:table-cell>
          <table:table-cell office:value-type="float" office:value="252336" calcext:value-type="float">
            <text:p>252336</text:p>
          </table:table-cell>
          <table:table-cell office:value-type="float" office:value="116901" calcext:value-type="float">
            <text:p>116901</text:p>
          </table:table-cell>
          <table:table-cell office:value-type="float" office:value="261555" calcext:value-type="float">
            <text:p>261555</text:p>
          </table:table-cell>
          <table:table-cell office:value-type="float" office:value="30757" calcext:value-type="float">
            <text:p>30757</text:p>
          </table:table-cell>
          <table:table-cell office:value-type="float" office:value="3002" calcext:value-type="float">
            <text:p>3002</text:p>
          </table:table-cell>
          <table:table-cell office:value-type="float" office:value="16456" calcext:value-type="float">
            <text:p>16456</text:p>
          </table:table-cell>
          <table:table-cell office:value-type="float" office:value="7289" calcext:value-type="float">
            <text:p>728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" office:value-type="float" office:value="18.6458" calcext:value-type="float">
            <text:p>18.64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5934" calcext:value-type="float">
            <text:p>185934</text:p>
          </table:table-cell>
          <table:table-cell office:value-type="float" office:value="741071" calcext:value-type="float">
            <text:p>741071</text:p>
          </table:table-cell>
          <table:table-cell office:value-type="float" office:value="252367" calcext:value-type="float">
            <text:p>252367</text:p>
          </table:table-cell>
          <table:table-cell office:value-type="float" office:value="116933" calcext:value-type="float">
            <text:p>116933</text:p>
          </table:table-cell>
          <table:table-cell office:value-type="float" office:value="261555" calcext:value-type="float">
            <text:p>261555</text:p>
          </table:table-cell>
          <table:table-cell office:value-type="float" office:value="30757" calcext:value-type="float">
            <text:p>30757</text:p>
          </table:table-cell>
          <table:table-cell office:value-type="float" office:value="1982" calcext:value-type="float">
            <text:p>1982</text:p>
          </table:table-cell>
          <table:table-cell office:value-type="float" office:value="16456" calcext:value-type="float">
            <text:p>16456</text:p>
          </table:table-cell>
          <table:table-cell office:value-type="float" office:value="7289" calcext:value-type="float">
            <text:p>728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" office:value-type="float" office:value="18.5934" calcext:value-type="float">
            <text:p>18.59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5693" calcext:value-type="float">
            <text:p>185693</text:p>
          </table:table-cell>
          <table:table-cell office:value-type="float" office:value="740209" calcext:value-type="float">
            <text:p>740209</text:p>
          </table:table-cell>
          <table:table-cell office:value-type="float" office:value="252382" calcext:value-type="float">
            <text:p>252382</text:p>
          </table:table-cell>
          <table:table-cell office:value-type="float" office:value="116947" calcext:value-type="float">
            <text:p>116947</text:p>
          </table:table-cell>
          <table:table-cell office:value-type="float" office:value="261555" calcext:value-type="float">
            <text:p>261555</text:p>
          </table:table-cell>
          <table:table-cell office:value-type="float" office:value="30757" calcext:value-type="float">
            <text:p>30757</text:p>
          </table:table-cell>
          <table:table-cell office:value-type="float" office:value="1510" calcext:value-type="float">
            <text:p>1510</text:p>
          </table:table-cell>
          <table:table-cell office:value-type="float" office:value="16456" calcext:value-type="float">
            <text:p>16456</text:p>
          </table:table-cell>
          <table:table-cell office:value-type="float" office:value="7289" calcext:value-type="float">
            <text:p>728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" office:value-type="float" office:value="18.5693" calcext:value-type="float">
            <text:p>18.569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0861" calcext:value-type="float">
            <text:p>170861</text:p>
          </table:table-cell>
          <table:table-cell office:value-type="float" office:value="679325" calcext:value-type="float">
            <text:p>679325</text:p>
          </table:table-cell>
          <table:table-cell office:value-type="float" office:value="195105" calcext:value-type="float">
            <text:p>195105</text:p>
          </table:table-cell>
          <table:table-cell office:value-type="float" office:value="59670" calcext:value-type="float">
            <text:p>59670</text:p>
          </table:table-cell>
          <table:table-cell office:value-type="float" office:value="262835" calcext:value-type="float">
            <text:p>262835</text:p>
          </table:table-cell>
          <table:table-cell office:value-type="float" office:value="30757" calcext:value-type="float">
            <text:p>30757</text:p>
          </table:table-cell>
          <table:table-cell office:value-type="float" office:value="2888" calcext:value-type="float">
            <text:p>2888</text:p>
          </table:table-cell>
          <table:table-cell office:value-type="float" office:value="16456" calcext:value-type="float">
            <text:p>16456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" office:value-type="float" office:value="17.0861" calcext:value-type="float">
            <text:p>17.086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9819" calcext:value-type="float">
            <text:p>169819</text:p>
          </table:table-cell>
          <table:table-cell office:value-type="float" office:value="676276" calcext:value-type="float">
            <text:p>676276</text:p>
          </table:table-cell>
          <table:table-cell office:value-type="float" office:value="195157" calcext:value-type="float">
            <text:p>195157</text:p>
          </table:table-cell>
          <table:table-cell office:value-type="float" office:value="59723" calcext:value-type="float">
            <text:p>59723</text:p>
          </table:table-cell>
          <table:table-cell office:value-type="float" office:value="262835" calcext:value-type="float">
            <text:p>262835</text:p>
          </table:table-cell>
          <table:table-cell office:value-type="float" office:value="30757" calcext:value-type="float">
            <text:p>30757</text:p>
          </table:table-cell>
          <table:table-cell office:value-type="float" office:value="1277" calcext:value-type="float">
            <text:p>1277</text:p>
          </table:table-cell>
          <table:table-cell office:value-type="float" office:value="16456" calcext:value-type="float">
            <text:p>16456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" office:value-type="float" office:value="16.9819" calcext:value-type="float">
            <text:p>16.98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9436" calcext:value-type="float">
            <text:p>169436</text:p>
          </table:table-cell>
          <table:table-cell office:value-type="float" office:value="675106" calcext:value-type="float">
            <text:p>675106</text:p>
          </table:table-cell>
          <table:table-cell office:value-type="float" office:value="195175" calcext:value-type="float">
            <text:p>195175</text:p>
          </table:table-cell>
          <table:table-cell office:value-type="float" office:value="59740" calcext:value-type="float">
            <text:p>59740</text:p>
          </table:table-cell>
          <table:table-cell office:value-type="float" office:value="262835" calcext:value-type="float">
            <text:p>262835</text:p>
          </table:table-cell>
          <table:table-cell office:value-type="float" office:value="30757" calcext:value-type="float">
            <text:p>30757</text:p>
          </table:table-cell>
          <table:table-cell office:value-type="float" office:value="673" calcext:value-type="float">
            <text:p>673</text:p>
          </table:table-cell>
          <table:table-cell office:value-type="float" office:value="16456" calcext:value-type="float">
            <text:p>16456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" office:value-type="float" office:value="16.9436" calcext:value-type="float">
            <text:p>16.943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2034" calcext:value-type="float">
            <text:p>172034</text:p>
          </table:table-cell>
          <table:table-cell office:value-type="float" office:value="684800" calcext:value-type="float">
            <text:p>684800</text:p>
          </table:table-cell>
          <table:table-cell office:value-type="float" office:value="197236" calcext:value-type="float">
            <text:p>197236</text:p>
          </table:table-cell>
          <table:table-cell office:value-type="float" office:value="61802" calcext:value-type="float">
            <text:p>61802</text:p>
          </table:table-cell>
          <table:table-cell office:value-type="float" office:value="261043" calcext:value-type="float">
            <text:p>261043</text:p>
          </table:table-cell>
          <table:table-cell office:value-type="float" office:value="30757" calcext:value-type="float">
            <text:p>30757</text:p>
          </table:table-cell>
          <table:table-cell office:value-type="float" office:value="9687" calcext:value-type="float">
            <text:p>9687</text:p>
          </table:table-cell>
          <table:table-cell office:value-type="float" office:value="16456" calcext:value-type="float">
            <text:p>16456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" office:value-type="float" office:value="17.2034" calcext:value-type="float">
            <text:p>17.203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9703" calcext:value-type="float">
            <text:p>169703</text:p>
          </table:table-cell>
          <table:table-cell office:value-type="float" office:value="675874" calcext:value-type="float">
            <text:p>675874</text:p>
          </table:table-cell>
          <table:table-cell office:value-type="float" office:value="197386" calcext:value-type="float">
            <text:p>197386</text:p>
          </table:table-cell>
          <table:table-cell office:value-type="float" office:value="61951" calcext:value-type="float">
            <text:p>61951</text:p>
          </table:table-cell>
          <table:table-cell office:value-type="float" office:value="261043" calcext:value-type="float">
            <text:p>261043</text:p>
          </table:table-cell>
          <table:table-cell office:value-type="float" office:value="30757" calcext:value-type="float">
            <text:p>30757</text:p>
          </table:table-cell>
          <table:table-cell office:value-type="float" office:value="4100" calcext:value-type="float">
            <text:p>4100</text:p>
          </table:table-cell>
          <table:table-cell office:value-type="float" office:value="16456" calcext:value-type="float">
            <text:p>16456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" office:value-type="float" office:value="16.9703" calcext:value-type="float">
            <text:p>16.97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8961" calcext:value-type="float">
            <text:p>168961</text:p>
          </table:table-cell>
          <table:table-cell office:value-type="float" office:value="673189" calcext:value-type="float">
            <text:p>673189</text:p>
          </table:table-cell>
          <table:table-cell office:value-type="float" office:value="197426" calcext:value-type="float">
            <text:p>197426</text:p>
          </table:table-cell>
          <table:table-cell office:value-type="float" office:value="61992" calcext:value-type="float">
            <text:p>61992</text:p>
          </table:table-cell>
          <table:table-cell office:value-type="float" office:value="261043" calcext:value-type="float">
            <text:p>261043</text:p>
          </table:table-cell>
          <table:table-cell office:value-type="float" office:value="30757" calcext:value-type="float">
            <text:p>30757</text:p>
          </table:table-cell>
          <table:table-cell office:value-type="float" office:value="2555" calcext:value-type="float">
            <text:p>2555</text:p>
          </table:table-cell>
          <table:table-cell office:value-type="float" office:value="16456" calcext:value-type="float">
            <text:p>16456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" office:value-type="float" office:value="16.8961" calcext:value-type="float">
            <text:p>16.896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8557" calcext:value-type="float">
            <text:p>168557</text:p>
          </table:table-cell>
          <table:table-cell office:value-type="float" office:value="671766" calcext:value-type="float">
            <text:p>671766</text:p>
          </table:table-cell>
          <table:table-cell office:value-type="float" office:value="197449" calcext:value-type="float">
            <text:p>197449</text:p>
          </table:table-cell>
          <table:table-cell office:value-type="float" office:value="62014" calcext:value-type="float">
            <text:p>62014</text:p>
          </table:table-cell>
          <table:table-cell office:value-type="float" office:value="261043" calcext:value-type="float">
            <text:p>261043</text:p>
          </table:table-cell>
          <table:table-cell office:value-type="float" office:value="30757" calcext:value-type="float">
            <text:p>30757</text:p>
          </table:table-cell>
          <table:table-cell office:value-type="float" office:value="1790" calcext:value-type="float">
            <text:p>1790</text:p>
          </table:table-cell>
          <table:table-cell office:value-type="float" office:value="16456" calcext:value-type="float">
            <text:p>16456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" office:value-type="float" office:value="16.8557" calcext:value-type="float">
            <text:p>16.855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162" calcext:value-type="float">
            <text:p>170162</text:p>
          </table:table-cell>
          <table:table-cell office:value-type="float" office:value="676656" calcext:value-type="float">
            <text:p>676656</text:p>
          </table:table-cell>
          <table:table-cell office:value-type="float" office:value="195868" calcext:value-type="float">
            <text:p>195868</text:p>
          </table:table-cell>
          <table:table-cell office:value-type="float" office:value="60434" calcext:value-type="float">
            <text:p>60434</text:p>
          </table:table-cell>
          <table:table-cell office:value-type="float" office:value="262835" calcext:value-type="float">
            <text:p>262835</text:p>
          </table:table-cell>
          <table:table-cell office:value-type="float" office:value="30757" calcext:value-type="float">
            <text:p>30757</text:p>
          </table:table-cell>
          <table:table-cell office:value-type="float" office:value="2898" calcext:value-type="float">
            <text:p>2898</text:p>
          </table:table-cell>
          <table:table-cell office:value-type="float" office:value="16456" calcext:value-type="float">
            <text:p>16456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" office:value-type="float" office:value="17.0162" calcext:value-type="float">
            <text:p>17.016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9147" calcext:value-type="float">
            <text:p>169147</text:p>
          </table:table-cell>
          <table:table-cell office:value-type="float" office:value="673574" calcext:value-type="float">
            <text:p>673574</text:p>
          </table:table-cell>
          <table:table-cell office:value-type="float" office:value="195926" calcext:value-type="float">
            <text:p>195926</text:p>
          </table:table-cell>
          <table:table-cell office:value-type="float" office:value="60492" calcext:value-type="float">
            <text:p>60492</text:p>
          </table:table-cell>
          <table:table-cell office:value-type="float" office:value="262835" calcext:value-type="float">
            <text:p>262835</text:p>
          </table:table-cell>
          <table:table-cell office:value-type="float" office:value="30757" calcext:value-type="float">
            <text:p>30757</text:p>
          </table:table-cell>
          <table:table-cell office:value-type="float" office:value="1266" calcext:value-type="float">
            <text:p>1266</text:p>
          </table:table-cell>
          <table:table-cell office:value-type="float" office:value="16456" calcext:value-type="float">
            <text:p>16456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" office:value-type="float" office:value="16.9147" calcext:value-type="float">
            <text:p>16.914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8755" calcext:value-type="float">
            <text:p>168755</text:p>
          </table:table-cell>
          <table:table-cell office:value-type="float" office:value="672426" calcext:value-type="float">
            <text:p>672426</text:p>
          </table:table-cell>
          <table:table-cell office:value-type="float" office:value="195944" calcext:value-type="float">
            <text:p>195944</text:p>
          </table:table-cell>
          <table:table-cell office:value-type="float" office:value="60509" calcext:value-type="float">
            <text:p>60509</text:p>
          </table:table-cell>
          <table:table-cell office:value-type="float" office:value="262835" calcext:value-type="float">
            <text:p>262835</text:p>
          </table:table-cell>
          <table:table-cell office:value-type="float" office:value="30757" calcext:value-type="float">
            <text:p>30757</text:p>
          </table:table-cell>
          <table:table-cell office:value-type="float" office:value="675" calcext:value-type="float">
            <text:p>675</text:p>
          </table:table-cell>
          <table:table-cell office:value-type="float" office:value="16456" calcext:value-type="float">
            <text:p>16456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" office:value-type="float" office:value="16.8755" calcext:value-type="float">
            <text:p>16.875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1422" calcext:value-type="float">
            <text:p>171422</text:p>
          </table:table-cell>
          <table:table-cell office:value-type="float" office:value="682249" calcext:value-type="float">
            <text:p>682249</text:p>
          </table:table-cell>
          <table:table-cell office:value-type="float" office:value="198118" calcext:value-type="float">
            <text:p>198118</text:p>
          </table:table-cell>
          <table:table-cell office:value-type="float" office:value="62684" calcext:value-type="float">
            <text:p>62684</text:p>
          </table:table-cell>
          <table:table-cell office:value-type="float" office:value="261043" calcext:value-type="float">
            <text:p>261043</text:p>
          </table:table-cell>
          <table:table-cell office:value-type="float" office:value="30757" calcext:value-type="float">
            <text:p>30757</text:p>
          </table:table-cell>
          <table:table-cell office:value-type="float" office:value="9702" calcext:value-type="float">
            <text:p>9702</text:p>
          </table:table-cell>
          <table:table-cell office:value-type="float" office:value="16456" calcext:value-type="float">
            <text:p>16456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" office:value-type="float" office:value="17.1422" calcext:value-type="float">
            <text:p>17.142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69039" calcext:value-type="float">
            <text:p>169039</text:p>
          </table:table-cell>
          <table:table-cell office:value-type="float" office:value="673273" calcext:value-type="float">
            <text:p>673273</text:p>
          </table:table-cell>
          <table:table-cell office:value-type="float" office:value="198267" calcext:value-type="float">
            <text:p>198267</text:p>
          </table:table-cell>
          <table:table-cell office:value-type="float" office:value="62832" calcext:value-type="float">
            <text:p>62832</text:p>
          </table:table-cell>
          <table:table-cell office:value-type="float" office:value="261043" calcext:value-type="float">
            <text:p>261043</text:p>
          </table:table-cell>
          <table:table-cell office:value-type="float" office:value="30757" calcext:value-type="float">
            <text:p>30757</text:p>
          </table:table-cell>
          <table:table-cell office:value-type="float" office:value="4075" calcext:value-type="float">
            <text:p>4075</text:p>
          </table:table-cell>
          <table:table-cell office:value-type="float" office:value="16456" calcext:value-type="float">
            <text:p>16456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" office:value-type="float" office:value="16.9039" calcext:value-type="float">
            <text:p>16.903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8303" calcext:value-type="float">
            <text:p>168303</text:p>
          </table:table-cell>
          <table:table-cell office:value-type="float" office:value="670602" calcext:value-type="float">
            <text:p>670602</text:p>
          </table:table-cell>
          <table:table-cell office:value-type="float" office:value="198303" calcext:value-type="float">
            <text:p>198303</text:p>
          </table:table-cell>
          <table:table-cell office:value-type="float" office:value="62869" calcext:value-type="float">
            <text:p>62869</text:p>
          </table:table-cell>
          <table:table-cell office:value-type="float" office:value="261043" calcext:value-type="float">
            <text:p>261043</text:p>
          </table:table-cell>
          <table:table-cell office:value-type="float" office:value="30757" calcext:value-type="float">
            <text:p>30757</text:p>
          </table:table-cell>
          <table:table-cell office:value-type="float" office:value="2549" calcext:value-type="float">
            <text:p>2549</text:p>
          </table:table-cell>
          <table:table-cell office:value-type="float" office:value="16456" calcext:value-type="float">
            <text:p>16456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" office:value-type="float" office:value="16.8303" calcext:value-type="float">
            <text:p>16.83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7912" calcext:value-type="float">
            <text:p>167912</text:p>
          </table:table-cell>
          <table:table-cell office:value-type="float" office:value="669196" calcext:value-type="float">
            <text:p>669196</text:p>
          </table:table-cell>
          <table:table-cell office:value-type="float" office:value="198330" calcext:value-type="float">
            <text:p>198330</text:p>
          </table:table-cell>
          <table:table-cell office:value-type="float" office:value="62896" calcext:value-type="float">
            <text:p>62896</text:p>
          </table:table-cell>
          <table:table-cell office:value-type="float" office:value="261043" calcext:value-type="float">
            <text:p>261043</text:p>
          </table:table-cell>
          <table:table-cell office:value-type="float" office:value="30757" calcext:value-type="float">
            <text:p>30757</text:p>
          </table:table-cell>
          <table:table-cell office:value-type="float" office:value="1788" calcext:value-type="float">
            <text:p>1788</text:p>
          </table:table-cell>
          <table:table-cell office:value-type="float" office:value="16456" calcext:value-type="float">
            <text:p>16456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" office:value-type="float" office:value="16.7912" calcext:value-type="float">
            <text:p>16.79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6723" calcext:value-type="float">
            <text:p>166723</text:p>
          </table:table-cell>
          <table:table-cell office:value-type="float" office:value="662965" calcext:value-type="float">
            <text:p>662965</text:p>
          </table:table-cell>
          <table:table-cell office:value-type="float" office:value="192189" calcext:value-type="float">
            <text:p>192189</text:p>
          </table:table-cell>
          <table:table-cell office:value-type="float" office:value="56754" calcext:value-type="float">
            <text:p>56754</text:p>
          </table:table-cell>
          <table:table-cell office:value-type="float" office:value="259243" calcext:value-type="float">
            <text:p>259243</text:p>
          </table:table-cell>
          <table:table-cell office:value-type="float" office:value="30757" calcext:value-type="float">
            <text:p>30757</text:p>
          </table:table-cell>
          <table:table-cell office:value-type="float" office:value="2961" calcext:value-type="float">
            <text:p>2961</text:p>
          </table:table-cell>
          <table:table-cell office:value-type="float" office:value="16456" calcext:value-type="float">
            <text:p>16456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" office:value-type="float" office:value="16.6723" calcext:value-type="float">
            <text:p>16.672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5743" calcext:value-type="float">
            <text:p>165743</text:p>
          </table:table-cell>
          <table:table-cell office:value-type="float" office:value="659919" calcext:value-type="float">
            <text:p>659919</text:p>
          </table:table-cell>
          <table:table-cell office:value-type="float" office:value="192289" calcext:value-type="float">
            <text:p>192289</text:p>
          </table:table-cell>
          <table:table-cell office:value-type="float" office:value="56854" calcext:value-type="float">
            <text:p>56854</text:p>
          </table:table-cell>
          <table:table-cell office:value-type="float" office:value="259243" calcext:value-type="float">
            <text:p>259243</text:p>
          </table:table-cell>
          <table:table-cell office:value-type="float" office:value="30757" calcext:value-type="float">
            <text:p>30757</text:p>
          </table:table-cell>
          <table:table-cell office:value-type="float" office:value="1323" calcext:value-type="float">
            <text:p>1323</text:p>
          </table:table-cell>
          <table:table-cell office:value-type="float" office:value="16456" calcext:value-type="float">
            <text:p>16456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" office:value-type="float" office:value="16.5743" calcext:value-type="float">
            <text:p>16.574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5340" calcext:value-type="float">
            <text:p>165340</text:p>
          </table:table-cell>
          <table:table-cell office:value-type="float" office:value="658719" calcext:value-type="float">
            <text:p>658719</text:p>
          </table:table-cell>
          <table:table-cell office:value-type="float" office:value="192320" calcext:value-type="float">
            <text:p>192320</text:p>
          </table:table-cell>
          <table:table-cell office:value-type="float" office:value="56886" calcext:value-type="float">
            <text:p>56886</text:p>
          </table:table-cell>
          <table:table-cell office:value-type="float" office:value="259243" calcext:value-type="float">
            <text:p>259243</text:p>
          </table:table-cell>
          <table:table-cell office:value-type="float" office:value="30757" calcext:value-type="float">
            <text:p>30757</text:p>
          </table:table-cell>
          <table:table-cell office:value-type="float" office:value="697" calcext:value-type="float">
            <text:p>697</text:p>
          </table:table-cell>
          <table:table-cell office:value-type="float" office:value="16456" calcext:value-type="float">
            <text:p>16456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" office:value-type="float" office:value="16.534" calcext:value-type="float">
            <text:p>16.53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2026" calcext:value-type="float">
            <text:p>172026</text:p>
          </table:table-cell>
          <table:table-cell office:value-type="float" office:value="684695" calcext:value-type="float">
            <text:p>684695</text:p>
          </table:table-cell>
          <table:table-cell office:value-type="float" office:value="210693" calcext:value-type="float">
            <text:p>210693</text:p>
          </table:table-cell>
          <table:table-cell office:value-type="float" office:value="75258" calcext:value-type="float">
            <text:p>75258</text:p>
          </table:table-cell>
          <table:table-cell office:value-type="float" office:value="257459" calcext:value-type="float">
            <text:p>257459</text:p>
          </table:table-cell>
          <table:table-cell office:value-type="float" office:value="30757" calcext:value-type="float">
            <text:p>30757</text:p>
          </table:table-cell>
          <table:table-cell office:value-type="float" office:value="9717" calcext:value-type="float">
            <text:p>9717</text:p>
          </table:table-cell>
          <table:table-cell office:value-type="float" office:value="16456" calcext:value-type="float">
            <text:p>16456</text:p>
          </table:table-cell>
          <table:table-cell office:value-type="float" office:value="7285" calcext:value-type="float">
            <text:p>728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" office:value-type="float" office:value="17.2026" calcext:value-type="float">
            <text:p>17.202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9634" calcext:value-type="float">
            <text:p>169634</text:p>
          </table:table-cell>
          <table:table-cell office:value-type="float" office:value="675621" calcext:value-type="float">
            <text:p>675621</text:p>
          </table:table-cell>
          <table:table-cell office:value-type="float" office:value="210712" calcext:value-type="float">
            <text:p>210712</text:p>
          </table:table-cell>
          <table:table-cell office:value-type="float" office:value="75277" calcext:value-type="float">
            <text:p>75277</text:p>
          </table:table-cell>
          <table:table-cell office:value-type="float" office:value="257459" calcext:value-type="float">
            <text:p>257459</text:p>
          </table:table-cell>
          <table:table-cell office:value-type="float" office:value="30757" calcext:value-type="float">
            <text:p>30757</text:p>
          </table:table-cell>
          <table:table-cell office:value-type="float" office:value="4111" calcext:value-type="float">
            <text:p>4111</text:p>
          </table:table-cell>
          <table:table-cell office:value-type="float" office:value="16456" calcext:value-type="float">
            <text:p>16456</text:p>
          </table:table-cell>
          <table:table-cell office:value-type="float" office:value="7285" calcext:value-type="float">
            <text:p>728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" office:value-type="float" office:value="16.9634" calcext:value-type="float">
            <text:p>16.963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8884" calcext:value-type="float">
            <text:p>168884</text:p>
          </table:table-cell>
          <table:table-cell office:value-type="float" office:value="672890" calcext:value-type="float">
            <text:p>672890</text:p>
          </table:table-cell>
          <table:table-cell office:value-type="float" office:value="210720" calcext:value-type="float">
            <text:p>210720</text:p>
          </table:table-cell>
          <table:table-cell office:value-type="float" office:value="75286" calcext:value-type="float">
            <text:p>75286</text:p>
          </table:table-cell>
          <table:table-cell office:value-type="float" office:value="257459" calcext:value-type="float">
            <text:p>257459</text:p>
          </table:table-cell>
          <table:table-cell office:value-type="float" office:value="30757" calcext:value-type="float">
            <text:p>30757</text:p>
          </table:table-cell>
          <table:table-cell office:value-type="float" office:value="2542" calcext:value-type="float">
            <text:p>2542</text:p>
          </table:table-cell>
          <table:table-cell office:value-type="float" office:value="16456" calcext:value-type="float">
            <text:p>16456</text:p>
          </table:table-cell>
          <table:table-cell office:value-type="float" office:value="7285" calcext:value-type="float">
            <text:p>728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" office:value-type="float" office:value="16.8884" calcext:value-type="float">
            <text:p>16.888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8475" calcext:value-type="float">
            <text:p>168475</text:p>
          </table:table-cell>
          <table:table-cell office:value-type="float" office:value="671459" calcext:value-type="float">
            <text:p>671459</text:p>
          </table:table-cell>
          <table:table-cell office:value-type="float" office:value="210723" calcext:value-type="float">
            <text:p>210723</text:p>
          </table:table-cell>
          <table:table-cell office:value-type="float" office:value="75289" calcext:value-type="float">
            <text:p>75289</text:p>
          </table:table-cell>
          <table:table-cell office:value-type="float" office:value="257459" calcext:value-type="float">
            <text:p>257459</text:p>
          </table:table-cell>
          <table:table-cell office:value-type="float" office:value="30757" calcext:value-type="float">
            <text:p>30757</text:p>
          </table:table-cell>
          <table:table-cell office:value-type="float" office:value="1783" calcext:value-type="float">
            <text:p>1783</text:p>
          </table:table-cell>
          <table:table-cell office:value-type="float" office:value="16456" calcext:value-type="float">
            <text:p>16456</text:p>
          </table:table-cell>
          <table:table-cell office:value-type="float" office:value="7285" calcext:value-type="float">
            <text:p>728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" office:value-type="float" office:value="16.8475" calcext:value-type="float">
            <text:p>16.84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018" calcext:value-type="float">
            <text:p>166018</text:p>
          </table:table-cell>
          <table:table-cell office:value-type="float" office:value="660180" calcext:value-type="float">
            <text:p>660180</text:p>
          </table:table-cell>
          <table:table-cell office:value-type="float" office:value="192877" calcext:value-type="float">
            <text:p>192877</text:p>
          </table:table-cell>
          <table:table-cell office:value-type="float" office:value="57443" calcext:value-type="float">
            <text:p>57443</text:p>
          </table:table-cell>
          <table:table-cell office:value-type="float" office:value="259243" calcext:value-type="float">
            <text:p>259243</text:p>
          </table:table-cell>
          <table:table-cell office:value-type="float" office:value="30757" calcext:value-type="float">
            <text:p>30757</text:p>
          </table:table-cell>
          <table:table-cell office:value-type="float" office:value="2947" calcext:value-type="float">
            <text:p>2947</text:p>
          </table:table-cell>
          <table:table-cell office:value-type="float" office:value="16456" calcext:value-type="float">
            <text:p>16456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" office:value-type="float" office:value="16.6018" calcext:value-type="float">
            <text:p>16.601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5065" calcext:value-type="float">
            <text:p>165065</text:p>
          </table:table-cell>
          <table:table-cell office:value-type="float" office:value="657192" calcext:value-type="float">
            <text:p>657192</text:p>
          </table:table-cell>
          <table:table-cell office:value-type="float" office:value="192967" calcext:value-type="float">
            <text:p>192967</text:p>
          </table:table-cell>
          <table:table-cell office:value-type="float" office:value="57533" calcext:value-type="float">
            <text:p>57533</text:p>
          </table:table-cell>
          <table:table-cell office:value-type="float" office:value="259243" calcext:value-type="float">
            <text:p>259243</text:p>
          </table:table-cell>
          <table:table-cell office:value-type="float" office:value="30757" calcext:value-type="float">
            <text:p>30757</text:p>
          </table:table-cell>
          <table:table-cell office:value-type="float" office:value="1346" calcext:value-type="float">
            <text:p>1346</text:p>
          </table:table-cell>
          <table:table-cell office:value-type="float" office:value="16456" calcext:value-type="float">
            <text:p>16456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" office:value-type="float" office:value="16.5065" calcext:value-type="float">
            <text:p>16.50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4656" calcext:value-type="float">
            <text:p>164656</text:p>
          </table:table-cell>
          <table:table-cell office:value-type="float" office:value="655990" calcext:value-type="float">
            <text:p>655990</text:p>
          </table:table-cell>
          <table:table-cell office:value-type="float" office:value="193000" calcext:value-type="float">
            <text:p>193000</text:p>
          </table:table-cell>
          <table:table-cell office:value-type="float" office:value="57565" calcext:value-type="float">
            <text:p>57565</text:p>
          </table:table-cell>
          <table:table-cell office:value-type="float" office:value="259243" calcext:value-type="float">
            <text:p>259243</text:p>
          </table:table-cell>
          <table:table-cell office:value-type="float" office:value="30757" calcext:value-type="float">
            <text:p>30757</text:p>
          </table:table-cell>
          <table:table-cell office:value-type="float" office:value="718" calcext:value-type="float">
            <text:p>718</text:p>
          </table:table-cell>
          <table:table-cell office:value-type="float" office:value="16456" calcext:value-type="float">
            <text:p>16456</text:p>
          </table:table-cell>
          <table:table-cell office:value-type="float" office:value="7309" calcext:value-type="float">
            <text:p>73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" office:value-type="float" office:value="16.4656" calcext:value-type="float">
            <text:p>16.465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1576" calcext:value-type="float">
            <text:p>171576</text:p>
          </table:table-cell>
          <table:table-cell office:value-type="float" office:value="682875" calcext:value-type="float">
            <text:p>682875</text:p>
          </table:table-cell>
          <table:table-cell office:value-type="float" office:value="212323" calcext:value-type="float">
            <text:p>212323</text:p>
          </table:table-cell>
          <table:table-cell office:value-type="float" office:value="76889" calcext:value-type="float">
            <text:p>76889</text:p>
          </table:table-cell>
          <table:table-cell office:value-type="float" office:value="257459" calcext:value-type="float">
            <text:p>257459</text:p>
          </table:table-cell>
          <table:table-cell office:value-type="float" office:value="30757" calcext:value-type="float">
            <text:p>30757</text:p>
          </table:table-cell>
          <table:table-cell office:value-type="float" office:value="9677" calcext:value-type="float">
            <text:p>9677</text:p>
          </table:table-cell>
          <table:table-cell office:value-type="float" office:value="16456" calcext:value-type="float">
            <text:p>16456</text:p>
          </table:table-cell>
          <table:table-cell office:value-type="float" office:value="7285" calcext:value-type="float">
            <text:p>728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" office:value-type="float" office:value="17.1576" calcext:value-type="float">
            <text:p>17.157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9146" calcext:value-type="float">
            <text:p>169146</text:p>
          </table:table-cell>
          <table:table-cell office:value-type="float" office:value="673765" calcext:value-type="float">
            <text:p>673765</text:p>
          </table:table-cell>
          <table:table-cell office:value-type="float" office:value="212344" calcext:value-type="float">
            <text:p>212344</text:p>
          </table:table-cell>
          <table:table-cell office:value-type="float" office:value="76910" calcext:value-type="float">
            <text:p>76910</text:p>
          </table:table-cell>
          <table:table-cell office:value-type="float" office:value="257459" calcext:value-type="float">
            <text:p>257459</text:p>
          </table:table-cell>
          <table:table-cell office:value-type="float" office:value="30757" calcext:value-type="float">
            <text:p>30757</text:p>
          </table:table-cell>
          <table:table-cell office:value-type="float" office:value="4080" calcext:value-type="float">
            <text:p>4080</text:p>
          </table:table-cell>
          <table:table-cell office:value-type="float" office:value="16456" calcext:value-type="float">
            <text:p>16456</text:p>
          </table:table-cell>
          <table:table-cell office:value-type="float" office:value="7285" calcext:value-type="float">
            <text:p>728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" office:value-type="float" office:value="16.9146" calcext:value-type="float">
            <text:p>16.914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8409" calcext:value-type="float">
            <text:p>168409</text:p>
          </table:table-cell>
          <table:table-cell office:value-type="float" office:value="671034" calcext:value-type="float">
            <text:p>671034</text:p>
          </table:table-cell>
          <table:table-cell office:value-type="float" office:value="212351" calcext:value-type="float">
            <text:p>212351</text:p>
          </table:table-cell>
          <table:table-cell office:value-type="float" office:value="76916" calcext:value-type="float">
            <text:p>76916</text:p>
          </table:table-cell>
          <table:table-cell office:value-type="float" office:value="257459" calcext:value-type="float">
            <text:p>257459</text:p>
          </table:table-cell>
          <table:table-cell office:value-type="float" office:value="30757" calcext:value-type="float">
            <text:p>30757</text:p>
          </table:table-cell>
          <table:table-cell office:value-type="float" office:value="2517" calcext:value-type="float">
            <text:p>2517</text:p>
          </table:table-cell>
          <table:table-cell office:value-type="float" office:value="16456" calcext:value-type="float">
            <text:p>16456</text:p>
          </table:table-cell>
          <table:table-cell office:value-type="float" office:value="7285" calcext:value-type="float">
            <text:p>728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" office:value-type="float" office:value="16.8409" calcext:value-type="float">
            <text:p>16.840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8016" calcext:value-type="float">
            <text:p>168016</text:p>
          </table:table-cell>
          <table:table-cell office:value-type="float" office:value="669633" calcext:value-type="float">
            <text:p>669633</text:p>
          </table:table-cell>
          <table:table-cell office:value-type="float" office:value="212354" calcext:value-type="float">
            <text:p>212354</text:p>
          </table:table-cell>
          <table:table-cell office:value-type="float" office:value="76920" calcext:value-type="float">
            <text:p>76920</text:p>
          </table:table-cell>
          <table:table-cell office:value-type="float" office:value="257459" calcext:value-type="float">
            <text:p>257459</text:p>
          </table:table-cell>
          <table:table-cell office:value-type="float" office:value="30757" calcext:value-type="float">
            <text:p>30757</text:p>
          </table:table-cell>
          <table:table-cell office:value-type="float" office:value="1776" calcext:value-type="float">
            <text:p>1776</text:p>
          </table:table-cell>
          <table:table-cell office:value-type="float" office:value="16456" calcext:value-type="float">
            <text:p>16456</text:p>
          </table:table-cell>
          <table:table-cell office:value-type="float" office:value="7285" calcext:value-type="float">
            <text:p>728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" office:value-type="float" office:value="16.8016" calcext:value-type="float">
            <text:p>16.801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7104" calcext:value-type="float">
            <text:p>167104</text:p>
          </table:table-cell>
          <table:table-cell office:value-type="float" office:value="664493" calcext:value-type="float">
            <text:p>664493</text:p>
          </table:table-cell>
          <table:table-cell office:value-type="float" office:value="194806" calcext:value-type="float">
            <text:p>194806</text:p>
          </table:table-cell>
          <table:table-cell office:value-type="float" office:value="59372" calcext:value-type="float">
            <text:p>59372</text:p>
          </table:table-cell>
          <table:table-cell office:value-type="float" office:value="258987" calcext:value-type="float">
            <text:p>258987</text:p>
          </table:table-cell>
          <table:table-cell office:value-type="float" office:value="30757" calcext:value-type="float">
            <text:p>30757</text:p>
          </table:table-cell>
          <table:table-cell office:value-type="float" office:value="2925" calcext:value-type="float">
            <text:p>2925</text:p>
          </table:table-cell>
          <table:table-cell office:value-type="float" office:value="16456" calcext:value-type="float">
            <text:p>16456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" office:value-type="float" office:value="16.7104" calcext:value-type="float">
            <text:p>16.710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6111" calcext:value-type="float">
            <text:p>166111</text:p>
          </table:table-cell>
          <table:table-cell office:value-type="float" office:value="661438" calcext:value-type="float">
            <text:p>661438</text:p>
          </table:table-cell>
          <table:table-cell office:value-type="float" office:value="194850" calcext:value-type="float">
            <text:p>194850</text:p>
          </table:table-cell>
          <table:table-cell office:value-type="float" office:value="59415" calcext:value-type="float">
            <text:p>59415</text:p>
          </table:table-cell>
          <table:table-cell office:value-type="float" office:value="258987" calcext:value-type="float">
            <text:p>258987</text:p>
          </table:table-cell>
          <table:table-cell office:value-type="float" office:value="30757" calcext:value-type="float">
            <text:p>30757</text:p>
          </table:table-cell>
          <table:table-cell office:value-type="float" office:value="1314" calcext:value-type="float">
            <text:p>1314</text:p>
          </table:table-cell>
          <table:table-cell office:value-type="float" office:value="16456" calcext:value-type="float">
            <text:p>16456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" office:value-type="float" office:value="16.6111" calcext:value-type="float">
            <text:p>16.611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5731" calcext:value-type="float">
            <text:p>165731</text:p>
          </table:table-cell>
          <table:table-cell office:value-type="float" office:value="660220" calcext:value-type="float">
            <text:p>660220</text:p>
          </table:table-cell>
          <table:table-cell office:value-type="float" office:value="194868" calcext:value-type="float">
            <text:p>194868</text:p>
          </table:table-cell>
          <table:table-cell office:value-type="float" office:value="59433" calcext:value-type="float">
            <text:p>59433</text:p>
          </table:table-cell>
          <table:table-cell office:value-type="float" office:value="258987" calcext:value-type="float">
            <text:p>258987</text:p>
          </table:table-cell>
          <table:table-cell office:value-type="float" office:value="30757" calcext:value-type="float">
            <text:p>30757</text:p>
          </table:table-cell>
          <table:table-cell office:value-type="float" office:value="685" calcext:value-type="float">
            <text:p>685</text:p>
          </table:table-cell>
          <table:table-cell office:value-type="float" office:value="16456" calcext:value-type="float">
            <text:p>16456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" office:value-type="float" office:value="16.5731" calcext:value-type="float">
            <text:p>16.573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0376" calcext:value-type="float">
            <text:p>170376</text:p>
          </table:table-cell>
          <table:table-cell office:value-type="float" office:value="677975" calcext:value-type="float">
            <text:p>677975</text:p>
          </table:table-cell>
          <table:table-cell office:value-type="float" office:value="204963" calcext:value-type="float">
            <text:p>204963</text:p>
          </table:table-cell>
          <table:table-cell office:value-type="float" office:value="69528" calcext:value-type="float">
            <text:p>69528</text:p>
          </table:table-cell>
          <table:table-cell office:value-type="float" office:value="257203" calcext:value-type="float">
            <text:p>257203</text:p>
          </table:table-cell>
          <table:table-cell office:value-type="float" office:value="30757" calcext:value-type="float">
            <text:p>30757</text:p>
          </table:table-cell>
          <table:table-cell office:value-type="float" office:value="9728" calcext:value-type="float">
            <text:p>9728</text:p>
          </table:table-cell>
          <table:table-cell office:value-type="float" office:value="16456" calcext:value-type="float">
            <text:p>16456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" office:value-type="float" office:value="17.0376" calcext:value-type="float">
            <text:p>17.037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7954" calcext:value-type="float">
            <text:p>167954</text:p>
          </table:table-cell>
          <table:table-cell office:value-type="float" office:value="668848" calcext:value-type="float">
            <text:p>668848</text:p>
          </table:table-cell>
          <table:table-cell office:value-type="float" office:value="204981" calcext:value-type="float">
            <text:p>204981</text:p>
          </table:table-cell>
          <table:table-cell office:value-type="float" office:value="69547" calcext:value-type="float">
            <text:p>69547</text:p>
          </table:table-cell>
          <table:table-cell office:value-type="float" office:value="257203" calcext:value-type="float">
            <text:p>257203</text:p>
          </table:table-cell>
          <table:table-cell office:value-type="float" office:value="30757" calcext:value-type="float">
            <text:p>30757</text:p>
          </table:table-cell>
          <table:table-cell office:value-type="float" office:value="4091" calcext:value-type="float">
            <text:p>4091</text:p>
          </table:table-cell>
          <table:table-cell office:value-type="float" office:value="16456" calcext:value-type="float">
            <text:p>16456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" office:value-type="float" office:value="16.7954" calcext:value-type="float">
            <text:p>16.795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7182" calcext:value-type="float">
            <text:p>167182</text:p>
          </table:table-cell>
          <table:table-cell office:value-type="float" office:value="666117" calcext:value-type="float">
            <text:p>666117</text:p>
          </table:table-cell>
          <table:table-cell office:value-type="float" office:value="204987" calcext:value-type="float">
            <text:p>204987</text:p>
          </table:table-cell>
          <table:table-cell office:value-type="float" office:value="69553" calcext:value-type="float">
            <text:p>69553</text:p>
          </table:table-cell>
          <table:table-cell office:value-type="float" office:value="257203" calcext:value-type="float">
            <text:p>257203</text:p>
          </table:table-cell>
          <table:table-cell office:value-type="float" office:value="30757" calcext:value-type="float">
            <text:p>30757</text:p>
          </table:table-cell>
          <table:table-cell office:value-type="float" office:value="2533" calcext:value-type="float">
            <text:p>2533</text:p>
          </table:table-cell>
          <table:table-cell office:value-type="float" office:value="16456" calcext:value-type="float">
            <text:p>16456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" office:value-type="float" office:value="16.7182" calcext:value-type="float">
            <text:p>16.718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6810" calcext:value-type="float">
            <text:p>166810</text:p>
          </table:table-cell>
          <table:table-cell office:value-type="float" office:value="664721" calcext:value-type="float">
            <text:p>664721</text:p>
          </table:table-cell>
          <table:table-cell office:value-type="float" office:value="204990" calcext:value-type="float">
            <text:p>204990</text:p>
          </table:table-cell>
          <table:table-cell office:value-type="float" office:value="69555" calcext:value-type="float">
            <text:p>69555</text:p>
          </table:table-cell>
          <table:table-cell office:value-type="float" office:value="257203" calcext:value-type="float">
            <text:p>257203</text:p>
          </table:table-cell>
          <table:table-cell office:value-type="float" office:value="30757" calcext:value-type="float">
            <text:p>30757</text:p>
          </table:table-cell>
          <table:table-cell office:value-type="float" office:value="1790" calcext:value-type="float">
            <text:p>1790</text:p>
          </table:table-cell>
          <table:table-cell office:value-type="float" office:value="16456" calcext:value-type="float">
            <text:p>16456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" office:value-type="float" office:value="16.681" calcext:value-type="float">
            <text:p>16.68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442" calcext:value-type="float">
            <text:p>166442</text:p>
          </table:table-cell>
          <table:table-cell office:value-type="float" office:value="661822" calcext:value-type="float">
            <text:p>661822</text:p>
          </table:table-cell>
          <table:table-cell office:value-type="float" office:value="195487" calcext:value-type="float">
            <text:p>195487</text:p>
          </table:table-cell>
          <table:table-cell office:value-type="float" office:value="60052" calcext:value-type="float">
            <text:p>60052</text:p>
          </table:table-cell>
          <table:table-cell office:value-type="float" office:value="258987" calcext:value-type="float">
            <text:p>258987</text:p>
          </table:table-cell>
          <table:table-cell office:value-type="float" office:value="30757" calcext:value-type="float">
            <text:p>30757</text:p>
          </table:table-cell>
          <table:table-cell office:value-type="float" office:value="2975" calcext:value-type="float">
            <text:p>2975</text:p>
          </table:table-cell>
          <table:table-cell office:value-type="float" office:value="16456" calcext:value-type="float">
            <text:p>16456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" office:value-type="float" office:value="16.6442" calcext:value-type="float">
            <text:p>16.644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5418" calcext:value-type="float">
            <text:p>165418</text:p>
          </table:table-cell>
          <table:table-cell office:value-type="float" office:value="658700" calcext:value-type="float">
            <text:p>658700</text:p>
          </table:table-cell>
          <table:table-cell office:value-type="float" office:value="195532" calcext:value-type="float">
            <text:p>195532</text:p>
          </table:table-cell>
          <table:table-cell office:value-type="float" office:value="60098" calcext:value-type="float">
            <text:p>60098</text:p>
          </table:table-cell>
          <table:table-cell office:value-type="float" office:value="258987" calcext:value-type="float">
            <text:p>258987</text:p>
          </table:table-cell>
          <table:table-cell office:value-type="float" office:value="30757" calcext:value-type="float">
            <text:p>30757</text:p>
          </table:table-cell>
          <table:table-cell office:value-type="float" office:value="1329" calcext:value-type="float">
            <text:p>1329</text:p>
          </table:table-cell>
          <table:table-cell office:value-type="float" office:value="16456" calcext:value-type="float">
            <text:p>16456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" office:value-type="float" office:value="16.5418" calcext:value-type="float">
            <text:p>16.5418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5020" calcext:value-type="float">
            <text:p>165020</text:p>
          </table:table-cell>
          <table:table-cell office:value-type="float" office:value="657459" calcext:value-type="float">
            <text:p>657459</text:p>
          </table:table-cell>
          <table:table-cell office:value-type="float" office:value="195548" calcext:value-type="float">
            <text:p>195548</text:p>
          </table:table-cell>
          <table:table-cell office:value-type="float" office:value="60113" calcext:value-type="float">
            <text:p>60113</text:p>
          </table:table-cell>
          <table:table-cell office:value-type="float" office:value="258987" calcext:value-type="float">
            <text:p>258987</text:p>
          </table:table-cell>
          <table:table-cell office:value-type="float" office:value="30757" calcext:value-type="float">
            <text:p>30757</text:p>
          </table:table-cell>
          <table:table-cell office:value-type="float" office:value="690" calcext:value-type="float">
            <text:p>690</text:p>
          </table:table-cell>
          <table:table-cell office:value-type="float" office:value="16456" calcext:value-type="float">
            <text:p>16456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" office:value-type="float" office:value="16.502" calcext:value-type="float">
            <text:p>16.50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9815" calcext:value-type="float">
            <text:p>169815</text:p>
          </table:table-cell>
          <table:table-cell office:value-type="float" office:value="675838" calcext:value-type="float">
            <text:p>675838</text:p>
          </table:table-cell>
          <table:table-cell office:value-type="float" office:value="206274" calcext:value-type="float">
            <text:p>206274</text:p>
          </table:table-cell>
          <table:table-cell office:value-type="float" office:value="70840" calcext:value-type="float">
            <text:p>70840</text:p>
          </table:table-cell>
          <table:table-cell office:value-type="float" office:value="257203" calcext:value-type="float">
            <text:p>257203</text:p>
          </table:table-cell>
          <table:table-cell office:value-type="float" office:value="30757" calcext:value-type="float">
            <text:p>30757</text:p>
          </table:table-cell>
          <table:table-cell office:value-type="float" office:value="9728" calcext:value-type="float">
            <text:p>9728</text:p>
          </table:table-cell>
          <table:table-cell office:value-type="float" office:value="16456" calcext:value-type="float">
            <text:p>16456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" office:value-type="float" office:value="16.9815" calcext:value-type="float">
            <text:p>16.98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7431" calcext:value-type="float">
            <text:p>167431</text:p>
          </table:table-cell>
          <table:table-cell office:value-type="float" office:value="666749" calcext:value-type="float">
            <text:p>666749</text:p>
          </table:table-cell>
          <table:table-cell office:value-type="float" office:value="206289" calcext:value-type="float">
            <text:p>206289</text:p>
          </table:table-cell>
          <table:table-cell office:value-type="float" office:value="70854" calcext:value-type="float">
            <text:p>70854</text:p>
          </table:table-cell>
          <table:table-cell office:value-type="float" office:value="257203" calcext:value-type="float">
            <text:p>257203</text:p>
          </table:table-cell>
          <table:table-cell office:value-type="float" office:value="30757" calcext:value-type="float">
            <text:p>30757</text:p>
          </table:table-cell>
          <table:table-cell office:value-type="float" office:value="4109" calcext:value-type="float">
            <text:p>4109</text:p>
          </table:table-cell>
          <table:table-cell office:value-type="float" office:value="16456" calcext:value-type="float">
            <text:p>16456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" office:value-type="float" office:value="16.7431" calcext:value-type="float">
            <text:p>16.743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642" calcext:value-type="float">
            <text:p>166642</text:p>
          </table:table-cell>
          <table:table-cell office:value-type="float" office:value="663966" calcext:value-type="float">
            <text:p>663966</text:p>
          </table:table-cell>
          <table:table-cell office:value-type="float" office:value="206295" calcext:value-type="float">
            <text:p>206295</text:p>
          </table:table-cell>
          <table:table-cell office:value-type="float" office:value="70861" calcext:value-type="float">
            <text:p>70861</text:p>
          </table:table-cell>
          <table:table-cell office:value-type="float" office:value="257203" calcext:value-type="float">
            <text:p>257203</text:p>
          </table:table-cell>
          <table:table-cell office:value-type="float" office:value="30757" calcext:value-type="float">
            <text:p>30757</text:p>
          </table:table-cell>
          <table:table-cell office:value-type="float" office:value="2526" calcext:value-type="float">
            <text:p>2526</text:p>
          </table:table-cell>
          <table:table-cell office:value-type="float" office:value="16456" calcext:value-type="float">
            <text:p>16456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" office:value-type="float" office:value="16.6642" calcext:value-type="float">
            <text:p>16.664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6239" calcext:value-type="float">
            <text:p>166239</text:p>
          </table:table-cell>
          <table:table-cell office:value-type="float" office:value="662558" calcext:value-type="float">
            <text:p>662558</text:p>
          </table:table-cell>
          <table:table-cell office:value-type="float" office:value="206298" calcext:value-type="float">
            <text:p>206298</text:p>
          </table:table-cell>
          <table:table-cell office:value-type="float" office:value="70864" calcext:value-type="float">
            <text:p>70864</text:p>
          </table:table-cell>
          <table:table-cell office:value-type="float" office:value="257203" calcext:value-type="float">
            <text:p>257203</text:p>
          </table:table-cell>
          <table:table-cell office:value-type="float" office:value="30757" calcext:value-type="float">
            <text:p>30757</text:p>
          </table:table-cell>
          <table:table-cell office:value-type="float" office:value="1776" calcext:value-type="float">
            <text:p>1776</text:p>
          </table:table-cell>
          <table:table-cell office:value-type="float" office:value="16456" calcext:value-type="float">
            <text:p>16456</text:p>
          </table:table-cell>
          <table:table-cell office:value-type="float" office:value="7281" calcext:value-type="float">
            <text:p>728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" office:value-type="float" office:value="16.6239" calcext:value-type="float">
            <text:p>16.62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4869" calcext:value-type="float">
            <text:p>104869</text:p>
          </table:table-cell>
          <table:table-cell office:value-type="float" office:value="832564" calcext:value-type="float">
            <text:p>832564</text:p>
          </table:table-cell>
          <table:table-cell office:value-type="float" office:value="195062" calcext:value-type="float">
            <text:p>195062</text:p>
          </table:table-cell>
          <table:table-cell office:value-type="float" office:value="59640" calcext:value-type="float">
            <text:p>59640</text:p>
          </table:table-cell>
          <table:table-cell office:value-type="float" office:value="225978" calcext:value-type="float">
            <text:p>225978</text:p>
          </table:table-cell>
          <table:table-cell office:value-type="float" office:value="30753" calcext:value-type="float">
            <text:p>30753</text:p>
          </table:table-cell>
          <table:table-cell office:value-type="float" office:value="6883" calcext:value-type="float">
            <text:p>6883</text:p>
          </table:table-cell>
          <table:table-cell office:value-type="float" office:value="16472" calcext:value-type="float">
            <text:p>16472</text:p>
          </table:table-cell>
          <table:table-cell office:value-type="float" office:value="7117" calcext:value-type="float">
            <text:p>711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" office:value-type="float" office:value="10.4869" calcext:value-type="float">
            <text:p>10.48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881" calcext:value-type="float">
            <text:p>103881</text:p>
          </table:table-cell>
          <table:table-cell office:value-type="float" office:value="825977" calcext:value-type="float">
            <text:p>825977</text:p>
          </table:table-cell>
          <table:table-cell office:value-type="float" office:value="195182" calcext:value-type="float">
            <text:p>195182</text:p>
          </table:table-cell>
          <table:table-cell office:value-type="float" office:value="59760" calcext:value-type="float">
            <text:p>59760</text:p>
          </table:table-cell>
          <table:table-cell office:value-type="float" office:value="225978" calcext:value-type="float">
            <text:p>225978</text:p>
          </table:table-cell>
          <table:table-cell office:value-type="float" office:value="30753" calcext:value-type="float">
            <text:p>30753</text:p>
          </table:table-cell>
          <table:table-cell office:value-type="float" office:value="3030" calcext:value-type="float">
            <text:p>3030</text:p>
          </table:table-cell>
          <table:table-cell office:value-type="float" office:value="16472" calcext:value-type="float">
            <text:p>16472</text:p>
          </table:table-cell>
          <table:table-cell office:value-type="float" office:value="7117" calcext:value-type="float">
            <text:p>711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" office:value-type="float" office:value="10.3881" calcext:value-type="float">
            <text:p>10.38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3483" calcext:value-type="float">
            <text:p>103483</text:p>
          </table:table-cell>
          <table:table-cell office:value-type="float" office:value="823281" calcext:value-type="float">
            <text:p>823281</text:p>
          </table:table-cell>
          <table:table-cell office:value-type="float" office:value="195255" calcext:value-type="float">
            <text:p>195255</text:p>
          </table:table-cell>
          <table:table-cell office:value-type="float" office:value="59833" calcext:value-type="float">
            <text:p>59833</text:p>
          </table:table-cell>
          <table:table-cell office:value-type="float" office:value="225978" calcext:value-type="float">
            <text:p>225978</text:p>
          </table:table-cell>
          <table:table-cell office:value-type="float" office:value="30753" calcext:value-type="float">
            <text:p>30753</text:p>
          </table:table-cell>
          <table:table-cell office:value-type="float" office:value="1523" calcext:value-type="float">
            <text:p>1523</text:p>
          </table:table-cell>
          <table:table-cell office:value-type="float" office:value="16472" calcext:value-type="float">
            <text:p>16472</text:p>
          </table:table-cell>
          <table:table-cell office:value-type="float" office:value="7117" calcext:value-type="float">
            <text:p>711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" office:value-type="float" office:value="10.3483" calcext:value-type="float">
            <text:p>10.34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330" calcext:value-type="float">
            <text:p>103330</text:p>
          </table:table-cell>
          <table:table-cell office:value-type="float" office:value="821912" calcext:value-type="float">
            <text:p>821912</text:p>
          </table:table-cell>
          <table:table-cell office:value-type="float" office:value="195325" calcext:value-type="float">
            <text:p>195325</text:p>
          </table:table-cell>
          <table:table-cell office:value-type="float" office:value="59902" calcext:value-type="float">
            <text:p>59902</text:p>
          </table:table-cell>
          <table:table-cell office:value-type="float" office:value="225978" calcext:value-type="float">
            <text:p>225978</text:p>
          </table:table-cell>
          <table:table-cell office:value-type="float" office:value="30753" calcext:value-type="float">
            <text:p>30753</text:p>
          </table:table-cell>
          <table:table-cell office:value-type="float" office:value="785" calcext:value-type="float">
            <text:p>785</text:p>
          </table:table-cell>
          <table:table-cell office:value-type="float" office:value="16472" calcext:value-type="float">
            <text:p>16472</text:p>
          </table:table-cell>
          <table:table-cell office:value-type="float" office:value="7117" calcext:value-type="float">
            <text:p>711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" office:value-type="float" office:value="10.333" calcext:value-type="float">
            <text:p>10.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036" calcext:value-type="float">
            <text:p>100036</text:p>
          </table:table-cell>
          <table:table-cell office:value-type="float" office:value="793319" calcext:value-type="float">
            <text:p>793319</text:p>
          </table:table-cell>
          <table:table-cell office:value-type="float" office:value="180440" calcext:value-type="float">
            <text:p>180440</text:p>
          </table:table-cell>
          <table:table-cell office:value-type="float" office:value="45018" calcext:value-type="float">
            <text:p>45018</text:p>
          </table:table-cell>
          <table:table-cell office:value-type="float" office:value="235199" calcext:value-type="float">
            <text:p>235199</text:p>
          </table:table-cell>
          <table:table-cell office:value-type="float" office:value="30753" calcext:value-type="float">
            <text:p>30753</text:p>
          </table:table-cell>
          <table:table-cell office:value-type="float" office:value="7711" calcext:value-type="float">
            <text:p>7711</text:p>
          </table:table-cell>
          <table:table-cell office:value-type="float" office:value="16472" calcext:value-type="float">
            <text:p>16472</text:p>
          </table:table-cell>
          <table:table-cell office:value-type="float" office:value="7237" calcext:value-type="float">
            <text:p>723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" office:value-type="float" office:value="10.0036" calcext:value-type="float">
            <text:p>10.0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798" calcext:value-type="float">
            <text:p>98798</text:p>
          </table:table-cell>
          <table:table-cell office:value-type="float" office:value="785331" calcext:value-type="float">
            <text:p>785331</text:p>
          </table:table-cell>
          <table:table-cell office:value-type="float" office:value="180565" calcext:value-type="float">
            <text:p>180565</text:p>
          </table:table-cell>
          <table:table-cell office:value-type="float" office:value="45143" calcext:value-type="float">
            <text:p>45143</text:p>
          </table:table-cell>
          <table:table-cell office:value-type="float" office:value="235199" calcext:value-type="float">
            <text:p>235199</text:p>
          </table:table-cell>
          <table:table-cell office:value-type="float" office:value="30753" calcext:value-type="float">
            <text:p>30753</text:p>
          </table:table-cell>
          <table:table-cell office:value-type="float" office:value="3064" calcext:value-type="float">
            <text:p>3064</text:p>
          </table:table-cell>
          <table:table-cell office:value-type="float" office:value="16472" calcext:value-type="float">
            <text:p>16472</text:p>
          </table:table-cell>
          <table:table-cell office:value-type="float" office:value="7237" calcext:value-type="float">
            <text:p>723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" office:value-type="float" office:value="9.8798" calcext:value-type="float">
            <text:p>9.87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8394" calcext:value-type="float">
            <text:p>98394</text:p>
          </table:table-cell>
          <table:table-cell office:value-type="float" office:value="782626" calcext:value-type="float">
            <text:p>782626</text:p>
          </table:table-cell>
          <table:table-cell office:value-type="float" office:value="180597" calcext:value-type="float">
            <text:p>180597</text:p>
          </table:table-cell>
          <table:table-cell office:value-type="float" office:value="45174" calcext:value-type="float">
            <text:p>45174</text:p>
          </table:table-cell>
          <table:table-cell office:value-type="float" office:value="235199" calcext:value-type="float">
            <text:p>235199</text:p>
          </table:table-cell>
          <table:table-cell office:value-type="float" office:value="30753" calcext:value-type="float">
            <text:p>30753</text:p>
          </table:table-cell>
          <table:table-cell office:value-type="float" office:value="1566" calcext:value-type="float">
            <text:p>1566</text:p>
          </table:table-cell>
          <table:table-cell office:value-type="float" office:value="16472" calcext:value-type="float">
            <text:p>16472</text:p>
          </table:table-cell>
          <table:table-cell office:value-type="float" office:value="7237" calcext:value-type="float">
            <text:p>723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" office:value-type="float" office:value="9.8394" calcext:value-type="float">
            <text:p>9.83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8210" calcext:value-type="float">
            <text:p>98210</text:p>
          </table:table-cell>
          <table:table-cell office:value-type="float" office:value="781182" calcext:value-type="float">
            <text:p>781182</text:p>
          </table:table-cell>
          <table:table-cell office:value-type="float" office:value="180611" calcext:value-type="float">
            <text:p>180611</text:p>
          </table:table-cell>
          <table:table-cell office:value-type="float" office:value="45188" calcext:value-type="float">
            <text:p>45188</text:p>
          </table:table-cell>
          <table:table-cell office:value-type="float" office:value="235199" calcext:value-type="float">
            <text:p>235199</text:p>
          </table:table-cell>
          <table:table-cell office:value-type="float" office:value="30753" calcext:value-type="float">
            <text:p>30753</text:p>
          </table:table-cell>
          <table:table-cell office:value-type="float" office:value="809" calcext:value-type="float">
            <text:p>809</text:p>
          </table:table-cell>
          <table:table-cell office:value-type="float" office:value="16472" calcext:value-type="float">
            <text:p>16472</text:p>
          </table:table-cell>
          <table:table-cell office:value-type="float" office:value="7237" calcext:value-type="float">
            <text:p>723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" office:value-type="float" office:value="9.821" calcext:value-type="float">
            <text:p>9.8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289" calcext:value-type="float">
            <text:p>100289</text:p>
          </table:table-cell>
          <table:table-cell office:value-type="float" office:value="795533" calcext:value-type="float">
            <text:p>795533</text:p>
          </table:table-cell>
          <table:table-cell office:value-type="float" office:value="180787" calcext:value-type="float">
            <text:p>180787</text:p>
          </table:table-cell>
          <table:table-cell office:value-type="float" office:value="45364" calcext:value-type="float">
            <text:p>45364</text:p>
          </table:table-cell>
          <table:table-cell office:value-type="float" office:value="233663" calcext:value-type="float">
            <text:p>233663</text:p>
          </table:table-cell>
          <table:table-cell office:value-type="float" office:value="30753" calcext:value-type="float">
            <text:p>30753</text:p>
          </table:table-cell>
          <table:table-cell office:value-type="float" office:value="11455" calcext:value-type="float">
            <text:p>11455</text:p>
          </table:table-cell>
          <table:table-cell office:value-type="float" office:value="16472" calcext:value-type="float">
            <text:p>16472</text:p>
          </table:table-cell>
          <table:table-cell office:value-type="float" office:value="7213" calcext:value-type="float">
            <text:p>721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" office:value-type="float" office:value="10.0289" calcext:value-type="float">
            <text:p>10.02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968" calcext:value-type="float">
            <text:p>98968</text:p>
          </table:table-cell>
          <table:table-cell office:value-type="float" office:value="786596" calcext:value-type="float">
            <text:p>786596</text:p>
          </table:table-cell>
          <table:table-cell office:value-type="float" office:value="180935" calcext:value-type="float">
            <text:p>180935</text:p>
          </table:table-cell>
          <table:table-cell office:value-type="float" office:value="45513" calcext:value-type="float">
            <text:p>45513</text:p>
          </table:table-cell>
          <table:table-cell office:value-type="float" office:value="233663" calcext:value-type="float">
            <text:p>233663</text:p>
          </table:table-cell>
          <table:table-cell office:value-type="float" office:value="30753" calcext:value-type="float">
            <text:p>30753</text:p>
          </table:table-cell>
          <table:table-cell office:value-type="float" office:value="5240" calcext:value-type="float">
            <text:p>5240</text:p>
          </table:table-cell>
          <table:table-cell office:value-type="float" office:value="16472" calcext:value-type="float">
            <text:p>16472</text:p>
          </table:table-cell>
          <table:table-cell office:value-type="float" office:value="7213" calcext:value-type="float">
            <text:p>721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" office:value-type="float" office:value="9.8968" calcext:value-type="float">
            <text:p>9.89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458" calcext:value-type="float">
            <text:p>98458</text:p>
          </table:table-cell>
          <table:table-cell office:value-type="float" office:value="783248" calcext:value-type="float">
            <text:p>783248</text:p>
          </table:table-cell>
          <table:table-cell office:value-type="float" office:value="180972" calcext:value-type="float">
            <text:p>180972</text:p>
          </table:table-cell>
          <table:table-cell office:value-type="float" office:value="45550" calcext:value-type="float">
            <text:p>45550</text:p>
          </table:table-cell>
          <table:table-cell office:value-type="float" office:value="233663" calcext:value-type="float">
            <text:p>233663</text:p>
          </table:table-cell>
          <table:table-cell office:value-type="float" office:value="30753" calcext:value-type="float">
            <text:p>30753</text:p>
          </table:table-cell>
          <table:table-cell office:value-type="float" office:value="3079" calcext:value-type="float">
            <text:p>3079</text:p>
          </table:table-cell>
          <table:table-cell office:value-type="float" office:value="16472" calcext:value-type="float">
            <text:p>16472</text:p>
          </table:table-cell>
          <table:table-cell office:value-type="float" office:value="7213" calcext:value-type="float">
            <text:p>721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" office:value-type="float" office:value="9.8458" calcext:value-type="float">
            <text:p>9.84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8259" calcext:value-type="float">
            <text:p>98259</text:p>
          </table:table-cell>
          <table:table-cell office:value-type="float" office:value="781517" calcext:value-type="float">
            <text:p>781517</text:p>
          </table:table-cell>
          <table:table-cell office:value-type="float" office:value="180991" calcext:value-type="float">
            <text:p>180991</text:p>
          </table:table-cell>
          <table:table-cell office:value-type="float" office:value="45568" calcext:value-type="float">
            <text:p>45568</text:p>
          </table:table-cell>
          <table:table-cell office:value-type="float" office:value="233663" calcext:value-type="float">
            <text:p>233663</text:p>
          </table:table-cell>
          <table:table-cell office:value-type="float" office:value="30753" calcext:value-type="float">
            <text:p>30753</text:p>
          </table:table-cell>
          <table:table-cell office:value-type="float" office:value="2078" calcext:value-type="float">
            <text:p>2078</text:p>
          </table:table-cell>
          <table:table-cell office:value-type="float" office:value="16472" calcext:value-type="float">
            <text:p>16472</text:p>
          </table:table-cell>
          <table:table-cell office:value-type="float" office:value="7213" calcext:value-type="float">
            <text:p>721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" office:value-type="float" office:value="9.8259" calcext:value-type="float">
            <text:p>9.82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700" calcext:value-type="float">
            <text:p>100700</text:p>
          </table:table-cell>
          <table:table-cell office:value-type="float" office:value="798379" calcext:value-type="float">
            <text:p>798379</text:p>
          </table:table-cell>
          <table:table-cell office:value-type="float" office:value="187713" calcext:value-type="float">
            <text:p>187713</text:p>
          </table:table-cell>
          <table:table-cell office:value-type="float" office:value="52291" calcext:value-type="float">
            <text:p>52291</text:p>
          </table:table-cell>
          <table:table-cell office:value-type="float" office:value="234943" calcext:value-type="float">
            <text:p>234943</text:p>
          </table:table-cell>
          <table:table-cell office:value-type="float" office:value="30753" calcext:value-type="float">
            <text:p>30753</text:p>
          </table:table-cell>
          <table:table-cell office:value-type="float" office:value="7619" calcext:value-type="float">
            <text:p>7619</text:p>
          </table:table-cell>
          <table:table-cell office:value-type="float" office:value="16472" calcext:value-type="float">
            <text:p>16472</text:p>
          </table:table-cell>
          <table:table-cell office:value-type="float" office:value="7233" calcext:value-type="float">
            <text:p>723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" office:value-type="float" office:value="10.07" calcext:value-type="float">
            <text:p>10.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472" calcext:value-type="float">
            <text:p>99472</text:p>
          </table:table-cell>
          <table:table-cell office:value-type="float" office:value="790476" calcext:value-type="float">
            <text:p>790476</text:p>
          </table:table-cell>
          <table:table-cell office:value-type="float" office:value="187843" calcext:value-type="float">
            <text:p>187843</text:p>
          </table:table-cell>
          <table:table-cell office:value-type="float" office:value="52420" calcext:value-type="float">
            <text:p>52420</text:p>
          </table:table-cell>
          <table:table-cell office:value-type="float" office:value="234943" calcext:value-type="float">
            <text:p>234943</text:p>
          </table:table-cell>
          <table:table-cell office:value-type="float" office:value="30753" calcext:value-type="float">
            <text:p>30753</text:p>
          </table:table-cell>
          <table:table-cell office:value-type="float" office:value="3020" calcext:value-type="float">
            <text:p>3020</text:p>
          </table:table-cell>
          <table:table-cell office:value-type="float" office:value="16472" calcext:value-type="float">
            <text:p>16472</text:p>
          </table:table-cell>
          <table:table-cell office:value-type="float" office:value="7233" calcext:value-type="float">
            <text:p>723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" office:value-type="float" office:value="9.9472" calcext:value-type="float">
            <text:p>9.94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9065" calcext:value-type="float">
            <text:p>99065</text:p>
          </table:table-cell>
          <table:table-cell office:value-type="float" office:value="787862" calcext:value-type="float">
            <text:p>787862</text:p>
          </table:table-cell>
          <table:table-cell office:value-type="float" office:value="187878" calcext:value-type="float">
            <text:p>187878</text:p>
          </table:table-cell>
          <table:table-cell office:value-type="float" office:value="52455" calcext:value-type="float">
            <text:p>52455</text:p>
          </table:table-cell>
          <table:table-cell office:value-type="float" office:value="234943" calcext:value-type="float">
            <text:p>234943</text:p>
          </table:table-cell>
          <table:table-cell office:value-type="float" office:value="30753" calcext:value-type="float">
            <text:p>30753</text:p>
          </table:table-cell>
          <table:table-cell office:value-type="float" office:value="1568" calcext:value-type="float">
            <text:p>1568</text:p>
          </table:table-cell>
          <table:table-cell office:value-type="float" office:value="16472" calcext:value-type="float">
            <text:p>16472</text:p>
          </table:table-cell>
          <table:table-cell office:value-type="float" office:value="7233" calcext:value-type="float">
            <text:p>723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" office:value-type="float" office:value="9.9065" calcext:value-type="float">
            <text:p>9.90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8874" calcext:value-type="float">
            <text:p>98874</text:p>
          </table:table-cell>
          <table:table-cell office:value-type="float" office:value="786461" calcext:value-type="float">
            <text:p>786461</text:p>
          </table:table-cell>
          <table:table-cell office:value-type="float" office:value="187888" calcext:value-type="float">
            <text:p>187888</text:p>
          </table:table-cell>
          <table:table-cell office:value-type="float" office:value="52466" calcext:value-type="float">
            <text:p>52466</text:p>
          </table:table-cell>
          <table:table-cell office:value-type="float" office:value="234943" calcext:value-type="float">
            <text:p>234943</text:p>
          </table:table-cell>
          <table:table-cell office:value-type="float" office:value="30753" calcext:value-type="float">
            <text:p>30753</text:p>
          </table:table-cell>
          <table:table-cell office:value-type="float" office:value="835" calcext:value-type="float">
            <text:p>835</text:p>
          </table:table-cell>
          <table:table-cell office:value-type="float" office:value="16472" calcext:value-type="float">
            <text:p>16472</text:p>
          </table:table-cell>
          <table:table-cell office:value-type="float" office:value="7233" calcext:value-type="float">
            <text:p>7233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" office:value-type="float" office:value="9.8874" calcext:value-type="float">
            <text:p>9.88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847" calcext:value-type="float">
            <text:p>100847</text:p>
          </table:table-cell>
          <table:table-cell office:value-type="float" office:value="800413" calcext:value-type="float">
            <text:p>800413</text:p>
          </table:table-cell>
          <table:table-cell office:value-type="float" office:value="188221" calcext:value-type="float">
            <text:p>188221</text:p>
          </table:table-cell>
          <table:table-cell office:value-type="float" office:value="52798" calcext:value-type="float">
            <text:p>52798</text:p>
          </table:table-cell>
          <table:table-cell office:value-type="float" office:value="233407" calcext:value-type="float">
            <text:p>233407</text:p>
          </table:table-cell>
          <table:table-cell office:value-type="float" office:value="30753" calcext:value-type="float">
            <text:p>30753</text:p>
          </table:table-cell>
          <table:table-cell office:value-type="float" office:value="11121" calcext:value-type="float">
            <text:p>11121</text:p>
          </table:table-cell>
          <table:table-cell office:value-type="float" office:value="16472" calcext:value-type="float">
            <text:p>16472</text:p>
          </table:table-cell>
          <table:table-cell office:value-type="float" office:value="7209" calcext:value-type="float">
            <text:p>72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" office:value-type="float" office:value="10.0847" calcext:value-type="float">
            <text:p>10.08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9631" calcext:value-type="float">
            <text:p>99631</text:p>
          </table:table-cell>
          <table:table-cell office:value-type="float" office:value="791938" calcext:value-type="float">
            <text:p>791938</text:p>
          </table:table-cell>
          <table:table-cell office:value-type="float" office:value="188386" calcext:value-type="float">
            <text:p>188386</text:p>
          </table:table-cell>
          <table:table-cell office:value-type="float" office:value="52964" calcext:value-type="float">
            <text:p>52964</text:p>
          </table:table-cell>
          <table:table-cell office:value-type="float" office:value="233407" calcext:value-type="float">
            <text:p>233407</text:p>
          </table:table-cell>
          <table:table-cell office:value-type="float" office:value="30753" calcext:value-type="float">
            <text:p>30753</text:p>
          </table:table-cell>
          <table:table-cell office:value-type="float" office:value="5212" calcext:value-type="float">
            <text:p>5212</text:p>
          </table:table-cell>
          <table:table-cell office:value-type="float" office:value="16472" calcext:value-type="float">
            <text:p>16472</text:p>
          </table:table-cell>
          <table:table-cell office:value-type="float" office:value="7209" calcext:value-type="float">
            <text:p>72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" office:value-type="float" office:value="9.9631" calcext:value-type="float">
            <text:p>9.96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9158" calcext:value-type="float">
            <text:p>99158</text:p>
          </table:table-cell>
          <table:table-cell office:value-type="float" office:value="788559" calcext:value-type="float">
            <text:p>788559</text:p>
          </table:table-cell>
          <table:table-cell office:value-type="float" office:value="188430" calcext:value-type="float">
            <text:p>188430</text:p>
          </table:table-cell>
          <table:table-cell office:value-type="float" office:value="53007" calcext:value-type="float">
            <text:p>53007</text:p>
          </table:table-cell>
          <table:table-cell office:value-type="float" office:value="233407" calcext:value-type="float">
            <text:p>233407</text:p>
          </table:table-cell>
          <table:table-cell office:value-type="float" office:value="30753" calcext:value-type="float">
            <text:p>30753</text:p>
          </table:table-cell>
          <table:table-cell office:value-type="float" office:value="3029" calcext:value-type="float">
            <text:p>3029</text:p>
          </table:table-cell>
          <table:table-cell office:value-type="float" office:value="16472" calcext:value-type="float">
            <text:p>16472</text:p>
          </table:table-cell>
          <table:table-cell office:value-type="float" office:value="7209" calcext:value-type="float">
            <text:p>72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" office:value-type="float" office:value="9.9158" calcext:value-type="float">
            <text:p>9.91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8933" calcext:value-type="float">
            <text:p>98933</text:p>
          </table:table-cell>
          <table:table-cell office:value-type="float" office:value="786918" calcext:value-type="float">
            <text:p>786918</text:p>
          </table:table-cell>
          <table:table-cell office:value-type="float" office:value="188449" calcext:value-type="float">
            <text:p>188449</text:p>
          </table:table-cell>
          <table:table-cell office:value-type="float" office:value="53027" calcext:value-type="float">
            <text:p>53027</text:p>
          </table:table-cell>
          <table:table-cell office:value-type="float" office:value="233407" calcext:value-type="float">
            <text:p>233407</text:p>
          </table:table-cell>
          <table:table-cell office:value-type="float" office:value="30753" calcext:value-type="float">
            <text:p>30753</text:p>
          </table:table-cell>
          <table:table-cell office:value-type="float" office:value="2077" calcext:value-type="float">
            <text:p>2077</text:p>
          </table:table-cell>
          <table:table-cell office:value-type="float" office:value="16472" calcext:value-type="float">
            <text:p>16472</text:p>
          </table:table-cell>
          <table:table-cell office:value-type="float" office:value="7209" calcext:value-type="float">
            <text:p>720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" office:value-type="float" office:value="9.8933" calcext:value-type="float">
            <text:p>9.89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595" calcext:value-type="float">
            <text:p>95595</text:p>
          </table:table-cell>
          <table:table-cell office:value-type="float" office:value="757726" calcext:value-type="float">
            <text:p>757726</text:p>
          </table:table-cell>
          <table:table-cell office:value-type="float" office:value="252408" calcext:value-type="float">
            <text:p>252408</text:p>
          </table:table-cell>
          <table:table-cell office:value-type="float" office:value="116985" calcext:value-type="float">
            <text:p>116985</text:p>
          </table:table-cell>
          <table:table-cell office:value-type="float" office:value="263111" calcext:value-type="float">
            <text:p>263111</text:p>
          </table:table-cell>
          <table:table-cell office:value-type="float" office:value="30753" calcext:value-type="float">
            <text:p>30753</text:p>
          </table:table-cell>
          <table:table-cell office:value-type="float" office:value="8240" calcext:value-type="float">
            <text:p>8240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" office:value-type="float" office:value="9.5595" calcext:value-type="float">
            <text:p>9.55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4331" calcext:value-type="float">
            <text:p>94331</text:p>
          </table:table-cell>
          <table:table-cell office:value-type="float" office:value="749382" calcext:value-type="float">
            <text:p>749382</text:p>
          </table:table-cell>
          <table:table-cell office:value-type="float" office:value="252597" calcext:value-type="float">
            <text:p>252597</text:p>
          </table:table-cell>
          <table:table-cell office:value-type="float" office:value="117175" calcext:value-type="float">
            <text:p>117175</text:p>
          </table:table-cell>
          <table:table-cell office:value-type="float" office:value="263111" calcext:value-type="float">
            <text:p>263111</text:p>
          </table:table-cell>
          <table:table-cell office:value-type="float" office:value="30753" calcext:value-type="float">
            <text:p>30753</text:p>
          </table:table-cell>
          <table:table-cell office:value-type="float" office:value="3312" calcext:value-type="float">
            <text:p>3312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" office:value-type="float" office:value="9.4331" calcext:value-type="float">
            <text:p>9.43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3861" calcext:value-type="float">
            <text:p>93861</text:p>
          </table:table-cell>
          <table:table-cell office:value-type="float" office:value="746408" calcext:value-type="float">
            <text:p>746408</text:p>
          </table:table-cell>
          <table:table-cell office:value-type="float" office:value="252660" calcext:value-type="float">
            <text:p>252660</text:p>
          </table:table-cell>
          <table:table-cell office:value-type="float" office:value="117238" calcext:value-type="float">
            <text:p>117238</text:p>
          </table:table-cell>
          <table:table-cell office:value-type="float" office:value="263111" calcext:value-type="float">
            <text:p>263111</text:p>
          </table:table-cell>
          <table:table-cell office:value-type="float" office:value="30753" calcext:value-type="float">
            <text:p>30753</text:p>
          </table:table-cell>
          <table:table-cell office:value-type="float" office:value="1652" calcext:value-type="float">
            <text:p>1652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" office:value-type="float" office:value="9.3861" calcext:value-type="float">
            <text:p>9.38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3666" calcext:value-type="float">
            <text:p>93666</text:p>
          </table:table-cell>
          <table:table-cell office:value-type="float" office:value="744918" calcext:value-type="float">
            <text:p>744918</text:p>
          </table:table-cell>
          <table:table-cell office:value-type="float" office:value="252686" calcext:value-type="float">
            <text:p>252686</text:p>
          </table:table-cell>
          <table:table-cell office:value-type="float" office:value="117264" calcext:value-type="float">
            <text:p>117264</text:p>
          </table:table-cell>
          <table:table-cell office:value-type="float" office:value="263111" calcext:value-type="float">
            <text:p>263111</text:p>
          </table:table-cell>
          <table:table-cell office:value-type="float" office:value="30753" calcext:value-type="float">
            <text:p>30753</text:p>
          </table:table-cell>
          <table:table-cell office:value-type="float" office:value="866" calcext:value-type="float">
            <text:p>866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" office:value-type="float" office:value="9.3666" calcext:value-type="float">
            <text:p>9.36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523" calcext:value-type="float">
            <text:p>95523</text:p>
          </table:table-cell>
          <table:table-cell office:value-type="float" office:value="757437" calcext:value-type="float">
            <text:p>757437</text:p>
          </table:table-cell>
          <table:table-cell office:value-type="float" office:value="250599" calcext:value-type="float">
            <text:p>250599</text:p>
          </table:table-cell>
          <table:table-cell office:value-type="float" office:value="115177" calcext:value-type="float">
            <text:p>115177</text:p>
          </table:table-cell>
          <table:table-cell office:value-type="float" office:value="261583" calcext:value-type="float">
            <text:p>261583</text:p>
          </table:table-cell>
          <table:table-cell office:value-type="float" office:value="30753" calcext:value-type="float">
            <text:p>30753</text:p>
          </table:table-cell>
          <table:table-cell office:value-type="float" office:value="11899" calcext:value-type="float">
            <text:p>11899</text:p>
          </table:table-cell>
          <table:table-cell office:value-type="float" office:value="16472" calcext:value-type="float">
            <text:p>16472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" office:value-type="float" office:value="9.5523" calcext:value-type="float">
            <text:p>9.55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4193" calcext:value-type="float">
            <text:p>94193</text:p>
          </table:table-cell>
          <table:table-cell office:value-type="float" office:value="748425" calcext:value-type="float">
            <text:p>748425</text:p>
          </table:table-cell>
          <table:table-cell office:value-type="float" office:value="250852" calcext:value-type="float">
            <text:p>250852</text:p>
          </table:table-cell>
          <table:table-cell office:value-type="float" office:value="115430" calcext:value-type="float">
            <text:p>115430</text:p>
          </table:table-cell>
          <table:table-cell office:value-type="float" office:value="261583" calcext:value-type="float">
            <text:p>261583</text:p>
          </table:table-cell>
          <table:table-cell office:value-type="float" office:value="30753" calcext:value-type="float">
            <text:p>30753</text:p>
          </table:table-cell>
          <table:table-cell office:value-type="float" office:value="5468" calcext:value-type="float">
            <text:p>5468</text:p>
          </table:table-cell>
          <table:table-cell office:value-type="float" office:value="16472" calcext:value-type="float">
            <text:p>16472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" office:value-type="float" office:value="9.4193" calcext:value-type="float">
            <text:p>9.41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3671" calcext:value-type="float">
            <text:p>93671</text:p>
          </table:table-cell>
          <table:table-cell office:value-type="float" office:value="744845" calcext:value-type="float">
            <text:p>744845</text:p>
          </table:table-cell>
          <table:table-cell office:value-type="float" office:value="250931" calcext:value-type="float">
            <text:p>250931</text:p>
          </table:table-cell>
          <table:table-cell office:value-type="float" office:value="115509" calcext:value-type="float">
            <text:p>115509</text:p>
          </table:table-cell>
          <table:table-cell office:value-type="float" office:value="261583" calcext:value-type="float">
            <text:p>261583</text:p>
          </table:table-cell>
          <table:table-cell office:value-type="float" office:value="30753" calcext:value-type="float">
            <text:p>30753</text:p>
          </table:table-cell>
          <table:table-cell office:value-type="float" office:value="3127" calcext:value-type="float">
            <text:p>3127</text:p>
          </table:table-cell>
          <table:table-cell office:value-type="float" office:value="16472" calcext:value-type="float">
            <text:p>16472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" office:value-type="float" office:value="9.3671" calcext:value-type="float">
            <text:p>9.36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3451" calcext:value-type="float">
            <text:p>93451</text:p>
          </table:table-cell>
          <table:table-cell office:value-type="float" office:value="743142" calcext:value-type="float">
            <text:p>743142</text:p>
          </table:table-cell>
          <table:table-cell office:value-type="float" office:value="250964" calcext:value-type="float">
            <text:p>250964</text:p>
          </table:table-cell>
          <table:table-cell office:value-type="float" office:value="115542" calcext:value-type="float">
            <text:p>115542</text:p>
          </table:table-cell>
          <table:table-cell office:value-type="float" office:value="261583" calcext:value-type="float">
            <text:p>261583</text:p>
          </table:table-cell>
          <table:table-cell office:value-type="float" office:value="30753" calcext:value-type="float">
            <text:p>30753</text:p>
          </table:table-cell>
          <table:table-cell office:value-type="float" office:value="2141" calcext:value-type="float">
            <text:p>2141</text:p>
          </table:table-cell>
          <table:table-cell office:value-type="float" office:value="16472" calcext:value-type="float">
            <text:p>16472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" office:value-type="float" office:value="9.3451" calcext:value-type="float">
            <text:p>9.3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439" calcext:value-type="float">
            <text:p>95439</text:p>
          </table:table-cell>
          <table:table-cell office:value-type="float" office:value="756446" calcext:value-type="float">
            <text:p>756446</text:p>
          </table:table-cell>
          <table:table-cell office:value-type="float" office:value="254285" calcext:value-type="float">
            <text:p>254285</text:p>
          </table:table-cell>
          <table:table-cell office:value-type="float" office:value="118862" calcext:value-type="float">
            <text:p>118862</text:p>
          </table:table-cell>
          <table:table-cell office:value-type="float" office:value="263111" calcext:value-type="float">
            <text:p>263111</text:p>
          </table:table-cell>
          <table:table-cell office:value-type="float" office:value="30753" calcext:value-type="float">
            <text:p>30753</text:p>
          </table:table-cell>
          <table:table-cell office:value-type="float" office:value="8252" calcext:value-type="float">
            <text:p>8252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" office:value-type="float" office:value="9.5439" calcext:value-type="float">
            <text:p>9.54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4152" calcext:value-type="float">
            <text:p>94152</text:p>
          </table:table-cell>
          <table:table-cell office:value-type="float" office:value="748071" calcext:value-type="float">
            <text:p>748071</text:p>
          </table:table-cell>
          <table:table-cell office:value-type="float" office:value="254479" calcext:value-type="float">
            <text:p>254479</text:p>
          </table:table-cell>
          <table:table-cell office:value-type="float" office:value="119056" calcext:value-type="float">
            <text:p>119056</text:p>
          </table:table-cell>
          <table:table-cell office:value-type="float" office:value="263111" calcext:value-type="float">
            <text:p>263111</text:p>
          </table:table-cell>
          <table:table-cell office:value-type="float" office:value="30753" calcext:value-type="float">
            <text:p>30753</text:p>
          </table:table-cell>
          <table:table-cell office:value-type="float" office:value="3313" calcext:value-type="float">
            <text:p>3313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" office:value-type="float" office:value="9.4152" calcext:value-type="float">
            <text:p>9.41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3701" calcext:value-type="float">
            <text:p>93701</text:p>
          </table:table-cell>
          <table:table-cell office:value-type="float" office:value="745105" calcext:value-type="float">
            <text:p>745105</text:p>
          </table:table-cell>
          <table:table-cell office:value-type="float" office:value="254555" calcext:value-type="float">
            <text:p>254555</text:p>
          </table:table-cell>
          <table:table-cell office:value-type="float" office:value="119132" calcext:value-type="float">
            <text:p>119132</text:p>
          </table:table-cell>
          <table:table-cell office:value-type="float" office:value="263111" calcext:value-type="float">
            <text:p>263111</text:p>
          </table:table-cell>
          <table:table-cell office:value-type="float" office:value="30753" calcext:value-type="float">
            <text:p>30753</text:p>
          </table:table-cell>
          <table:table-cell office:value-type="float" office:value="1651" calcext:value-type="float">
            <text:p>1651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" office:value-type="float" office:value="9.3701" calcext:value-type="float">
            <text:p>9.37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3491" calcext:value-type="float">
            <text:p>93491</text:p>
          </table:table-cell>
          <table:table-cell office:value-type="float" office:value="743583" calcext:value-type="float">
            <text:p>743583</text:p>
          </table:table-cell>
          <table:table-cell office:value-type="float" office:value="254574" calcext:value-type="float">
            <text:p>254574</text:p>
          </table:table-cell>
          <table:table-cell office:value-type="float" office:value="119151" calcext:value-type="float">
            <text:p>119151</text:p>
          </table:table-cell>
          <table:table-cell office:value-type="float" office:value="263111" calcext:value-type="float">
            <text:p>263111</text:p>
          </table:table-cell>
          <table:table-cell office:value-type="float" office:value="30753" calcext:value-type="float">
            <text:p>30753</text:p>
          </table:table-cell>
          <table:table-cell office:value-type="float" office:value="852" calcext:value-type="float">
            <text:p>852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" office:value-type="float" office:value="9.3491" calcext:value-type="float">
            <text:p>9.34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319" calcext:value-type="float">
            <text:p>95319</text:p>
          </table:table-cell>
          <table:table-cell office:value-type="float" office:value="755843" calcext:value-type="float">
            <text:p>755843</text:p>
          </table:table-cell>
          <table:table-cell office:value-type="float" office:value="251991" calcext:value-type="float">
            <text:p>251991</text:p>
          </table:table-cell>
          <table:table-cell office:value-type="float" office:value="116569" calcext:value-type="float">
            <text:p>116569</text:p>
          </table:table-cell>
          <table:table-cell office:value-type="float" office:value="261583" calcext:value-type="float">
            <text:p>261583</text:p>
          </table:table-cell>
          <table:table-cell office:value-type="float" office:value="30753" calcext:value-type="float">
            <text:p>30753</text:p>
          </table:table-cell>
          <table:table-cell office:value-type="float" office:value="12065" calcext:value-type="float">
            <text:p>12065</text:p>
          </table:table-cell>
          <table:table-cell office:value-type="float" office:value="16472" calcext:value-type="float">
            <text:p>16472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" office:value-type="float" office:value="9.5319" calcext:value-type="float">
            <text:p>9.53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93956" calcext:value-type="float">
            <text:p>93956</text:p>
          </table:table-cell>
          <table:table-cell office:value-type="float" office:value="746576" calcext:value-type="float">
            <text:p>746576</text:p>
          </table:table-cell>
          <table:table-cell office:value-type="float" office:value="252249" calcext:value-type="float">
            <text:p>252249</text:p>
          </table:table-cell>
          <table:table-cell office:value-type="float" office:value="116827" calcext:value-type="float">
            <text:p>116827</text:p>
          </table:table-cell>
          <table:table-cell office:value-type="float" office:value="261583" calcext:value-type="float">
            <text:p>261583</text:p>
          </table:table-cell>
          <table:table-cell office:value-type="float" office:value="30753" calcext:value-type="float">
            <text:p>30753</text:p>
          </table:table-cell>
          <table:table-cell office:value-type="float" office:value="5435" calcext:value-type="float">
            <text:p>5435</text:p>
          </table:table-cell>
          <table:table-cell office:value-type="float" office:value="16472" calcext:value-type="float">
            <text:p>16472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" office:value-type="float" office:value="9.3956" calcext:value-type="float">
            <text:p>9.39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3464" calcext:value-type="float">
            <text:p>93464</text:p>
          </table:table-cell>
          <table:table-cell office:value-type="float" office:value="743046" calcext:value-type="float">
            <text:p>743046</text:p>
          </table:table-cell>
          <table:table-cell office:value-type="float" office:value="252319" calcext:value-type="float">
            <text:p>252319</text:p>
          </table:table-cell>
          <table:table-cell office:value-type="float" office:value="116896" calcext:value-type="float">
            <text:p>116896</text:p>
          </table:table-cell>
          <table:table-cell office:value-type="float" office:value="261583" calcext:value-type="float">
            <text:p>261583</text:p>
          </table:table-cell>
          <table:table-cell office:value-type="float" office:value="30753" calcext:value-type="float">
            <text:p>30753</text:p>
          </table:table-cell>
          <table:table-cell office:value-type="float" office:value="3136" calcext:value-type="float">
            <text:p>3136</text:p>
          </table:table-cell>
          <table:table-cell office:value-type="float" office:value="16472" calcext:value-type="float">
            <text:p>16472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" office:value-type="float" office:value="9.3464" calcext:value-type="float">
            <text:p>9.3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3210" calcext:value-type="float">
            <text:p>93210</text:p>
          </table:table-cell>
          <table:table-cell office:value-type="float" office:value="741327" calcext:value-type="float">
            <text:p>741327</text:p>
          </table:table-cell>
          <table:table-cell office:value-type="float" office:value="252360" calcext:value-type="float">
            <text:p>252360</text:p>
          </table:table-cell>
          <table:table-cell office:value-type="float" office:value="116938" calcext:value-type="float">
            <text:p>116938</text:p>
          </table:table-cell>
          <table:table-cell office:value-type="float" office:value="261583" calcext:value-type="float">
            <text:p>261583</text:p>
          </table:table-cell>
          <table:table-cell office:value-type="float" office:value="30753" calcext:value-type="float">
            <text:p>30753</text:p>
          </table:table-cell>
          <table:table-cell office:value-type="float" office:value="2132" calcext:value-type="float">
            <text:p>2132</text:p>
          </table:table-cell>
          <table:table-cell office:value-type="float" office:value="16472" calcext:value-type="float">
            <text:p>16472</text:p>
          </table:table-cell>
          <table:table-cell office:value-type="float" office:value="7305" calcext:value-type="float">
            <text:p>730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" office:value-type="float" office:value="9.321" calcext:value-type="float">
            <text:p>9.3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137" calcext:value-type="float">
            <text:p>87137</text:p>
          </table:table-cell>
          <table:table-cell office:value-type="float" office:value="689778" calcext:value-type="float">
            <text:p>689778</text:p>
          </table:table-cell>
          <table:table-cell office:value-type="float" office:value="194921" calcext:value-type="float">
            <text:p>194921</text:p>
          </table:table-cell>
          <table:table-cell office:value-type="float" office:value="59499" calcext:value-type="float">
            <text:p>59499</text:p>
          </table:table-cell>
          <table:table-cell office:value-type="float" office:value="262863" calcext:value-type="float">
            <text:p>262863</text:p>
          </table:table-cell>
          <table:table-cell office:value-type="float" office:value="30753" calcext:value-type="float">
            <text:p>30753</text:p>
          </table:table-cell>
          <table:table-cell office:value-type="float" office:value="9036" calcext:value-type="float">
            <text:p>9036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" office:value-type="float" office:value="8.7137" calcext:value-type="float">
            <text:p>8.7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5735" calcext:value-type="float">
            <text:p>85735</text:p>
          </table:table-cell>
          <table:table-cell office:value-type="float" office:value="680638" calcext:value-type="float">
            <text:p>680638</text:p>
          </table:table-cell>
          <table:table-cell office:value-type="float" office:value="195072" calcext:value-type="float">
            <text:p>195072</text:p>
          </table:table-cell>
          <table:table-cell office:value-type="float" office:value="59649" calcext:value-type="float">
            <text:p>59649</text:p>
          </table:table-cell>
          <table:table-cell office:value-type="float" office:value="262863" calcext:value-type="float">
            <text:p>262863</text:p>
          </table:table-cell>
          <table:table-cell office:value-type="float" office:value="30753" calcext:value-type="float">
            <text:p>30753</text:p>
          </table:table-cell>
          <table:table-cell office:value-type="float" office:value="3656" calcext:value-type="float">
            <text:p>3656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" office:value-type="float" office:value="8.5735" calcext:value-type="float">
            <text:p>8.57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5216" calcext:value-type="float">
            <text:p>85216</text:p>
          </table:table-cell>
          <table:table-cell office:value-type="float" office:value="677408" calcext:value-type="float">
            <text:p>677408</text:p>
          </table:table-cell>
          <table:table-cell office:value-type="float" office:value="195115" calcext:value-type="float">
            <text:p>195115</text:p>
          </table:table-cell>
          <table:table-cell office:value-type="float" office:value="59693" calcext:value-type="float">
            <text:p>59693</text:p>
          </table:table-cell>
          <table:table-cell office:value-type="float" office:value="262863" calcext:value-type="float">
            <text:p>262863</text:p>
          </table:table-cell>
          <table:table-cell office:value-type="float" office:value="30753" calcext:value-type="float">
            <text:p>30753</text:p>
          </table:table-cell>
          <table:table-cell office:value-type="float" office:value="1860" calcext:value-type="float">
            <text:p>1860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" office:value-type="float" office:value="8.5216" calcext:value-type="float">
            <text:p>8.52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4980" calcext:value-type="float">
            <text:p>84980</text:p>
          </table:table-cell>
          <table:table-cell office:value-type="float" office:value="675674" calcext:value-type="float">
            <text:p>675674</text:p>
          </table:table-cell>
          <table:table-cell office:value-type="float" office:value="195159" calcext:value-type="float">
            <text:p>195159</text:p>
          </table:table-cell>
          <table:table-cell office:value-type="float" office:value="59736" calcext:value-type="float">
            <text:p>59736</text:p>
          </table:table-cell>
          <table:table-cell office:value-type="float" office:value="262863" calcext:value-type="float">
            <text:p>262863</text:p>
          </table:table-cell>
          <table:table-cell office:value-type="float" office:value="30753" calcext:value-type="float">
            <text:p>30753</text:p>
          </table:table-cell>
          <table:table-cell office:value-type="float" office:value="928" calcext:value-type="float">
            <text:p>928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" office:value-type="float" office:value="8.498" calcext:value-type="float">
            <text:p>8.4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498" calcext:value-type="float">
            <text:p>87498</text:p>
          </table:table-cell>
          <table:table-cell office:value-type="float" office:value="693883" calcext:value-type="float">
            <text:p>693883</text:p>
          </table:table-cell>
          <table:table-cell office:value-type="float" office:value="196858" calcext:value-type="float">
            <text:p>196858</text:p>
          </table:table-cell>
          <table:table-cell office:value-type="float" office:value="61436" calcext:value-type="float">
            <text:p>61436</text:p>
          </table:table-cell>
          <table:table-cell office:value-type="float" office:value="261071" calcext:value-type="float">
            <text:p>261071</text:p>
          </table:table-cell>
          <table:table-cell office:value-type="float" office:value="30753" calcext:value-type="float">
            <text:p>30753</text:p>
          </table:table-cell>
          <table:table-cell office:value-type="float" office:value="18004" calcext:value-type="float">
            <text:p>18004</text:p>
          </table:table-cell>
          <table:table-cell office:value-type="float" office:value="16472" calcext:value-type="float">
            <text:p>16472</text:p>
          </table:table-cell>
          <table:table-cell office:value-type="float" office:value="7297" calcext:value-type="float">
            <text:p>72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" office:value-type="float" office:value="8.7498" calcext:value-type="float">
            <text:p>8.74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595" calcext:value-type="float">
            <text:p>85595</text:p>
          </table:table-cell>
          <table:table-cell office:value-type="float" office:value="679740" calcext:value-type="float">
            <text:p>679740</text:p>
          </table:table-cell>
          <table:table-cell office:value-type="float" office:value="197239" calcext:value-type="float">
            <text:p>197239</text:p>
          </table:table-cell>
          <table:table-cell office:value-type="float" office:value="61817" calcext:value-type="float">
            <text:p>61817</text:p>
          </table:table-cell>
          <table:table-cell office:value-type="float" office:value="261071" calcext:value-type="float">
            <text:p>261071</text:p>
          </table:table-cell>
          <table:table-cell office:value-type="float" office:value="30753" calcext:value-type="float">
            <text:p>30753</text:p>
          </table:table-cell>
          <table:table-cell office:value-type="float" office:value="6821" calcext:value-type="float">
            <text:p>6821</text:p>
          </table:table-cell>
          <table:table-cell office:value-type="float" office:value="16472" calcext:value-type="float">
            <text:p>16472</text:p>
          </table:table-cell>
          <table:table-cell office:value-type="float" office:value="7297" calcext:value-type="float">
            <text:p>72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" office:value-type="float" office:value="8.5595" calcext:value-type="float">
            <text:p>8.55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4971" calcext:value-type="float">
            <text:p>84971</text:p>
          </table:table-cell>
          <table:table-cell office:value-type="float" office:value="675323" calcext:value-type="float">
            <text:p>675323</text:p>
          </table:table-cell>
          <table:table-cell office:value-type="float" office:value="197323" calcext:value-type="float">
            <text:p>197323</text:p>
          </table:table-cell>
          <table:table-cell office:value-type="float" office:value="61901" calcext:value-type="float">
            <text:p>61901</text:p>
          </table:table-cell>
          <table:table-cell office:value-type="float" office:value="261071" calcext:value-type="float">
            <text:p>261071</text:p>
          </table:table-cell>
          <table:table-cell office:value-type="float" office:value="30753" calcext:value-type="float">
            <text:p>30753</text:p>
          </table:table-cell>
          <table:table-cell office:value-type="float" office:value="3859" calcext:value-type="float">
            <text:p>3859</text:p>
          </table:table-cell>
          <table:table-cell office:value-type="float" office:value="16472" calcext:value-type="float">
            <text:p>16472</text:p>
          </table:table-cell>
          <table:table-cell office:value-type="float" office:value="7297" calcext:value-type="float">
            <text:p>72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" office:value-type="float" office:value="8.4971" calcext:value-type="float">
            <text:p>8.49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4701" calcext:value-type="float">
            <text:p>84701</text:p>
          </table:table-cell>
          <table:table-cell office:value-type="float" office:value="673308" calcext:value-type="float">
            <text:p>673308</text:p>
          </table:table-cell>
          <table:table-cell office:value-type="float" office:value="197402" calcext:value-type="float">
            <text:p>197402</text:p>
          </table:table-cell>
          <table:table-cell office:value-type="float" office:value="61979" calcext:value-type="float">
            <text:p>61979</text:p>
          </table:table-cell>
          <table:table-cell office:value-type="float" office:value="261071" calcext:value-type="float">
            <text:p>261071</text:p>
          </table:table-cell>
          <table:table-cell office:value-type="float" office:value="30753" calcext:value-type="float">
            <text:p>30753</text:p>
          </table:table-cell>
          <table:table-cell office:value-type="float" office:value="2662" calcext:value-type="float">
            <text:p>2662</text:p>
          </table:table-cell>
          <table:table-cell office:value-type="float" office:value="16472" calcext:value-type="float">
            <text:p>16472</text:p>
          </table:table-cell>
          <table:table-cell office:value-type="float" office:value="7297" calcext:value-type="float">
            <text:p>72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" office:value-type="float" office:value="8.4701" calcext:value-type="float">
            <text:p>8.47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850" calcext:value-type="float">
            <text:p>86850</text:p>
          </table:table-cell>
          <table:table-cell office:value-type="float" office:value="687178" calcext:value-type="float">
            <text:p>687178</text:p>
          </table:table-cell>
          <table:table-cell office:value-type="float" office:value="195689" calcext:value-type="float">
            <text:p>195689</text:p>
          </table:table-cell>
          <table:table-cell office:value-type="float" office:value="60267" calcext:value-type="float">
            <text:p>60267</text:p>
          </table:table-cell>
          <table:table-cell office:value-type="float" office:value="262863" calcext:value-type="float">
            <text:p>262863</text:p>
          </table:table-cell>
          <table:table-cell office:value-type="float" office:value="30753" calcext:value-type="float">
            <text:p>30753</text:p>
          </table:table-cell>
          <table:table-cell office:value-type="float" office:value="9061" calcext:value-type="float">
            <text:p>9061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" office:value-type="float" office:value="8.685" calcext:value-type="float">
            <text:p>8.6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5433" calcext:value-type="float">
            <text:p>85433</text:p>
          </table:table-cell>
          <table:table-cell office:value-type="float" office:value="677972" calcext:value-type="float">
            <text:p>677972</text:p>
          </table:table-cell>
          <table:table-cell office:value-type="float" office:value="195840" calcext:value-type="float">
            <text:p>195840</text:p>
          </table:table-cell>
          <table:table-cell office:value-type="float" office:value="60417" calcext:value-type="float">
            <text:p>60417</text:p>
          </table:table-cell>
          <table:table-cell office:value-type="float" office:value="262863" calcext:value-type="float">
            <text:p>262863</text:p>
          </table:table-cell>
          <table:table-cell office:value-type="float" office:value="30753" calcext:value-type="float">
            <text:p>30753</text:p>
          </table:table-cell>
          <table:table-cell office:value-type="float" office:value="3665" calcext:value-type="float">
            <text:p>3665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" office:value-type="float" office:value="8.5433" calcext:value-type="float">
            <text:p>8.5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4898" calcext:value-type="float">
            <text:p>84898</text:p>
          </table:table-cell>
          <table:table-cell office:value-type="float" office:value="674723" calcext:value-type="float">
            <text:p>674723</text:p>
          </table:table-cell>
          <table:table-cell office:value-type="float" office:value="195890" calcext:value-type="float">
            <text:p>195890</text:p>
          </table:table-cell>
          <table:table-cell office:value-type="float" office:value="60467" calcext:value-type="float">
            <text:p>60467</text:p>
          </table:table-cell>
          <table:table-cell office:value-type="float" office:value="262863" calcext:value-type="float">
            <text:p>262863</text:p>
          </table:table-cell>
          <table:table-cell office:value-type="float" office:value="30753" calcext:value-type="float">
            <text:p>30753</text:p>
          </table:table-cell>
          <table:table-cell office:value-type="float" office:value="1857" calcext:value-type="float">
            <text:p>1857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" office:value-type="float" office:value="8.4898" calcext:value-type="float">
            <text:p>8.48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4646" calcext:value-type="float">
            <text:p>84646</text:p>
          </table:table-cell>
          <table:table-cell office:value-type="float" office:value="673024" calcext:value-type="float">
            <text:p>673024</text:p>
          </table:table-cell>
          <table:table-cell office:value-type="float" office:value="195925" calcext:value-type="float">
            <text:p>195925</text:p>
          </table:table-cell>
          <table:table-cell office:value-type="float" office:value="60502" calcext:value-type="float">
            <text:p>60502</text:p>
          </table:table-cell>
          <table:table-cell office:value-type="float" office:value="262863" calcext:value-type="float">
            <text:p>262863</text:p>
          </table:table-cell>
          <table:table-cell office:value-type="float" office:value="30753" calcext:value-type="float">
            <text:p>30753</text:p>
          </table:table-cell>
          <table:table-cell office:value-type="float" office:value="947" calcext:value-type="float">
            <text:p>947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" office:value-type="float" office:value="8.4646" calcext:value-type="float">
            <text:p>8.46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183" calcext:value-type="float">
            <text:p>87183</text:p>
          </table:table-cell>
          <table:table-cell office:value-type="float" office:value="691373" calcext:value-type="float">
            <text:p>691373</text:p>
          </table:table-cell>
          <table:table-cell office:value-type="float" office:value="197744" calcext:value-type="float">
            <text:p>197744</text:p>
          </table:table-cell>
          <table:table-cell office:value-type="float" office:value="62322" calcext:value-type="float">
            <text:p>62322</text:p>
          </table:table-cell>
          <table:table-cell office:value-type="float" office:value="261071" calcext:value-type="float">
            <text:p>261071</text:p>
          </table:table-cell>
          <table:table-cell office:value-type="float" office:value="30753" calcext:value-type="float">
            <text:p>30753</text:p>
          </table:table-cell>
          <table:table-cell office:value-type="float" office:value="18071" calcext:value-type="float">
            <text:p>18071</text:p>
          </table:table-cell>
          <table:table-cell office:value-type="float" office:value="16472" calcext:value-type="float">
            <text:p>16472</text:p>
          </table:table-cell>
          <table:table-cell office:value-type="float" office:value="7297" calcext:value-type="float">
            <text:p>72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" office:value-type="float" office:value="8.7183" calcext:value-type="float">
            <text:p>8.71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5284" calcext:value-type="float">
            <text:p>85284</text:p>
          </table:table-cell>
          <table:table-cell office:value-type="float" office:value="677254" calcext:value-type="float">
            <text:p>677254</text:p>
          </table:table-cell>
          <table:table-cell office:value-type="float" office:value="198118" calcext:value-type="float">
            <text:p>198118</text:p>
          </table:table-cell>
          <table:table-cell office:value-type="float" office:value="62696" calcext:value-type="float">
            <text:p>62696</text:p>
          </table:table-cell>
          <table:table-cell office:value-type="float" office:value="261071" calcext:value-type="float">
            <text:p>261071</text:p>
          </table:table-cell>
          <table:table-cell office:value-type="float" office:value="30753" calcext:value-type="float">
            <text:p>30753</text:p>
          </table:table-cell>
          <table:table-cell office:value-type="float" office:value="6884" calcext:value-type="float">
            <text:p>6884</text:p>
          </table:table-cell>
          <table:table-cell office:value-type="float" office:value="16472" calcext:value-type="float">
            <text:p>16472</text:p>
          </table:table-cell>
          <table:table-cell office:value-type="float" office:value="7297" calcext:value-type="float">
            <text:p>72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" office:value-type="float" office:value="8.5284" calcext:value-type="float">
            <text:p>8.52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4638" calcext:value-type="float">
            <text:p>84638</text:p>
          </table:table-cell>
          <table:table-cell office:value-type="float" office:value="672745" calcext:value-type="float">
            <text:p>672745</text:p>
          </table:table-cell>
          <table:table-cell office:value-type="float" office:value="198208" calcext:value-type="float">
            <text:p>198208</text:p>
          </table:table-cell>
          <table:table-cell office:value-type="float" office:value="62785" calcext:value-type="float">
            <text:p>62785</text:p>
          </table:table-cell>
          <table:table-cell office:value-type="float" office:value="261071" calcext:value-type="float">
            <text:p>261071</text:p>
          </table:table-cell>
          <table:table-cell office:value-type="float" office:value="30753" calcext:value-type="float">
            <text:p>30753</text:p>
          </table:table-cell>
          <table:table-cell office:value-type="float" office:value="3860" calcext:value-type="float">
            <text:p>3860</text:p>
          </table:table-cell>
          <table:table-cell office:value-type="float" office:value="16472" calcext:value-type="float">
            <text:p>16472</text:p>
          </table:table-cell>
          <table:table-cell office:value-type="float" office:value="7297" calcext:value-type="float">
            <text:p>72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" office:value-type="float" office:value="8.4638" calcext:value-type="float">
            <text:p>8.46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4375" calcext:value-type="float">
            <text:p>84375</text:p>
          </table:table-cell>
          <table:table-cell office:value-type="float" office:value="670745" calcext:value-type="float">
            <text:p>670745</text:p>
          </table:table-cell>
          <table:table-cell office:value-type="float" office:value="198284" calcext:value-type="float">
            <text:p>198284</text:p>
          </table:table-cell>
          <table:table-cell office:value-type="float" office:value="62861" calcext:value-type="float">
            <text:p>62861</text:p>
          </table:table-cell>
          <table:table-cell office:value-type="float" office:value="261071" calcext:value-type="float">
            <text:p>261071</text:p>
          </table:table-cell>
          <table:table-cell office:value-type="float" office:value="30753" calcext:value-type="float">
            <text:p>30753</text:p>
          </table:table-cell>
          <table:table-cell office:value-type="float" office:value="2668" calcext:value-type="float">
            <text:p>2668</text:p>
          </table:table-cell>
          <table:table-cell office:value-type="float" office:value="16472" calcext:value-type="float">
            <text:p>16472</text:p>
          </table:table-cell>
          <table:table-cell office:value-type="float" office:value="7297" calcext:value-type="float">
            <text:p>72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" office:value-type="float" office:value="8.4375" calcext:value-type="float">
            <text:p>8.4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221" calcext:value-type="float">
            <text:p>86221</text:p>
          </table:table-cell>
          <table:table-cell office:value-type="float" office:value="681953" calcext:value-type="float">
            <text:p>681953</text:p>
          </table:table-cell>
          <table:table-cell office:value-type="float" office:value="200333" calcext:value-type="float">
            <text:p>200333</text:p>
          </table:table-cell>
          <table:table-cell office:value-type="float" office:value="64910" calcext:value-type="float">
            <text:p>64910</text:p>
          </table:table-cell>
          <table:table-cell office:value-type="float" office:value="259279" calcext:value-type="float">
            <text:p>259279</text:p>
          </table:table-cell>
          <table:table-cell office:value-type="float" office:value="30753" calcext:value-type="float">
            <text:p>30753</text:p>
          </table:table-cell>
          <table:table-cell office:value-type="float" office:value="9223" calcext:value-type="float">
            <text:p>9223</text:p>
          </table:table-cell>
          <table:table-cell office:value-type="float" office:value="16472" calcext:value-type="float">
            <text:p>16472</text:p>
          </table:table-cell>
          <table:table-cell office:value-type="float" office:value="7329" calcext:value-type="float">
            <text:p>732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" office:value-type="float" office:value="8.6221" calcext:value-type="float">
            <text:p>8.62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726" calcext:value-type="float">
            <text:p>84726</text:p>
          </table:table-cell>
          <table:table-cell office:value-type="float" office:value="672335" calcext:value-type="float">
            <text:p>672335</text:p>
          </table:table-cell>
          <table:table-cell office:value-type="float" office:value="200348" calcext:value-type="float">
            <text:p>200348</text:p>
          </table:table-cell>
          <table:table-cell office:value-type="float" office:value="64926" calcext:value-type="float">
            <text:p>64926</text:p>
          </table:table-cell>
          <table:table-cell office:value-type="float" office:value="259279" calcext:value-type="float">
            <text:p>259279</text:p>
          </table:table-cell>
          <table:table-cell office:value-type="float" office:value="30753" calcext:value-type="float">
            <text:p>30753</text:p>
          </table:table-cell>
          <table:table-cell office:value-type="float" office:value="3648" calcext:value-type="float">
            <text:p>3648</text:p>
          </table:table-cell>
          <table:table-cell office:value-type="float" office:value="16472" calcext:value-type="float">
            <text:p>16472</text:p>
          </table:table-cell>
          <table:table-cell office:value-type="float" office:value="7329" calcext:value-type="float">
            <text:p>732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" office:value-type="float" office:value="8.4726" calcext:value-type="float">
            <text:p>8.47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4196" calcext:value-type="float">
            <text:p>84196</text:p>
          </table:table-cell>
          <table:table-cell office:value-type="float" office:value="669111" calcext:value-type="float">
            <text:p>669111</text:p>
          </table:table-cell>
          <table:table-cell office:value-type="float" office:value="200359" calcext:value-type="float">
            <text:p>200359</text:p>
          </table:table-cell>
          <table:table-cell office:value-type="float" office:value="64937" calcext:value-type="float">
            <text:p>64937</text:p>
          </table:table-cell>
          <table:table-cell office:value-type="float" office:value="259279" calcext:value-type="float">
            <text:p>259279</text:p>
          </table:table-cell>
          <table:table-cell office:value-type="float" office:value="30753" calcext:value-type="float">
            <text:p>30753</text:p>
          </table:table-cell>
          <table:table-cell office:value-type="float" office:value="1877" calcext:value-type="float">
            <text:p>1877</text:p>
          </table:table-cell>
          <table:table-cell office:value-type="float" office:value="16472" calcext:value-type="float">
            <text:p>16472</text:p>
          </table:table-cell>
          <table:table-cell office:value-type="float" office:value="7329" calcext:value-type="float">
            <text:p>732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" office:value-type="float" office:value="8.4196" calcext:value-type="float">
            <text:p>8.41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3948" calcext:value-type="float">
            <text:p>83948</text:p>
          </table:table-cell>
          <table:table-cell office:value-type="float" office:value="667356" calcext:value-type="float">
            <text:p>667356</text:p>
          </table:table-cell>
          <table:table-cell office:value-type="float" office:value="200362" calcext:value-type="float">
            <text:p>200362</text:p>
          </table:table-cell>
          <table:table-cell office:value-type="float" office:value="64939" calcext:value-type="float">
            <text:p>64939</text:p>
          </table:table-cell>
          <table:table-cell office:value-type="float" office:value="259279" calcext:value-type="float">
            <text:p>259279</text:p>
          </table:table-cell>
          <table:table-cell office:value-type="float" office:value="30753" calcext:value-type="float">
            <text:p>30753</text:p>
          </table:table-cell>
          <table:table-cell office:value-type="float" office:value="952" calcext:value-type="float">
            <text:p>952</text:p>
          </table:table-cell>
          <table:table-cell office:value-type="float" office:value="16472" calcext:value-type="float">
            <text:p>16472</text:p>
          </table:table-cell>
          <table:table-cell office:value-type="float" office:value="7329" calcext:value-type="float">
            <text:p>732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" office:value-type="float" office:value="8.3948" calcext:value-type="float">
            <text:p>8.39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529" calcext:value-type="float">
            <text:p>87529</text:p>
          </table:table-cell>
          <table:table-cell office:value-type="float" office:value="693990" calcext:value-type="float">
            <text:p>693990</text:p>
          </table:table-cell>
          <table:table-cell office:value-type="float" office:value="210675" calcext:value-type="float">
            <text:p>210675</text:p>
          </table:table-cell>
          <table:table-cell office:value-type="float" office:value="75252" calcext:value-type="float">
            <text:p>75252</text:p>
          </table:table-cell>
          <table:table-cell office:value-type="float" office:value="257487" calcext:value-type="float">
            <text:p>257487</text:p>
          </table:table-cell>
          <table:table-cell office:value-type="float" office:value="30753" calcext:value-type="float">
            <text:p>30753</text:p>
          </table:table-cell>
          <table:table-cell office:value-type="float" office:value="17915" calcext:value-type="float">
            <text:p>17915</text:p>
          </table:table-cell>
          <table:table-cell office:value-type="float" office:value="16472" calcext:value-type="float">
            <text:p>16472</text:p>
          </table:table-cell>
          <table:table-cell office:value-type="float" office:value="7301" calcext:value-type="float">
            <text:p>730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" office:value-type="float" office:value="8.7529" calcext:value-type="float">
            <text:p>8.75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586" calcext:value-type="float">
            <text:p>85586</text:p>
          </table:table-cell>
          <table:table-cell office:value-type="float" office:value="679662" calcext:value-type="float">
            <text:p>679662</text:p>
          </table:table-cell>
          <table:table-cell office:value-type="float" office:value="210698" calcext:value-type="float">
            <text:p>210698</text:p>
          </table:table-cell>
          <table:table-cell office:value-type="float" office:value="75276" calcext:value-type="float">
            <text:p>75276</text:p>
          </table:table-cell>
          <table:table-cell office:value-type="float" office:value="257487" calcext:value-type="float">
            <text:p>257487</text:p>
          </table:table-cell>
          <table:table-cell office:value-type="float" office:value="30753" calcext:value-type="float">
            <text:p>30753</text:p>
          </table:table-cell>
          <table:table-cell office:value-type="float" office:value="6877" calcext:value-type="float">
            <text:p>6877</text:p>
          </table:table-cell>
          <table:table-cell office:value-type="float" office:value="16472" calcext:value-type="float">
            <text:p>16472</text:p>
          </table:table-cell>
          <table:table-cell office:value-type="float" office:value="7301" calcext:value-type="float">
            <text:p>730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" office:value-type="float" office:value="8.5586" calcext:value-type="float">
            <text:p>8.55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4925" calcext:value-type="float">
            <text:p>84925</text:p>
          </table:table-cell>
          <table:table-cell office:value-type="float" office:value="675099" calcext:value-type="float">
            <text:p>675099</text:p>
          </table:table-cell>
          <table:table-cell office:value-type="float" office:value="210710" calcext:value-type="float">
            <text:p>210710</text:p>
          </table:table-cell>
          <table:table-cell office:value-type="float" office:value="75288" calcext:value-type="float">
            <text:p>75288</text:p>
          </table:table-cell>
          <table:table-cell office:value-type="float" office:value="257487" calcext:value-type="float">
            <text:p>257487</text:p>
          </table:table-cell>
          <table:table-cell office:value-type="float" office:value="30753" calcext:value-type="float">
            <text:p>30753</text:p>
          </table:table-cell>
          <table:table-cell office:value-type="float" office:value="3839" calcext:value-type="float">
            <text:p>3839</text:p>
          </table:table-cell>
          <table:table-cell office:value-type="float" office:value="16472" calcext:value-type="float">
            <text:p>16472</text:p>
          </table:table-cell>
          <table:table-cell office:value-type="float" office:value="7301" calcext:value-type="float">
            <text:p>730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" office:value-type="float" office:value="8.4925" calcext:value-type="float">
            <text:p>8.49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4652" calcext:value-type="float">
            <text:p>84652</text:p>
          </table:table-cell>
          <table:table-cell office:value-type="float" office:value="672993" calcext:value-type="float">
            <text:p>672993</text:p>
          </table:table-cell>
          <table:table-cell office:value-type="float" office:value="210721" calcext:value-type="float">
            <text:p>210721</text:p>
          </table:table-cell>
          <table:table-cell office:value-type="float" office:value="75298" calcext:value-type="float">
            <text:p>75298</text:p>
          </table:table-cell>
          <table:table-cell office:value-type="float" office:value="257487" calcext:value-type="float">
            <text:p>257487</text:p>
          </table:table-cell>
          <table:table-cell office:value-type="float" office:value="30753" calcext:value-type="float">
            <text:p>30753</text:p>
          </table:table-cell>
          <table:table-cell office:value-type="float" office:value="2632" calcext:value-type="float">
            <text:p>2632</text:p>
          </table:table-cell>
          <table:table-cell office:value-type="float" office:value="16472" calcext:value-type="float">
            <text:p>16472</text:p>
          </table:table-cell>
          <table:table-cell office:value-type="float" office:value="7301" calcext:value-type="float">
            <text:p>730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" office:value-type="float" office:value="8.4652" calcext:value-type="float">
            <text:p>8.46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921" calcext:value-type="float">
            <text:p>85921</text:p>
          </table:table-cell>
          <table:table-cell office:value-type="float" office:value="679597" calcext:value-type="float">
            <text:p>679597</text:p>
          </table:table-cell>
          <table:table-cell office:value-type="float" office:value="201384" calcext:value-type="float">
            <text:p>201384</text:p>
          </table:table-cell>
          <table:table-cell office:value-type="float" office:value="65961" calcext:value-type="float">
            <text:p>65961</text:p>
          </table:table-cell>
          <table:table-cell office:value-type="float" office:value="259279" calcext:value-type="float">
            <text:p>259279</text:p>
          </table:table-cell>
          <table:table-cell office:value-type="float" office:value="30753" calcext:value-type="float">
            <text:p>30753</text:p>
          </table:table-cell>
          <table:table-cell office:value-type="float" office:value="9262" calcext:value-type="float">
            <text:p>9262</text:p>
          </table:table-cell>
          <table:table-cell office:value-type="float" office:value="16472" calcext:value-type="float">
            <text:p>16472</text:p>
          </table:table-cell>
          <table:table-cell office:value-type="float" office:value="7329" calcext:value-type="float">
            <text:p>732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" office:value-type="float" office:value="8.5921" calcext:value-type="float">
            <text:p>8.59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444" calcext:value-type="float">
            <text:p>84444</text:p>
          </table:table-cell>
          <table:table-cell office:value-type="float" office:value="670052" calcext:value-type="float">
            <text:p>670052</text:p>
          </table:table-cell>
          <table:table-cell office:value-type="float" office:value="201401" calcext:value-type="float">
            <text:p>201401</text:p>
          </table:table-cell>
          <table:table-cell office:value-type="float" office:value="65979" calcext:value-type="float">
            <text:p>65979</text:p>
          </table:table-cell>
          <table:table-cell office:value-type="float" office:value="259279" calcext:value-type="float">
            <text:p>259279</text:p>
          </table:table-cell>
          <table:table-cell office:value-type="float" office:value="30753" calcext:value-type="float">
            <text:p>30753</text:p>
          </table:table-cell>
          <table:table-cell office:value-type="float" office:value="3711" calcext:value-type="float">
            <text:p>3711</text:p>
          </table:table-cell>
          <table:table-cell office:value-type="float" office:value="16472" calcext:value-type="float">
            <text:p>16472</text:p>
          </table:table-cell>
          <table:table-cell office:value-type="float" office:value="7329" calcext:value-type="float">
            <text:p>732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" office:value-type="float" office:value="8.4444" calcext:value-type="float">
            <text:p>8.44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887" calcext:value-type="float">
            <text:p>83887</text:p>
          </table:table-cell>
          <table:table-cell office:value-type="float" office:value="666726" calcext:value-type="float">
            <text:p>666726</text:p>
          </table:table-cell>
          <table:table-cell office:value-type="float" office:value="201411" calcext:value-type="float">
            <text:p>201411</text:p>
          </table:table-cell>
          <table:table-cell office:value-type="float" office:value="65989" calcext:value-type="float">
            <text:p>65989</text:p>
          </table:table-cell>
          <table:table-cell office:value-type="float" office:value="259279" calcext:value-type="float">
            <text:p>259279</text:p>
          </table:table-cell>
          <table:table-cell office:value-type="float" office:value="30753" calcext:value-type="float">
            <text:p>30753</text:p>
          </table:table-cell>
          <table:table-cell office:value-type="float" office:value="1885" calcext:value-type="float">
            <text:p>1885</text:p>
          </table:table-cell>
          <table:table-cell office:value-type="float" office:value="16472" calcext:value-type="float">
            <text:p>16472</text:p>
          </table:table-cell>
          <table:table-cell office:value-type="float" office:value="7329" calcext:value-type="float">
            <text:p>732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" office:value-type="float" office:value="8.3887" calcext:value-type="float">
            <text:p>8.38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3631" calcext:value-type="float">
            <text:p>83631</text:p>
          </table:table-cell>
          <table:table-cell office:value-type="float" office:value="664900" calcext:value-type="float">
            <text:p>664900</text:p>
          </table:table-cell>
          <table:table-cell office:value-type="float" office:value="201415" calcext:value-type="float">
            <text:p>201415</text:p>
          </table:table-cell>
          <table:table-cell office:value-type="float" office:value="65992" calcext:value-type="float">
            <text:p>65992</text:p>
          </table:table-cell>
          <table:table-cell office:value-type="float" office:value="259279" calcext:value-type="float">
            <text:p>259279</text:p>
          </table:table-cell>
          <table:table-cell office:value-type="float" office:value="30753" calcext:value-type="float">
            <text:p>30753</text:p>
          </table:table-cell>
          <table:table-cell office:value-type="float" office:value="924" calcext:value-type="float">
            <text:p>924</text:p>
          </table:table-cell>
          <table:table-cell office:value-type="float" office:value="16472" calcext:value-type="float">
            <text:p>16472</text:p>
          </table:table-cell>
          <table:table-cell office:value-type="float" office:value="7329" calcext:value-type="float">
            <text:p>7329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" office:value-type="float" office:value="8.3631" calcext:value-type="float">
            <text:p>8.36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309" calcext:value-type="float">
            <text:p>87309</text:p>
          </table:table-cell>
          <table:table-cell office:value-type="float" office:value="691983" calcext:value-type="float">
            <text:p>691983</text:p>
          </table:table-cell>
          <table:table-cell office:value-type="float" office:value="212305" calcext:value-type="float">
            <text:p>212305</text:p>
          </table:table-cell>
          <table:table-cell office:value-type="float" office:value="76882" calcext:value-type="float">
            <text:p>76882</text:p>
          </table:table-cell>
          <table:table-cell office:value-type="float" office:value="257487" calcext:value-type="float">
            <text:p>257487</text:p>
          </table:table-cell>
          <table:table-cell office:value-type="float" office:value="30753" calcext:value-type="float">
            <text:p>30753</text:p>
          </table:table-cell>
          <table:table-cell office:value-type="float" office:value="17648" calcext:value-type="float">
            <text:p>17648</text:p>
          </table:table-cell>
          <table:table-cell office:value-type="float" office:value="16472" calcext:value-type="float">
            <text:p>16472</text:p>
          </table:table-cell>
          <table:table-cell office:value-type="float" office:value="7301" calcext:value-type="float">
            <text:p>730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" office:value-type="float" office:value="8.7309" calcext:value-type="float">
            <text:p>8.73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5342" calcext:value-type="float">
            <text:p>85342</text:p>
          </table:table-cell>
          <table:table-cell office:value-type="float" office:value="677884" calcext:value-type="float">
            <text:p>677884</text:p>
          </table:table-cell>
          <table:table-cell office:value-type="float" office:value="212331" calcext:value-type="float">
            <text:p>212331</text:p>
          </table:table-cell>
          <table:table-cell office:value-type="float" office:value="76908" calcext:value-type="float">
            <text:p>76908</text:p>
          </table:table-cell>
          <table:table-cell office:value-type="float" office:value="257487" calcext:value-type="float">
            <text:p>257487</text:p>
          </table:table-cell>
          <table:table-cell office:value-type="float" office:value="30753" calcext:value-type="float">
            <text:p>30753</text:p>
          </table:table-cell>
          <table:table-cell office:value-type="float" office:value="6887" calcext:value-type="float">
            <text:p>6887</text:p>
          </table:table-cell>
          <table:table-cell office:value-type="float" office:value="16472" calcext:value-type="float">
            <text:p>16472</text:p>
          </table:table-cell>
          <table:table-cell office:value-type="float" office:value="7301" calcext:value-type="float">
            <text:p>730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" office:value-type="float" office:value="8.5342" calcext:value-type="float">
            <text:p>8.53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4699" calcext:value-type="float">
            <text:p>84699</text:p>
          </table:table-cell>
          <table:table-cell office:value-type="float" office:value="673323" calcext:value-type="float">
            <text:p>673323</text:p>
          </table:table-cell>
          <table:table-cell office:value-type="float" office:value="212340" calcext:value-type="float">
            <text:p>212340</text:p>
          </table:table-cell>
          <table:table-cell office:value-type="float" office:value="76917" calcext:value-type="float">
            <text:p>76917</text:p>
          </table:table-cell>
          <table:table-cell office:value-type="float" office:value="257487" calcext:value-type="float">
            <text:p>257487</text:p>
          </table:table-cell>
          <table:table-cell office:value-type="float" office:value="30753" calcext:value-type="float">
            <text:p>30753</text:p>
          </table:table-cell>
          <table:table-cell office:value-type="float" office:value="3862" calcext:value-type="float">
            <text:p>3862</text:p>
          </table:table-cell>
          <table:table-cell office:value-type="float" office:value="16472" calcext:value-type="float">
            <text:p>16472</text:p>
          </table:table-cell>
          <table:table-cell office:value-type="float" office:value="7301" calcext:value-type="float">
            <text:p>730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" office:value-type="float" office:value="8.4699" calcext:value-type="float">
            <text:p>8.46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4427" calcext:value-type="float">
            <text:p>84427</text:p>
          </table:table-cell>
          <table:table-cell office:value-type="float" office:value="671216" calcext:value-type="float">
            <text:p>671216</text:p>
          </table:table-cell>
          <table:table-cell office:value-type="float" office:value="212351" calcext:value-type="float">
            <text:p>212351</text:p>
          </table:table-cell>
          <table:table-cell office:value-type="float" office:value="76929" calcext:value-type="float">
            <text:p>76929</text:p>
          </table:table-cell>
          <table:table-cell office:value-type="float" office:value="257487" calcext:value-type="float">
            <text:p>257487</text:p>
          </table:table-cell>
          <table:table-cell office:value-type="float" office:value="30753" calcext:value-type="float">
            <text:p>30753</text:p>
          </table:table-cell>
          <table:table-cell office:value-type="float" office:value="2651" calcext:value-type="float">
            <text:p>2651</text:p>
          </table:table-cell>
          <table:table-cell office:value-type="float" office:value="16472" calcext:value-type="float">
            <text:p>16472</text:p>
          </table:table-cell>
          <table:table-cell office:value-type="float" office:value="7301" calcext:value-type="float">
            <text:p>7301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" office:value-type="float" office:value="8.4427" calcext:value-type="float">
            <text:p>8.44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143" calcext:value-type="float">
            <text:p>85143</text:p>
          </table:table-cell>
          <table:table-cell office:value-type="float" office:value="673605" calcext:value-type="float">
            <text:p>673605</text:p>
          </table:table-cell>
          <table:table-cell office:value-type="float" office:value="192776" calcext:value-type="float">
            <text:p>192776</text:p>
          </table:table-cell>
          <table:table-cell office:value-type="float" office:value="57353" calcext:value-type="float">
            <text:p>57353</text:p>
          </table:table-cell>
          <table:table-cell office:value-type="float" office:value="259023" calcext:value-type="float">
            <text:p>259023</text:p>
          </table:table-cell>
          <table:table-cell office:value-type="float" office:value="30753" calcext:value-type="float">
            <text:p>30753</text:p>
          </table:table-cell>
          <table:table-cell office:value-type="float" office:value="9353" calcext:value-type="float">
            <text:p>9353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" office:value-type="float" office:value="8.5143" calcext:value-type="float">
            <text:p>8.51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686" calcext:value-type="float">
            <text:p>83686</text:p>
          </table:table-cell>
          <table:table-cell office:value-type="float" office:value="664161" calcext:value-type="float">
            <text:p>664161</text:p>
          </table:table-cell>
          <table:table-cell office:value-type="float" office:value="193089" calcext:value-type="float">
            <text:p>193089</text:p>
          </table:table-cell>
          <table:table-cell office:value-type="float" office:value="57667" calcext:value-type="float">
            <text:p>57667</text:p>
          </table:table-cell>
          <table:table-cell office:value-type="float" office:value="259023" calcext:value-type="float">
            <text:p>259023</text:p>
          </table:table-cell>
          <table:table-cell office:value-type="float" office:value="30753" calcext:value-type="float">
            <text:p>30753</text:p>
          </table:table-cell>
          <table:table-cell office:value-type="float" office:value="3711" calcext:value-type="float">
            <text:p>3711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" office:value-type="float" office:value="8.3686" calcext:value-type="float">
            <text:p>8.36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161" calcext:value-type="float">
            <text:p>83161</text:p>
          </table:table-cell>
          <table:table-cell office:value-type="float" office:value="660896" calcext:value-type="float">
            <text:p>660896</text:p>
          </table:table-cell>
          <table:table-cell office:value-type="float" office:value="193168" calcext:value-type="float">
            <text:p>193168</text:p>
          </table:table-cell>
          <table:table-cell office:value-type="float" office:value="57746" calcext:value-type="float">
            <text:p>57746</text:p>
          </table:table-cell>
          <table:table-cell office:value-type="float" office:value="259023" calcext:value-type="float">
            <text:p>259023</text:p>
          </table:table-cell>
          <table:table-cell office:value-type="float" office:value="30753" calcext:value-type="float">
            <text:p>30753</text:p>
          </table:table-cell>
          <table:table-cell office:value-type="float" office:value="1875" calcext:value-type="float">
            <text:p>1875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" office:value-type="float" office:value="8.3161" calcext:value-type="float">
            <text:p>8.31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2921" calcext:value-type="float">
            <text:p>82921</text:p>
          </table:table-cell>
          <table:table-cell office:value-type="float" office:value="659215" calcext:value-type="float">
            <text:p>659215</text:p>
          </table:table-cell>
          <table:table-cell office:value-type="float" office:value="193239" calcext:value-type="float">
            <text:p>193239</text:p>
          </table:table-cell>
          <table:table-cell office:value-type="float" office:value="57817" calcext:value-type="float">
            <text:p>57817</text:p>
          </table:table-cell>
          <table:table-cell office:value-type="float" office:value="259023" calcext:value-type="float">
            <text:p>259023</text:p>
          </table:table-cell>
          <table:table-cell office:value-type="float" office:value="30753" calcext:value-type="float">
            <text:p>30753</text:p>
          </table:table-cell>
          <table:table-cell office:value-type="float" office:value="956" calcext:value-type="float">
            <text:p>956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" office:value-type="float" office:value="8.2921" calcext:value-type="float">
            <text:p>8.29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6733" calcext:value-type="float">
            <text:p>86733</text:p>
          </table:table-cell>
          <table:table-cell office:value-type="float" office:value="687453" calcext:value-type="float">
            <text:p>687453</text:p>
          </table:table-cell>
          <table:table-cell office:value-type="float" office:value="204946" calcext:value-type="float">
            <text:p>204946</text:p>
          </table:table-cell>
          <table:table-cell office:value-type="float" office:value="69524" calcext:value-type="float">
            <text:p>69524</text:p>
          </table:table-cell>
          <table:table-cell office:value-type="float" office:value="257231" calcext:value-type="float">
            <text:p>257231</text:p>
          </table:table-cell>
          <table:table-cell office:value-type="float" office:value="30753" calcext:value-type="float">
            <text:p>30753</text:p>
          </table:table-cell>
          <table:table-cell office:value-type="float" office:value="18022" calcext:value-type="float">
            <text:p>18022</text:p>
          </table:table-cell>
          <table:table-cell office:value-type="float" office:value="16472" calcext:value-type="float">
            <text:p>16472</text:p>
          </table:table-cell>
          <table:table-cell office:value-type="float" office:value="7297" calcext:value-type="float">
            <text:p>72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" office:value-type="float" office:value="8.6733" calcext:value-type="float">
            <text:p>8.67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4750" calcext:value-type="float">
            <text:p>84750</text:p>
          </table:table-cell>
          <table:table-cell office:value-type="float" office:value="673007" calcext:value-type="float">
            <text:p>673007</text:p>
          </table:table-cell>
          <table:table-cell office:value-type="float" office:value="204967" calcext:value-type="float">
            <text:p>204967</text:p>
          </table:table-cell>
          <table:table-cell office:value-type="float" office:value="69545" calcext:value-type="float">
            <text:p>69545</text:p>
          </table:table-cell>
          <table:table-cell office:value-type="float" office:value="257231" calcext:value-type="float">
            <text:p>257231</text:p>
          </table:table-cell>
          <table:table-cell office:value-type="float" office:value="30753" calcext:value-type="float">
            <text:p>30753</text:p>
          </table:table-cell>
          <table:table-cell office:value-type="float" office:value="6937" calcext:value-type="float">
            <text:p>6937</text:p>
          </table:table-cell>
          <table:table-cell office:value-type="float" office:value="16472" calcext:value-type="float">
            <text:p>16472</text:p>
          </table:table-cell>
          <table:table-cell office:value-type="float" office:value="7297" calcext:value-type="float">
            <text:p>72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" office:value-type="float" office:value="8.475" calcext:value-type="float">
            <text:p>8.4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4101" calcext:value-type="float">
            <text:p>84101</text:p>
          </table:table-cell>
          <table:table-cell office:value-type="float" office:value="668380" calcext:value-type="float">
            <text:p>668380</text:p>
          </table:table-cell>
          <table:table-cell office:value-type="float" office:value="204976" calcext:value-type="float">
            <text:p>204976</text:p>
          </table:table-cell>
          <table:table-cell office:value-type="float" office:value="69553" calcext:value-type="float">
            <text:p>69553</text:p>
          </table:table-cell>
          <table:table-cell office:value-type="float" office:value="257231" calcext:value-type="float">
            <text:p>257231</text:p>
          </table:table-cell>
          <table:table-cell office:value-type="float" office:value="30753" calcext:value-type="float">
            <text:p>30753</text:p>
          </table:table-cell>
          <table:table-cell office:value-type="float" office:value="3862" calcext:value-type="float">
            <text:p>3862</text:p>
          </table:table-cell>
          <table:table-cell office:value-type="float" office:value="16472" calcext:value-type="float">
            <text:p>16472</text:p>
          </table:table-cell>
          <table:table-cell office:value-type="float" office:value="7297" calcext:value-type="float">
            <text:p>72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" office:value-type="float" office:value="8.4101" calcext:value-type="float">
            <text:p>8.4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3822" calcext:value-type="float">
            <text:p>83822</text:p>
          </table:table-cell>
          <table:table-cell office:value-type="float" office:value="666270" calcext:value-type="float">
            <text:p>666270</text:p>
          </table:table-cell>
          <table:table-cell office:value-type="float" office:value="204988" calcext:value-type="float">
            <text:p>204988</text:p>
          </table:table-cell>
          <table:table-cell office:value-type="float" office:value="69565" calcext:value-type="float">
            <text:p>69565</text:p>
          </table:table-cell>
          <table:table-cell office:value-type="float" office:value="257231" calcext:value-type="float">
            <text:p>257231</text:p>
          </table:table-cell>
          <table:table-cell office:value-type="float" office:value="30753" calcext:value-type="float">
            <text:p>30753</text:p>
          </table:table-cell>
          <table:table-cell office:value-type="float" office:value="2649" calcext:value-type="float">
            <text:p>2649</text:p>
          </table:table-cell>
          <table:table-cell office:value-type="float" office:value="16472" calcext:value-type="float">
            <text:p>16472</text:p>
          </table:table-cell>
          <table:table-cell office:value-type="float" office:value="7297" calcext:value-type="float">
            <text:p>72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" office:value-type="float" office:value="8.3822" calcext:value-type="float">
            <text:p>8.38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754" calcext:value-type="float">
            <text:p>84754</text:p>
          </table:table-cell>
          <table:table-cell office:value-type="float" office:value="670770" calcext:value-type="float">
            <text:p>670770</text:p>
          </table:table-cell>
          <table:table-cell office:value-type="float" office:value="193285" calcext:value-type="float">
            <text:p>193285</text:p>
          </table:table-cell>
          <table:table-cell office:value-type="float" office:value="57862" calcext:value-type="float">
            <text:p>57862</text:p>
          </table:table-cell>
          <table:table-cell office:value-type="float" office:value="259023" calcext:value-type="float">
            <text:p>259023</text:p>
          </table:table-cell>
          <table:table-cell office:value-type="float" office:value="30753" calcext:value-type="float">
            <text:p>30753</text:p>
          </table:table-cell>
          <table:table-cell office:value-type="float" office:value="9424" calcext:value-type="float">
            <text:p>9424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" office:value-type="float" office:value="8.4754" calcext:value-type="float">
            <text:p>8.47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311" calcext:value-type="float">
            <text:p>83311</text:p>
          </table:table-cell>
          <table:table-cell office:value-type="float" office:value="661226" calcext:value-type="float">
            <text:p>661226</text:p>
          </table:table-cell>
          <table:table-cell office:value-type="float" office:value="193598" calcext:value-type="float">
            <text:p>193598</text:p>
          </table:table-cell>
          <table:table-cell office:value-type="float" office:value="58176" calcext:value-type="float">
            <text:p>58176</text:p>
          </table:table-cell>
          <table:table-cell office:value-type="float" office:value="259023" calcext:value-type="float">
            <text:p>259023</text:p>
          </table:table-cell>
          <table:table-cell office:value-type="float" office:value="30753" calcext:value-type="float">
            <text:p>30753</text:p>
          </table:table-cell>
          <table:table-cell office:value-type="float" office:value="3716" calcext:value-type="float">
            <text:p>3716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" office:value-type="float" office:value="8.3311" calcext:value-type="float">
            <text:p>8.33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2794" calcext:value-type="float">
            <text:p>82794</text:p>
          </table:table-cell>
          <table:table-cell office:value-type="float" office:value="657987" calcext:value-type="float">
            <text:p>657987</text:p>
          </table:table-cell>
          <table:table-cell office:value-type="float" office:value="193681" calcext:value-type="float">
            <text:p>193681</text:p>
          </table:table-cell>
          <table:table-cell office:value-type="float" office:value="58258" calcext:value-type="float">
            <text:p>58258</text:p>
          </table:table-cell>
          <table:table-cell office:value-type="float" office:value="259023" calcext:value-type="float">
            <text:p>259023</text:p>
          </table:table-cell>
          <table:table-cell office:value-type="float" office:value="30753" calcext:value-type="float">
            <text:p>30753</text:p>
          </table:table-cell>
          <table:table-cell office:value-type="float" office:value="1891" calcext:value-type="float">
            <text:p>1891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" office:value-type="float" office:value="8.2794" calcext:value-type="float">
            <text:p>8.27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2547" calcext:value-type="float">
            <text:p>82547</text:p>
          </table:table-cell>
          <table:table-cell office:value-type="float" office:value="656285" calcext:value-type="float">
            <text:p>656285</text:p>
          </table:table-cell>
          <table:table-cell office:value-type="float" office:value="193750" calcext:value-type="float">
            <text:p>193750</text:p>
          </table:table-cell>
          <table:table-cell office:value-type="float" office:value="58327" calcext:value-type="float">
            <text:p>58327</text:p>
          </table:table-cell>
          <table:table-cell office:value-type="float" office:value="259023" calcext:value-type="float">
            <text:p>259023</text:p>
          </table:table-cell>
          <table:table-cell office:value-type="float" office:value="30753" calcext:value-type="float">
            <text:p>30753</text:p>
          </table:table-cell>
          <table:table-cell office:value-type="float" office:value="961" calcext:value-type="float">
            <text:p>961</text:p>
          </table:table-cell>
          <table:table-cell office:value-type="float" office:value="16472" calcext:value-type="float">
            <text:p>16472</text:p>
          </table:table-cell>
          <table:table-cell office:value-type="float" office:value="7325" calcext:value-type="float">
            <text:p>7325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" office:value-type="float" office:value="8.2547" calcext:value-type="float">
            <text:p>8.25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6476" calcext:value-type="float">
            <text:p>86476</text:p>
          </table:table-cell>
          <table:table-cell office:value-type="float" office:value="685365" calcext:value-type="float">
            <text:p>685365</text:p>
          </table:table-cell>
          <table:table-cell office:value-type="float" office:value="206256" calcext:value-type="float">
            <text:p>206256</text:p>
          </table:table-cell>
          <table:table-cell office:value-type="float" office:value="70833" calcext:value-type="float">
            <text:p>70833</text:p>
          </table:table-cell>
          <table:table-cell office:value-type="float" office:value="257231" calcext:value-type="float">
            <text:p>257231</text:p>
          </table:table-cell>
          <table:table-cell office:value-type="float" office:value="30753" calcext:value-type="float">
            <text:p>30753</text:p>
          </table:table-cell>
          <table:table-cell office:value-type="float" office:value="18108" calcext:value-type="float">
            <text:p>18108</text:p>
          </table:table-cell>
          <table:table-cell office:value-type="float" office:value="16472" calcext:value-type="float">
            <text:p>16472</text:p>
          </table:table-cell>
          <table:table-cell office:value-type="float" office:value="7297" calcext:value-type="float">
            <text:p>72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" office:value-type="float" office:value="8.6476" calcext:value-type="float">
            <text:p>8.64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4465" calcext:value-type="float">
            <text:p>84465</text:p>
          </table:table-cell>
          <table:table-cell office:value-type="float" office:value="670889" calcext:value-type="float">
            <text:p>670889</text:p>
          </table:table-cell>
          <table:table-cell office:value-type="float" office:value="206277" calcext:value-type="float">
            <text:p>206277</text:p>
          </table:table-cell>
          <table:table-cell office:value-type="float" office:value="70855" calcext:value-type="float">
            <text:p>70855</text:p>
          </table:table-cell>
          <table:table-cell office:value-type="float" office:value="257231" calcext:value-type="float">
            <text:p>257231</text:p>
          </table:table-cell>
          <table:table-cell office:value-type="float" office:value="30753" calcext:value-type="float">
            <text:p>30753</text:p>
          </table:table-cell>
          <table:table-cell office:value-type="float" office:value="6950" calcext:value-type="float">
            <text:p>6950</text:p>
          </table:table-cell>
          <table:table-cell office:value-type="float" office:value="16472" calcext:value-type="float">
            <text:p>16472</text:p>
          </table:table-cell>
          <table:table-cell office:value-type="float" office:value="7297" calcext:value-type="float">
            <text:p>72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" office:value-type="float" office:value="8.4465" calcext:value-type="float">
            <text:p>8.44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836" calcext:value-type="float">
            <text:p>83836</text:p>
          </table:table-cell>
          <table:table-cell office:value-type="float" office:value="666241" calcext:value-type="float">
            <text:p>666241</text:p>
          </table:table-cell>
          <table:table-cell office:value-type="float" office:value="206285" calcext:value-type="float">
            <text:p>206285</text:p>
          </table:table-cell>
          <table:table-cell office:value-type="float" office:value="70863" calcext:value-type="float">
            <text:p>70863</text:p>
          </table:table-cell>
          <table:table-cell office:value-type="float" office:value="257231" calcext:value-type="float">
            <text:p>257231</text:p>
          </table:table-cell>
          <table:table-cell office:value-type="float" office:value="30753" calcext:value-type="float">
            <text:p>30753</text:p>
          </table:table-cell>
          <table:table-cell office:value-type="float" office:value="3867" calcext:value-type="float">
            <text:p>3867</text:p>
          </table:table-cell>
          <table:table-cell office:value-type="float" office:value="16472" calcext:value-type="float">
            <text:p>16472</text:p>
          </table:table-cell>
          <table:table-cell office:value-type="float" office:value="7297" calcext:value-type="float">
            <text:p>72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" office:value-type="float" office:value="8.3836" calcext:value-type="float">
            <text:p>8.38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3539" calcext:value-type="float">
            <text:p>83539</text:p>
          </table:table-cell>
          <table:table-cell office:value-type="float" office:value="664149" calcext:value-type="float">
            <text:p>664149</text:p>
          </table:table-cell>
          <table:table-cell office:value-type="float" office:value="206296" calcext:value-type="float">
            <text:p>206296</text:p>
          </table:table-cell>
          <table:table-cell office:value-type="float" office:value="70873" calcext:value-type="float">
            <text:p>70873</text:p>
          </table:table-cell>
          <table:table-cell office:value-type="float" office:value="257231" calcext:value-type="float">
            <text:p>257231</text:p>
          </table:table-cell>
          <table:table-cell office:value-type="float" office:value="30753" calcext:value-type="float">
            <text:p>30753</text:p>
          </table:table-cell>
          <table:table-cell office:value-type="float" office:value="2654" calcext:value-type="float">
            <text:p>2654</text:p>
          </table:table-cell>
          <table:table-cell office:value-type="float" office:value="16472" calcext:value-type="float">
            <text:p>16472</text:p>
          </table:table-cell>
          <table:table-cell office:value-type="float" office:value="7297" calcext:value-type="float">
            <text:p>7297</text:p>
          </table:table-cell>
          <table:table-cell office:value-type="float" office:value="12" calcext:value-type="float">
            <text:p>12</text:p>
          </table:table-cell>
          <table:table-cell/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" office:value-type="float" office:value="8.3539" calcext:value-type="float">
            <text:p>8.3539</text:p>
          </table:table-cell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20k)</text:p>
          </table:table-cell>
          <table:table-cell table:number-columns-repeated="17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[.G2]/20000" office:value-type="float" office:value="41.0111" calcext:value-type="float">
            <text:p>41.011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]/20000" office:value-type="float" office:value="38.9709" calcext:value-type="float">
            <text:p>38.970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]/20000" office:value-type="float" office:value="39.10785" calcext:value-type="float">
            <text:p>39.1078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]/20000" office:value-type="float" office:value="39.0899" calcext:value-type="float">
            <text:p>39.089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20000" office:value-type="float" office:value="39.2325" calcext:value-type="float">
            <text:p>39.232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]/20000" office:value-type="float" office:value="39.37825" calcext:value-type="float">
            <text:p>39.3782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]/20000" office:value-type="float" office:value="39.36055" calcext:value-type="float">
            <text:p>39.3605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9]/20000" office:value-type="float" office:value="37.0534" calcext:value-type="float">
            <text:p>37.0534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]/20000" office:value-type="float" office:value="37.187" calcext:value-type="float">
            <text:p>37.18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1]/20000" office:value-type="float" office:value="37.1689" calcext:value-type="float">
            <text:p>37.168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20000" office:value-type="float" office:value="36.95905" calcext:value-type="float">
            <text:p>36.9590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]/20000" office:value-type="float" office:value="37.0969" calcext:value-type="float">
            <text:p>37.096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4]/20000" office:value-type="float" office:value="37.07885" calcext:value-type="float">
            <text:p>37.0788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5]/20000" office:value-type="float" office:value="33.6857" calcext:value-type="float">
            <text:p>33.685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20000" office:value-type="float" office:value="34.0069" calcext:value-type="float">
            <text:p>34.006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7]/20000" office:value-type="float" office:value="33.7368" calcext:value-type="float">
            <text:p>33.7368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20000" office:value-type="float" office:value="33.55155" calcext:value-type="float">
            <text:p>33.5515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]/20000" office:value-type="float" office:value="33.8784" calcext:value-type="float">
            <text:p>33.8784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]/20000" office:value-type="float" office:value="33.60835" calcext:value-type="float">
            <text:p>33.6083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]/20000" office:value-type="float" office:value="32.8653" calcext:value-type="float">
            <text:p>32.865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]/20000" office:value-type="float" office:value="33.9905" calcext:value-type="float">
            <text:p>33.990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]/20000" office:value-type="float" office:value="33.7203" calcext:value-type="float">
            <text:p>33.720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20000" office:value-type="float" office:value="32.7269" calcext:value-type="float">
            <text:p>32.726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5]/20000" office:value-type="float" office:value="33.8995" calcext:value-type="float">
            <text:p>33.899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6]/20000" office:value-type="float" office:value="33.6293" calcext:value-type="float">
            <text:p>33.629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7]/20000" office:value-type="float" office:value="32.94015" calcext:value-type="float">
            <text:p>32.9401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20000" office:value-type="float" office:value="33.6529" calcext:value-type="float">
            <text:p>33.652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9]/20000" office:value-type="float" office:value="33.3824" calcext:value-type="float">
            <text:p>33.3824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0]/20000" office:value-type="float" office:value="32.8017" calcext:value-type="float">
            <text:p>32.801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1]/20000" office:value-type="float" office:value="33.54575" calcext:value-type="float">
            <text:p>33.5457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32]/20000" office:value-type="float" office:value="33.2753" calcext:value-type="float">
            <text:p>33.275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33]/10000" office:value-type="float" office:value="41.1435" calcext:value-type="float">
            <text:p>41.1435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4]/10000" office:value-type="float" office:value="41.1009" calcext:value-type="float">
            <text:p>41.1009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5]/10000" office:value-type="float" office:value="39.1136" calcext:value-type="float">
            <text:p>39.1136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6]/10000" office:value-type="float" office:value="39.0646" calcext:value-type="float">
            <text:p>39.0646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7]/10000" office:value-type="float" office:value="39.2467" calcext:value-type="float">
            <text:p>39.2467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38]/10000" office:value-type="float" office:value="39.1277" calcext:value-type="float">
            <text:p>39.1277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39]/10000" office:value-type="float" office:value="39.0719" calcext:value-type="float">
            <text:p>39.0719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0]/10000" office:value-type="float" office:value="39.3724" calcext:value-type="float">
            <text:p>39.372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1]/10000" office:value-type="float" office:value="39.323" calcext:value-type="float">
            <text:p>39.323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2]/10000" office:value-type="float" office:value="39.514" calcext:value-type="float">
            <text:p>39.51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43]/10000" office:value-type="float" office:value="39.3978" calcext:value-type="float">
            <text:p>39.3978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4]/10000" office:value-type="float" office:value="39.3405" calcext:value-type="float">
            <text:p>39.3405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45]/10000" office:value-type="float" office:value="37.1993" calcext:value-type="float">
            <text:p>37.1993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10000" office:value-type="float" office:value="37.1449" calcext:value-type="float">
            <text:p>37.1449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10000" office:value-type="float" office:value="37.3248" calcext:value-type="float">
            <text:p>37.3248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48]/10000" office:value-type="float" office:value="37.2066" calcext:value-type="float">
            <text:p>37.2066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9]/10000" office:value-type="float" office:value="37.1482" calcext:value-type="float">
            <text:p>37.1482</text:p>
          </table:table-cell>
          <table:table-cell table:number-columns-repeated="17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0]/10000" office:value-type="float" office:value="37.1071" calcext:value-type="float">
            <text:p>37.1071</text:p>
          </table:table-cell>
          <table:table-cell table:number-columns-repeated="17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1]/10000" office:value-type="float" office:value="37.0496" calcext:value-type="float">
            <text:p>37.0496</text:p>
          </table:table-cell>
          <table:table-cell table:number-columns-repeated="17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2]/10000" office:value-type="float" office:value="37.2362" calcext:value-type="float">
            <text:p>37.2362</text:p>
          </table:table-cell>
          <table:table-cell table:number-columns-repeated="17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formula="of:=[.G53]/10000" office:value-type="float" office:value="37.1169" calcext:value-type="float">
            <text:p>37.1169</text:p>
          </table:table-cell>
          <table:table-cell table:number-columns-repeated="17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4]/10000" office:value-type="float" office:value="37.0584" calcext:value-type="float">
            <text:p>37.0584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55]/10000" office:value-type="float" office:value="33.8437" calcext:value-type="float">
            <text:p>33.8437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10000" office:value-type="float" office:value="33.7822" calcext:value-type="float">
            <text:p>33.7822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7]/10000" office:value-type="float" office:value="34.1383" calcext:value-type="float">
            <text:p>34.138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8]/10000" office:value-type="float" office:value="33.7631" calcext:value-type="float">
            <text:p>33.763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9]/10000" office:value-type="float" office:value="33.6736" calcext:value-type="float">
            <text:p>33.673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10000" office:value-type="float" office:value="33.7095" calcext:value-type="float">
            <text:p>33.7095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1]/10000" office:value-type="float" office:value="33.6459" calcext:value-type="float">
            <text:p>33.6459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2]/10000" office:value-type="float" office:value="34.0061" calcext:value-type="float">
            <text:p>34.006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63]/10000" office:value-type="float" office:value="33.634" calcext:value-type="float">
            <text:p>33.634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4]/10000" office:value-type="float" office:value="33.5452" calcext:value-type="float">
            <text:p>33.5452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65]/10000" office:value-type="float" office:value="33.0226" calcext:value-type="float">
            <text:p>33.022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6]/10000" office:value-type="float" office:value="32.9621" calcext:value-type="float">
            <text:p>32.962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7]/10000" office:value-type="float" office:value="34.128" calcext:value-type="float">
            <text:p>34.128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68]/10000" office:value-type="float" office:value="33.7476" calcext:value-type="float">
            <text:p>33.747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9]/10000" office:value-type="float" office:value="33.6586" calcext:value-type="float">
            <text:p>33.658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10000" office:value-type="float" office:value="32.8808" calcext:value-type="float">
            <text:p>32.8808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1]/10000" office:value-type="float" office:value="32.8224" calcext:value-type="float">
            <text:p>32.8224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2]/10000" office:value-type="float" office:value="34.039" calcext:value-type="float">
            <text:p>34.039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73]/10000" office:value-type="float" office:value="33.6567" calcext:value-type="float">
            <text:p>33.6567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4]/10000" office:value-type="float" office:value="33.5696" calcext:value-type="float">
            <text:p>33.569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75]/10000" office:value-type="float" office:value="33.096" calcext:value-type="float">
            <text:p>33.09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6]/10000" office:value-type="float" office:value="33.0361" calcext:value-type="float">
            <text:p>33.036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7]/10000" office:value-type="float" office:value="33.7922" calcext:value-type="float">
            <text:p>33.7922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78]/10000" office:value-type="float" office:value="33.411" calcext:value-type="float">
            <text:p>33.41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9]/10000" office:value-type="float" office:value="33.3222" calcext:value-type="float">
            <text:p>33.3222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10000" office:value-type="float" office:value="32.9601" calcext:value-type="float">
            <text:p>32.960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1]/10000" office:value-type="float" office:value="32.8971" calcext:value-type="float">
            <text:p>32.897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2]/10000" office:value-type="float" office:value="33.6848" calcext:value-type="float">
            <text:p>33.6848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3]/10000" office:value-type="float" office:value="33.3021" calcext:value-type="float">
            <text:p>33.302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84]/10000" office:value-type="float" office:value="33.215" calcext:value-type="float">
            <text:p>33.2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4 CU Cycles (5k)</text:p>
          </table:table-cell>
          <table:table-cell office:value-type="string" calcext:value-type="string">
            <text:p>8 CU Cycles (5k)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85]/5000" office:value-type="float" office:value="41.4098" calcext:value-type="float">
            <text:p>41.4098</text:p>
          </table:table-cell>
          <table:table-cell table:formula="of:=[.G158]/5000" office:value-type="float" office:value="20.9738" calcext:value-type="float">
            <text:p>20.9738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6]/5000" office:value-type="float" office:value="41.2698" calcext:value-type="float">
            <text:p>41.2698</text:p>
          </table:table-cell>
          <table:table-cell table:formula="of:=[.G159]/5000" office:value-type="float" office:value="20.7762" calcext:value-type="float">
            <text:p>20.7762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87]/5000" office:value-type="float" office:value="41.2104" calcext:value-type="float">
            <text:p>41.2104</text:p>
          </table:table-cell>
          <table:table-cell table:formula="of:=[.G160]/5000" office:value-type="float" office:value="20.6966" calcext:value-type="float">
            <text:p>20.6966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88]/5000" office:value-type="float" office:value="39.4062" calcext:value-type="float">
            <text:p>39.4062</text:p>
          </table:table-cell>
          <table:table-cell table:formula="of:=[.G161]/5000" office:value-type="float" office:value="20.666" calcext:value-type="float">
            <text:p>20.666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9]/5000" office:value-type="float" office:value="39.2306" calcext:value-type="float">
            <text:p>39.2306</text:p>
          </table:table-cell>
          <table:table-cell table:formula="of:=[.G162]/5000" office:value-type="float" office:value="20.0072" calcext:value-type="float">
            <text:p>20.0072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0]/5000" office:value-type="float" office:value="39.1718" calcext:value-type="float">
            <text:p>39.1718</text:p>
          </table:table-cell>
          <table:table-cell table:formula="of:=[.G163]/5000" office:value-type="float" office:value="19.7596" calcext:value-type="float">
            <text:p>19.7596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1]/5000" office:value-type="float" office:value="39.5176" calcext:value-type="float">
            <text:p>39.5176</text:p>
          </table:table-cell>
          <table:table-cell table:formula="of:=[.G164]/5000" office:value-type="float" office:value="19.6788" calcext:value-type="float">
            <text:p>19.6788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92]/5000" office:value-type="float" office:value="39.3012" calcext:value-type="float">
            <text:p>39.3012</text:p>
          </table:table-cell>
          <table:table-cell table:formula="of:=[.G165]/5000" office:value-type="float" office:value="19.642" calcext:value-type="float">
            <text:p>19.642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93]/5000" office:value-type="float" office:value="39.1968" calcext:value-type="float">
            <text:p>39.1968</text:p>
          </table:table-cell>
          <table:table-cell table:formula="of:=[.G166]/5000" office:value-type="float" office:value="20.0578" calcext:value-type="float">
            <text:p>20.0578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94]/5000" office:value-type="float" office:value="39.1518" calcext:value-type="float">
            <text:p>39.1518</text:p>
          </table:table-cell>
          <table:table-cell table:formula="of:=[.G167]/5000" office:value-type="float" office:value="19.7936" calcext:value-type="float">
            <text:p>19.7936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5]/5000" office:value-type="float" office:value="39.6618" calcext:value-type="float">
            <text:p>39.6618</text:p>
          </table:table-cell>
          <table:table-cell table:formula="of:=[.G168]/5000" office:value-type="float" office:value="19.6916" calcext:value-type="float">
            <text:p>19.6916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96]/5000" office:value-type="float" office:value="39.4958" calcext:value-type="float">
            <text:p>39.4958</text:p>
          </table:table-cell>
          <table:table-cell table:formula="of:=[.G169]/5000" office:value-type="float" office:value="19.6518" calcext:value-type="float">
            <text:p>19.6518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7]/5000" office:value-type="float" office:value="39.4358" calcext:value-type="float">
            <text:p>39.4358</text:p>
          </table:table-cell>
          <table:table-cell table:formula="of:=[.G170]/5000" office:value-type="float" office:value="20.14" calcext:value-type="float">
            <text:p>20.14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8]/5000" office:value-type="float" office:value="39.7856" calcext:value-type="float">
            <text:p>39.7856</text:p>
          </table:table-cell>
          <table:table-cell table:formula="of:=[.G171]/5000" office:value-type="float" office:value="19.8944" calcext:value-type="float">
            <text:p>19.8944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99]/5000" office:value-type="float" office:value="39.5632" calcext:value-type="float">
            <text:p>39.5632</text:p>
          </table:table-cell>
          <table:table-cell table:formula="of:=[.G172]/5000" office:value-type="float" office:value="19.813" calcext:value-type="float">
            <text:p>19.81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0]/5000" office:value-type="float" office:value="39.468" calcext:value-type="float">
            <text:p>39.468</text:p>
          </table:table-cell>
          <table:table-cell table:formula="of:=[.G173]/5000" office:value-type="float" office:value="19.7748" calcext:value-type="float">
            <text:p>19.7748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1]/5000" office:value-type="float" office:value="39.4252" calcext:value-type="float">
            <text:p>39.4252</text:p>
          </table:table-cell>
          <table:table-cell table:formula="of:=[.G174]/5000" office:value-type="float" office:value="20.1694" calcext:value-type="float">
            <text:p>20.1694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02]/5000" office:value-type="float" office:value="37.4944" calcext:value-type="float">
            <text:p>37.4944</text:p>
          </table:table-cell>
          <table:table-cell table:formula="of:=[.G175]/5000" office:value-type="float" office:value="19.9262" calcext:value-type="float">
            <text:p>19.9262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03]/5000" office:value-type="float" office:value="37.3238" calcext:value-type="float">
            <text:p>37.3238</text:p>
          </table:table-cell>
          <table:table-cell table:formula="of:=[.G176]/5000" office:value-type="float" office:value="19.8316" calcext:value-type="float">
            <text:p>19.8316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04]/5000" office:value-type="float" office:value="37.2568" calcext:value-type="float">
            <text:p>37.2568</text:p>
          </table:table-cell>
          <table:table-cell table:formula="of:=[.G177]/5000" office:value-type="float" office:value="19.7866" calcext:value-type="float">
            <text:p>19.7866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5]/5000" office:value-type="float" office:value="37.6102" calcext:value-type="float">
            <text:p>37.6102</text:p>
          </table:table-cell>
          <table:table-cell table:formula="of:=[.G178]/5000" office:value-type="float" office:value="19.119" calcext:value-type="float">
            <text:p>19.119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06]/5000" office:value-type="float" office:value="37.3836" calcext:value-type="float">
            <text:p>37.3836</text:p>
          </table:table-cell>
          <table:table-cell table:formula="of:=[.G179]/5000" office:value-type="float" office:value="18.8662" calcext:value-type="float">
            <text:p>18.8662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7]/5000" office:value-type="float" office:value="37.279" calcext:value-type="float">
            <text:p>37.279</text:p>
          </table:table-cell>
          <table:table-cell table:formula="of:=[.G180]/5000" office:value-type="float" office:value="18.7722" calcext:value-type="float">
            <text:p>18.7722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8]/5000" office:value-type="float" office:value="37.2292" calcext:value-type="float">
            <text:p>37.2292</text:p>
          </table:table-cell>
          <table:table-cell table:formula="of:=[.G181]/5000" office:value-type="float" office:value="18.7332" calcext:value-type="float">
            <text:p>18.7332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9]/5000" office:value-type="float" office:value="37.4084" calcext:value-type="float">
            <text:p>37.4084</text:p>
          </table:table-cell>
          <table:table-cell table:formula="of:=[.G182]/5000" office:value-type="float" office:value="19.1046" calcext:value-type="float">
            <text:p>19.1046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0]/5000" office:value-type="float" office:value="37.2262" calcext:value-type="float">
            <text:p>37.2262</text:p>
          </table:table-cell>
          <table:table-cell table:formula="of:=[.G183]/5000" office:value-type="float" office:value="18.8386" calcext:value-type="float">
            <text:p>18.8386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1]/5000" office:value-type="float" office:value="37.1572" calcext:value-type="float">
            <text:p>37.1572</text:p>
          </table:table-cell>
          <table:table-cell table:formula="of:=[.G184]/5000" office:value-type="float" office:value="18.7342" calcext:value-type="float">
            <text:p>18.7342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2]/5000" office:value-type="float" office:value="37.514" calcext:value-type="float">
            <text:p>37.514</text:p>
          </table:table-cell>
          <table:table-cell table:formula="of:=[.G185]/5000" office:value-type="float" office:value="18.6902" calcext:value-type="float">
            <text:p>18.6902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13]/5000" office:value-type="float" office:value="37.2916" calcext:value-type="float">
            <text:p>37.2916</text:p>
          </table:table-cell>
          <table:table-cell table:formula="of:=[.G186]/5000" office:value-type="float" office:value="19.0878" calcext:value-type="float">
            <text:p>19.0878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14]/5000" office:value-type="float" office:value="37.1868" calcext:value-type="float">
            <text:p>37.1868</text:p>
          </table:table-cell>
          <table:table-cell table:formula="of:=[.G187]/5000" office:value-type="float" office:value="18.8304" calcext:value-type="float">
            <text:p>18.8304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15]/5000" office:value-type="float" office:value="37.1386" calcext:value-type="float">
            <text:p>37.1386</text:p>
          </table:table-cell>
          <table:table-cell table:formula="of:=[.G188]/5000" office:value-type="float" office:value="18.7402" calcext:value-type="float">
            <text:p>18.740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16]/5000" office:value-type="float" office:value="34.1722" calcext:value-type="float">
            <text:p>34.1722</text:p>
          </table:table-cell>
          <table:table-cell table:formula="of:=[.G189]/5000" office:value-type="float" office:value="18.6982" calcext:value-type="float">
            <text:p>18.698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7]/5000" office:value-type="float" office:value="33.9638" calcext:value-type="float">
            <text:p>33.9638</text:p>
          </table:table-cell>
          <table:table-cell table:formula="of:=[.G190]/5000" office:value-type="float" office:value="19.0638" calcext:value-type="float">
            <text:p>19.0638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8]/5000" office:value-type="float" office:value="33.8872" calcext:value-type="float">
            <text:p>33.8872</text:p>
          </table:table-cell>
          <table:table-cell table:formula="of:=[.G191]/5000" office:value-type="float" office:value="18.7912" calcext:value-type="float">
            <text:p>18.791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9]/5000" office:value-type="float" office:value="34.4068" calcext:value-type="float">
            <text:p>34.4068</text:p>
          </table:table-cell>
          <table:table-cell table:formula="of:=[.G192]/5000" office:value-type="float" office:value="18.6928" calcext:value-type="float">
            <text:p>18.6928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20]/5000" office:value-type="float" office:value="33.9406" calcext:value-type="float">
            <text:p>33.9406</text:p>
          </table:table-cell>
          <table:table-cell table:formula="of:=[.G193]/5000" office:value-type="float" office:value="18.642" calcext:value-type="float">
            <text:p>18.64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1]/5000" office:value-type="float" office:value="33.7922" calcext:value-type="float">
            <text:p>33.7922</text:p>
          </table:table-cell>
          <table:table-cell table:formula="of:=[.G194]/5000" office:value-type="float" office:value="17.4274" calcext:value-type="float">
            <text:p>17.4274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2]/5000" office:value-type="float" office:value="33.7114" calcext:value-type="float">
            <text:p>33.7114</text:p>
          </table:table-cell>
          <table:table-cell table:formula="of:=[.G195]/5000" office:value-type="float" office:value="17.147" calcext:value-type="float">
            <text:p>17.147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3]/5000" office:value-type="float" office:value="34.0324" calcext:value-type="float">
            <text:p>34.0324</text:p>
          </table:table-cell>
          <table:table-cell table:formula="of:=[.G196]/5000" office:value-type="float" office:value="17.0432" calcext:value-type="float">
            <text:p>17.043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24]/5000" office:value-type="float" office:value="33.8294" calcext:value-type="float">
            <text:p>33.8294</text:p>
          </table:table-cell>
          <table:table-cell table:formula="of:=[.G197]/5000" office:value-type="float" office:value="16.996" calcext:value-type="float">
            <text:p>16.99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25]/5000" office:value-type="float" office:value="33.751" calcext:value-type="float">
            <text:p>33.751</text:p>
          </table:table-cell>
          <table:table-cell table:formula="of:=[.G198]/5000" office:value-type="float" office:value="17.4996" calcext:value-type="float">
            <text:p>17.499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26]/5000" office:value-type="float" office:value="34.2844" calcext:value-type="float">
            <text:p>34.2844</text:p>
          </table:table-cell>
          <table:table-cell table:formula="of:=[.G199]/5000" office:value-type="float" office:value="17.119" calcext:value-type="float">
            <text:p>17.119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127]/5000" office:value-type="float" office:value="33.8078" calcext:value-type="float">
            <text:p>33.8078</text:p>
          </table:table-cell>
          <table:table-cell table:formula="of:=[.G200]/5000" office:value-type="float" office:value="16.9942" calcext:value-type="float">
            <text:p>16.994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8]/5000" office:value-type="float" office:value="33.6606" calcext:value-type="float">
            <text:p>33.6606</text:p>
          </table:table-cell>
          <table:table-cell table:formula="of:=[.G201]/5000" office:value-type="float" office:value="16.9402" calcext:value-type="float">
            <text:p>16.940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9]/5000" office:value-type="float" office:value="33.5824" calcext:value-type="float">
            <text:p>33.5824</text:p>
          </table:table-cell>
          <table:table-cell table:formula="of:=[.G202]/5000" office:value-type="float" office:value="17.37" calcext:value-type="float">
            <text:p>17.37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30]/5000" office:value-type="float" office:value="33.3446" calcext:value-type="float">
            <text:p>33.3446</text:p>
          </table:table-cell>
          <table:table-cell table:formula="of:=[.G203]/5000" office:value-type="float" office:value="17.0866" calcext:value-type="float">
            <text:p>17.086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1]/5000" office:value-type="float" office:value="33.1486" calcext:value-type="float">
            <text:p>33.1486</text:p>
          </table:table-cell>
          <table:table-cell table:formula="of:=[.G204]/5000" office:value-type="float" office:value="16.9796" calcext:value-type="float">
            <text:p>16.979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2]/5000" office:value-type="float" office:value="33.068" calcext:value-type="float">
            <text:p>33.068</text:p>
          </table:table-cell>
          <table:table-cell table:formula="of:=[.G205]/5000" office:value-type="float" office:value="16.9292" calcext:value-type="float">
            <text:p>16.929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3]/5000" office:value-type="float" office:value="34.4052" calcext:value-type="float">
            <text:p>34.4052</text:p>
          </table:table-cell>
          <table:table-cell table:formula="of:=[.G206]/5000" office:value-type="float" office:value="17.4366" calcext:value-type="float">
            <text:p>17.436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34]/5000" office:value-type="float" office:value="33.9268" calcext:value-type="float">
            <text:p>33.9268</text:p>
          </table:table-cell>
          <table:table-cell table:formula="of:=[.G207]/5000" office:value-type="float" office:value="17.0568" calcext:value-type="float">
            <text:p>17.0568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35]/5000" office:value-type="float" office:value="33.7768" calcext:value-type="float">
            <text:p>33.7768</text:p>
          </table:table-cell>
          <table:table-cell table:formula="of:=[.G208]/5000" office:value-type="float" office:value="16.9276" calcext:value-type="float">
            <text:p>16.927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36]/5000" office:value-type="float" office:value="33.695" calcext:value-type="float">
            <text:p>33.695</text:p>
          </table:table-cell>
          <table:table-cell table:formula="of:=[.G209]/5000" office:value-type="float" office:value="16.875" calcext:value-type="float">
            <text:p>16.875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7]/5000" office:value-type="float" office:value="33.2036" calcext:value-type="float">
            <text:p>33.2036</text:p>
          </table:table-cell>
          <table:table-cell table:formula="of:=[.G210]/5000" office:value-type="float" office:value="17.2442" calcext:value-type="float">
            <text:p>17.244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8]/5000" office:value-type="float" office:value="33.013" calcext:value-type="float">
            <text:p>33.013</text:p>
          </table:table-cell>
          <table:table-cell table:formula="of:=[.G211]/5000" office:value-type="float" office:value="16.9452" calcext:value-type="float">
            <text:p>16.945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9]/5000" office:value-type="float" office:value="32.9312" calcext:value-type="float">
            <text:p>32.9312</text:p>
          </table:table-cell>
          <table:table-cell table:formula="of:=[.G212]/5000" office:value-type="float" office:value="16.8392" calcext:value-type="float">
            <text:p>16.839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0]/5000" office:value-type="float" office:value="34.3152" calcext:value-type="float">
            <text:p>34.3152</text:p>
          </table:table-cell>
          <table:table-cell table:formula="of:=[.G213]/5000" office:value-type="float" office:value="16.7896" calcext:value-type="float">
            <text:p>16.789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41]/5000" office:value-type="float" office:value="33.8292" calcext:value-type="float">
            <text:p>33.8292</text:p>
          </table:table-cell>
          <table:table-cell table:formula="of:=[.G214]/5000" office:value-type="float" office:value="17.5058" calcext:value-type="float">
            <text:p>17.5058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2]/5000" office:value-type="float" office:value="33.6818" calcext:value-type="float">
            <text:p>33.6818</text:p>
          </table:table-cell>
          <table:table-cell table:formula="of:=[.G215]/5000" office:value-type="float" office:value="17.1172" calcext:value-type="float">
            <text:p>17.117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43]/5000" office:value-type="float" office:value="33.6032" calcext:value-type="float">
            <text:p>33.6032</text:p>
          </table:table-cell>
          <table:table-cell table:formula="of:=[.G216]/5000" office:value-type="float" office:value="16.985" calcext:value-type="float">
            <text:p>16.985</text:p>
          </table:table-cell>
          <table:table-cell table:number-columns-repeated="16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44]/5000" office:value-type="float" office:value="33.4208" calcext:value-type="float">
            <text:p>33.4208</text:p>
          </table:table-cell>
          <table:table-cell table:formula="of:=[.G217]/5000" office:value-type="float" office:value="16.9304" calcext:value-type="float">
            <text:p>16.9304</text:p>
          </table:table-cell>
          <table:table-cell table:number-columns-repeated="16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45]/5000" office:value-type="float" office:value="33.2222" calcext:value-type="float">
            <text:p>33.2222</text:p>
          </table:table-cell>
          <table:table-cell table:formula="of:=[.G218]/5000" office:value-type="float" office:value="17.1842" calcext:value-type="float">
            <text:p>17.1842</text:p>
          </table:table-cell>
          <table:table-cell table:number-columns-repeated="16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46]/5000" office:value-type="float" office:value="33.1462" calcext:value-type="float">
            <text:p>33.1462</text:p>
          </table:table-cell>
          <table:table-cell table:formula="of:=[.G219]/5000" office:value-type="float" office:value="16.8888" calcext:value-type="float">
            <text:p>16.8888</text:p>
          </table:table-cell>
          <table:table-cell table:number-columns-repeated="16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7]/5000" office:value-type="float" office:value="34.0752" calcext:value-type="float">
            <text:p>34.0752</text:p>
          </table:table-cell>
          <table:table-cell table:formula="of:=[.G220]/5000" office:value-type="float" office:value="16.7774" calcext:value-type="float">
            <text:p>16.7774</text:p>
          </table:table-cell>
          <table:table-cell table:number-columns-repeated="16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48]/5000" office:value-type="float" office:value="33.5908" calcext:value-type="float">
            <text:p>33.5908</text:p>
          </table:table-cell>
          <table:table-cell table:formula="of:=[.G221]/5000" office:value-type="float" office:value="16.7262" calcext:value-type="float">
            <text:p>16.7262</text:p>
          </table:table-cell>
          <table:table-cell table:number-columns-repeated="16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9]/5000" office:value-type="float" office:value="33.4364" calcext:value-type="float">
            <text:p>33.4364</text:p>
          </table:table-cell>
          <table:table-cell table:formula="of:=[.G222]/5000" office:value-type="float" office:value="17.4618" calcext:value-type="float">
            <text:p>17.4618</text:p>
          </table:table-cell>
          <table:table-cell table:number-columns-repeated="16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0]/5000" office:value-type="float" office:value="33.362" calcext:value-type="float">
            <text:p>33.362</text:p>
          </table:table-cell>
          <table:table-cell table:formula="of:=[.G223]/5000" office:value-type="float" office:value="17.0684" calcext:value-type="float">
            <text:p>17.0684</text:p>
          </table:table-cell>
          <table:table-cell table:number-columns-repeated="16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1]/5000" office:value-type="float" office:value="33.2884" calcext:value-type="float">
            <text:p>33.2884</text:p>
          </table:table-cell>
          <table:table-cell table:formula="of:=[.G224]/5000" office:value-type="float" office:value="16.9398" calcext:value-type="float">
            <text:p>16.9398</text:p>
          </table:table-cell>
          <table:table-cell table:number-columns-repeated="16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2]/5000" office:value-type="float" office:value="33.0836" calcext:value-type="float">
            <text:p>33.0836</text:p>
          </table:table-cell>
          <table:table-cell table:formula="of:=[.G225]/5000" office:value-type="float" office:value="16.8854" calcext:value-type="float">
            <text:p>16.8854</text:p>
          </table:table-cell>
          <table:table-cell table:number-columns-repeated="16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53]/5000" office:value-type="float" office:value="33.004" calcext:value-type="float">
            <text:p>33.004</text:p>
          </table:table-cell>
          <table:table-cell table:formula="of:=[.G226]/5000" office:value-type="float" office:value="17.0286" calcext:value-type="float">
            <text:p>17.0286</text:p>
          </table:table-cell>
          <table:table-cell table:number-columns-repeated="16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54]/5000" office:value-type="float" office:value="33.963" calcext:value-type="float">
            <text:p>33.963</text:p>
          </table:table-cell>
          <table:table-cell table:formula="of:=[.G227]/5000" office:value-type="float" office:value="16.7372" calcext:value-type="float">
            <text:p>16.7372</text:p>
          </table:table-cell>
          <table:table-cell table:number-columns-repeated="16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55]/5000" office:value-type="float" office:value="33.4862" calcext:value-type="float">
            <text:p>33.4862</text:p>
          </table:table-cell>
          <table:table-cell table:formula="of:=[.G228]/5000" office:value-type="float" office:value="16.6322" calcext:value-type="float">
            <text:p>16.6322</text:p>
          </table:table-cell>
          <table:table-cell table:number-columns-repeated="16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56]/5000" office:value-type="float" office:value="33.3284" calcext:value-type="float">
            <text:p>33.3284</text:p>
          </table:table-cell>
          <table:table-cell table:formula="of:=[.G229]/5000" office:value-type="float" office:value="16.5842" calcext:value-type="float">
            <text:p>16.5842</text:p>
          </table:table-cell>
          <table:table-cell table:number-columns-repeated="16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7]/5000" office:value-type="float" office:value="33.2478" calcext:value-type="float">
            <text:p>33.2478</text:p>
          </table:table-cell>
          <table:table-cell table:formula="of:=[.G230]/5000" office:value-type="float" office:value="17.3466" calcext:value-type="float">
            <text:p>17.34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158]/10000" office:value-type="float" office:value="10.4869" calcext:value-type="float">
            <text:p>10.486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9]/10000" office:value-type="float" office:value="10.3881" calcext:value-type="float">
            <text:p>10.388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0]/10000" office:value-type="float" office:value="10.3483" calcext:value-type="float">
            <text:p>10.348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1]/10000" office:value-type="float" office:value="10.333" calcext:value-type="float">
            <text:p>10.33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162]/10000" office:value-type="float" office:value="10.0036" calcext:value-type="float">
            <text:p>10.003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63]/10000" office:value-type="float" office:value="9.8798" calcext:value-type="float">
            <text:p>9.879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4]/10000" office:value-type="float" office:value="9.8394" calcext:value-type="float">
            <text:p>9.839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5]/10000" office:value-type="float" office:value="9.821" calcext:value-type="float">
            <text:p>9.82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6]/10000" office:value-type="float" office:value="10.0289" calcext:value-type="float">
            <text:p>10.028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67]/10000" office:value-type="float" office:value="9.8968" calcext:value-type="float">
            <text:p>9.896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68]/10000" office:value-type="float" office:value="9.8458" calcext:value-type="float">
            <text:p>9.845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69]/10000" office:value-type="float" office:value="9.8259" calcext:value-type="float">
            <text:p>9.825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0]/10000" office:value-type="float" office:value="10.07" calcext:value-type="float">
            <text:p>10.0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1]/10000" office:value-type="float" office:value="9.9472" calcext:value-type="float">
            <text:p>9.947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72]/10000" office:value-type="float" office:value="9.9065" calcext:value-type="float">
            <text:p>9.906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73]/10000" office:value-type="float" office:value="9.8874" calcext:value-type="float">
            <text:p>9.887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74]/10000" office:value-type="float" office:value="10.0847" calcext:value-type="float">
            <text:p>10.084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75]/10000" office:value-type="float" office:value="9.9631" calcext:value-type="float">
            <text:p>9.963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76]/10000" office:value-type="float" office:value="9.9158" calcext:value-type="float">
            <text:p>9.915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77]/10000" office:value-type="float" office:value="9.8933" calcext:value-type="float">
            <text:p>9.893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78]/10000" office:value-type="float" office:value="9.5595" calcext:value-type="float">
            <text:p>9.559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9]/10000" office:value-type="float" office:value="9.4331" calcext:value-type="float">
            <text:p>9.433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0]/10000" office:value-type="float" office:value="9.3861" calcext:value-type="float">
            <text:p>9.386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1]/10000" office:value-type="float" office:value="9.3666" calcext:value-type="float">
            <text:p>9.366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2]/10000" office:value-type="float" office:value="9.5523" calcext:value-type="float">
            <text:p>9.552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83]/10000" office:value-type="float" office:value="9.4193" calcext:value-type="float">
            <text:p>9.419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84]/10000" office:value-type="float" office:value="9.3671" calcext:value-type="float">
            <text:p>9.367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85]/10000" office:value-type="float" office:value="9.3451" calcext:value-type="float">
            <text:p>9.345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6]/10000" office:value-type="float" office:value="9.5439" calcext:value-type="float">
            <text:p>9.543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87]/10000" office:value-type="float" office:value="9.4152" calcext:value-type="float">
            <text:p>9.415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8]/10000" office:value-type="float" office:value="9.3701" calcext:value-type="float">
            <text:p>9.370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9]/10000" office:value-type="float" office:value="9.3491" calcext:value-type="float">
            <text:p>9.349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0]/10000" office:value-type="float" office:value="9.5319" calcext:value-type="float">
            <text:p>9.531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91]/10000" office:value-type="float" office:value="9.3956" calcext:value-type="float">
            <text:p>9.395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92]/10000" office:value-type="float" office:value="9.3464" calcext:value-type="float">
            <text:p>9.346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93]/10000" office:value-type="float" office:value="9.321" calcext:value-type="float">
            <text:p>9.32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94]/10000" office:value-type="float" office:value="8.7137" calcext:value-type="float">
            <text:p>8.713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95]/10000" office:value-type="float" office:value="8.5735" calcext:value-type="float">
            <text:p>8.573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96]/10000" office:value-type="float" office:value="8.5216" calcext:value-type="float">
            <text:p>8.521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97]/10000" office:value-type="float" office:value="8.498" calcext:value-type="float">
            <text:p>8.49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8]/10000" office:value-type="float" office:value="8.7498" calcext:value-type="float">
            <text:p>8.749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99]/10000" office:value-type="float" office:value="8.5595" calcext:value-type="float">
            <text:p>8.559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0]/10000" office:value-type="float" office:value="8.4971" calcext:value-type="float">
            <text:p>8.497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1]/10000" office:value-type="float" office:value="8.4701" calcext:value-type="float">
            <text:p>8.470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2]/10000" office:value-type="float" office:value="8.685" calcext:value-type="float">
            <text:p>8.68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03]/10000" office:value-type="float" office:value="8.5433" calcext:value-type="float">
            <text:p>8.543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04]/10000" office:value-type="float" office:value="8.4898" calcext:value-type="float">
            <text:p>8.489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05]/10000" office:value-type="float" office:value="8.4646" calcext:value-type="float">
            <text:p>8.464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6]/10000" office:value-type="float" office:value="8.7183" calcext:value-type="float">
            <text:p>8.718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7]/10000" office:value-type="float" office:value="8.5284" calcext:value-type="float">
            <text:p>8.528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8]/10000" office:value-type="float" office:value="8.4638" calcext:value-type="float">
            <text:p>8.463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9]/10000" office:value-type="float" office:value="8.4375" calcext:value-type="float">
            <text:p>8.437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0]/10000" office:value-type="float" office:value="8.6221" calcext:value-type="float">
            <text:p>8.622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1]/10000" office:value-type="float" office:value="8.4726" calcext:value-type="float">
            <text:p>8.472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12]/10000" office:value-type="float" office:value="8.4196" calcext:value-type="float">
            <text:p>8.419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13]/10000" office:value-type="float" office:value="8.3948" calcext:value-type="float">
            <text:p>8.394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14]/10000" office:value-type="float" office:value="8.7529" calcext:value-type="float">
            <text:p>8.752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15]/10000" office:value-type="float" office:value="8.5586" calcext:value-type="float">
            <text:p>8.558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16]/10000" office:value-type="float" office:value="8.4925" calcext:value-type="float">
            <text:p>8.492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17]/10000" office:value-type="float" office:value="8.4652" calcext:value-type="float">
            <text:p>8.465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8]/10000" office:value-type="float" office:value="8.5921" calcext:value-type="float">
            <text:p>8.592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9]/10000" office:value-type="float" office:value="8.4444" calcext:value-type="float">
            <text:p>8.444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0]/10000" office:value-type="float" office:value="8.3887" calcext:value-type="float">
            <text:p>8.388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1]/10000" office:value-type="float" office:value="8.3631" calcext:value-type="float">
            <text:p>8.363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2]/10000" office:value-type="float" office:value="8.7309" calcext:value-type="float">
            <text:p>8.730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23]/10000" office:value-type="float" office:value="8.5342" calcext:value-type="float">
            <text:p>8.534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24]/10000" office:value-type="float" office:value="8.4699" calcext:value-type="float">
            <text:p>8.469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25]/10000" office:value-type="float" office:value="8.4427" calcext:value-type="float">
            <text:p>8.442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26]/10000" office:value-type="float" office:value="8.5143" calcext:value-type="float">
            <text:p>8.514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27]/10000" office:value-type="float" office:value="8.3686" calcext:value-type="float">
            <text:p>8.368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8]/10000" office:value-type="float" office:value="8.3161" calcext:value-type="float">
            <text:p>8.316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9]/10000" office:value-type="float" office:value="8.2921" calcext:value-type="float">
            <text:p>8.292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0]/10000" office:value-type="float" office:value="8.6733" calcext:value-type="float">
            <text:p>8.673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1]/10000" office:value-type="float" office:value="8.475" calcext:value-type="float">
            <text:p>8.47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32]/10000" office:value-type="float" office:value="8.4101" calcext:value-type="float">
            <text:p>8.410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33]/10000" office:value-type="float" office:value="8.3822" calcext:value-type="float">
            <text:p>8.382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4]/10000" office:value-type="float" office:value="8.4754" calcext:value-type="float">
            <text:p>8.475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35]/10000" office:value-type="float" office:value="8.3311" calcext:value-type="float">
            <text:p>8.331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36]/10000" office:value-type="float" office:value="8.2794" calcext:value-type="float">
            <text:p>8.279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37]/10000" office:value-type="float" office:value="8.2547" calcext:value-type="float">
            <text:p>8.254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8]/10000" office:value-type="float" office:value="8.6476" calcext:value-type="float">
            <text:p>8.647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39]/10000" office:value-type="float" office:value="8.4465" calcext:value-type="float">
            <text:p>8.446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40]/10000" office:value-type="float" office:value="8.3836" calcext:value-type="float">
            <text:p>8.383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41]/10000" office:value-type="float" office:value="8.3539" calcext:value-type="float">
            <text:p>8.3539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1T12:29:33.431569475</dc:date>
    <meta:generator>LibreOffice/4.2.4.2$Linux_X86_64 LibreOffice_project/420m0$Build-2</meta:generator>
    <meta:editing-duration>P0D</meta:editing-duration>
    <meta:editing-cycles>1</meta:editing-cycles>
    <meta:document-statistic meta:table-count="1" meta:cell-count="70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58cm" svg:height="11.025cm" xlink:href=".." xlink:type="simple" chart:class="chart:bar" chart:style-name="ch1">
        <chart:legend chart:legend-position="end" svg:x="18.782cm" svg:y="3.968cm" style:legend-expansion="high" chart:style-name="ch2"/>
        <chart:plot-area chart:style-name="ch3" table:cell-range-address="Sheet1.R1:Sheet1.X241" chart:data-source-has-labels="both" svg:x="0.891cm" svg:y="1.015cm" svg:width="17.009cm" svg:height="9.37cm">
          <chartooo:coordinate-region svg:x="1.512cm" svg:y="1.214cm" svg:width="16.388cm" svg:height="8.125cm"/>
          <chart:axis chart:dimension="x" chart:name="primary-x" chart:style-name="ch4" chartooo:axis-type="auto">
            <chartooo:date-scale/>
            <chart:categories table:cell-range-address="Sheet1.R2:Sheet1.R2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S2:Sheet1.S241" chart:label-cell-address="Sheet1.S1:Sheet1.S1" chart:class="chart:bar">
            <chart:data-point chart:repeated="240"/>
          </chart:series>
          <chart:series chart:style-name="ch8" chart:values-cell-range-address="Sheet1.T2:Sheet1.T241" chart:label-cell-address="Sheet1.T1:Sheet1.T1" chart:class="chart:bar">
            <chart:data-point chart:repeated="240"/>
          </chart:series>
          <chart:series chart:style-name="ch9" chart:values-cell-range-address="Sheet1.U2:Sheet1.U241" chart:label-cell-address="Sheet1.U1:Sheet1.U1" chart:class="chart:bar">
            <chart:data-point chart:repeated="240"/>
          </chart:series>
          <chart:series chart:style-name="ch10" chart:values-cell-range-address="Sheet1.V2:Sheet1.V241" chart:label-cell-address="Sheet1.V1:Sheet1.V1" chart:class="chart:bar">
            <chart:data-point chart:repeated="240"/>
          </chart:series>
          <chart:series chart:style-name="ch11" chart:values-cell-range-address="Sheet1.W2:Sheet1.W241" chart:label-cell-address="Sheet1.W1:Sheet1.W1" chart:class="chart:bar">
            <chart:data-point chart:repeated="240"/>
          </chart:series>
          <chart:series chart:style-name="ch12" chart:values-cell-range-address="Sheet1.X2:Sheet1.X241" chart:label-cell-address="Sheet1.X1:Sheet1.X1" chart:class="chart:line"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S1:Sheet1.S1</svg:desc>
                </draw:g>
              </table:table-cell>
              <table:table-cell office:value-type="string">
                <text:p> ALUs</text:p>
                <draw:g>
                  <svg:desc>Sheet1.T1:Sheet1.T1</svg:desc>
                </draw:g>
              </table:table-cell>
              <table:table-cell office:value-type="string">
                <text:p> MULs</text:p>
                <draw:g>
                  <svg:desc>Sheet1.U1:Sheet1.U1</svg:desc>
                </draw:g>
              </table:table-cell>
              <table:table-cell office:value-type="string">
                <text:p> LSUs</text:p>
                <draw:g>
                  <svg:desc>Sheet1.V1:Sheet1.V1</svg:desc>
                </draw:g>
              </table:table-cell>
              <table:table-cell office:value-type="string">
                <text:p> Banks</text:p>
                <draw:g>
                  <svg:desc>Sheet1.W1:Sheet1.W1</svg:desc>
                </draw:g>
              </table:table-cell>
              <table:table-cell office:value-type="string">
                <text:p>Cycles (10k)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2:Sheet1.R241</svg:desc>
                </draw:g>
              </table:table-cell>
              <table:table-cell office:value-type="float" office:value="1">
                <text:p>1</text:p>
                <draw:g>
                  <svg:desc>Sheet1.S2:Sheet1.S241</svg:desc>
                </draw:g>
              </table:table-cell>
              <table:table-cell office:value-type="float" office:value="1">
                <text:p>1</text:p>
                <draw:g>
                  <svg:desc>Sheet1.T2:Sheet1.T241</svg:desc>
                </draw:g>
              </table:table-cell>
              <table:table-cell office:value-type="float" office:value="1">
                <text:p>1</text:p>
                <draw:g>
                  <svg:desc>Sheet1.U2:Sheet1.U241</svg:desc>
                </draw:g>
              </table:table-cell>
              <table:table-cell office:value-type="float" office:value="1">
                <text:p>1</text:p>
                <draw:g>
                  <svg:desc>Sheet1.V2:Sheet1.V241</svg:desc>
                </draw:g>
              </table:table-cell>
              <table:table-cell office:value-type="float" office:value="1">
                <text:p>1</text:p>
                <draw:g>
                  <svg:desc>Sheet1.W2:Sheet1.W241</svg:desc>
                </draw:g>
              </table:table-cell>
              <table:table-cell office:value-type="float" office:value="32.80888">
                <text:p>32.80888</text:p>
                <draw:g>
                  <svg:desc>Sheet1.X2:Sheet1.X2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17672">
                <text:p>31.17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28628">
                <text:p>31.28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27192">
                <text:p>31.27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386">
                <text:p>31.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5026">
                <text:p>31.5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48844">
                <text:p>31.48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64272">
                <text:p>29.64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7496">
                <text:p>29.7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73512">
                <text:p>29.73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56724">
                <text:p>29.56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67752">
                <text:p>29.67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66308">
                <text:p>29.66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94856">
                <text:p>26.94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20552">
                <text:p>27.20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98944">
                <text:p>26.98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84124">
                <text:p>26.84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10272">
                <text:p>27.10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88668">
                <text:p>26.88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29224">
                <text:p>26.29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1924">
                <text:p>27.1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97624">
                <text:p>26.97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18152">
                <text:p>26.18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1196">
                <text:p>27.1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90344">
                <text:p>26.90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35212">
                <text:p>26.35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92232">
                <text:p>26.92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70592">
                <text:p>26.70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24136">
                <text:p>26.24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8366">
                <text:p>26.8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62024">
                <text:p>26.6202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1.1435">
                <text:p>41.1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1.1009">
                <text:p>41.1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9.1136">
                <text:p>39.1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9.0646">
                <text:p>39.0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9.2467">
                <text:p>39.2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.1277">
                <text:p>39.1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9.0719">
                <text:p>39.0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9.3724">
                <text:p>39.3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9.323">
                <text:p>39.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9.514">
                <text:p>39.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.3978">
                <text:p>39.3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9.3405">
                <text:p>39.3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.1993">
                <text:p>37.1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.1449">
                <text:p>37.1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.3248">
                <text:p>37.3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2066">
                <text:p>37.2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7.1482">
                <text:p>37.1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.1071">
                <text:p>37.1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.0496">
                <text:p>37.0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.2362">
                <text:p>37.2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1169">
                <text:p>37.1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7.0584">
                <text:p>37.0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.8437">
                <text:p>33.8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3.7822">
                <text:p>33.7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4.1383">
                <text:p>34.1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7631">
                <text:p>33.7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6736">
                <text:p>33.6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.7095">
                <text:p>33.7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3.6459">
                <text:p>33.6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4.0061">
                <text:p>34.0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634">
                <text:p>33.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5452">
                <text:p>33.5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.0226">
                <text:p>33.0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9621">
                <text:p>32.9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4.128">
                <text:p>34.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7476">
                <text:p>33.7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6586">
                <text:p>33.6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8808">
                <text:p>32.8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8224">
                <text:p>32.8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4.039">
                <text:p>34.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6567">
                <text:p>33.6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5696">
                <text:p>33.5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.096">
                <text:p>33.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3.0361">
                <text:p>33.0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7922">
                <text:p>33.7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411">
                <text:p>33.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3222">
                <text:p>33.3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9601">
                <text:p>32.9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8971">
                <text:p>32.8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6848">
                <text:p>33.6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3021">
                <text:p>33.3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215">
                <text:p>33.2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7049">
                <text:p>20.7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6349">
                <text:p>20.6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.6052">
                <text:p>20.6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7031">
                <text:p>19.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6153">
                <text:p>19.6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5859">
                <text:p>19.5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7588">
                <text:p>19.7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6506">
                <text:p>19.6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5984">
                <text:p>19.5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9.5759">
                <text:p>19.5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8309">
                <text:p>19.8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7479">
                <text:p>19.7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7179">
                <text:p>19.7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8928">
                <text:p>19.8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7816">
                <text:p>19.7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734">
                <text:p>19.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9.7126">
                <text:p>19.7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7472">
                <text:p>18.7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6619">
                <text:p>18.6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6284">
                <text:p>18.6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8051">
                <text:p>18.8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6918">
                <text:p>18.6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6395">
                <text:p>18.6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6146">
                <text:p>18.6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7042">
                <text:p>18.7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6131">
                <text:p>18.6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5786">
                <text:p>18.5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757">
                <text:p>18.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6458">
                <text:p>18.6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5934">
                <text:p>18.5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5693">
                <text:p>18.5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0861">
                <text:p>17.0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9819">
                <text:p>16.9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9436">
                <text:p>16.9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2034">
                <text:p>17.2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9703">
                <text:p>16.9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8961">
                <text:p>16.8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8557">
                <text:p>16.8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0162">
                <text:p>17.0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9147">
                <text:p>16.9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8755">
                <text:p>16.8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1422">
                <text:p>17.1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9039">
                <text:p>16.9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8303">
                <text:p>16.8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7912">
                <text:p>16.7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723">
                <text:p>16.6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5743">
                <text:p>16.5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534">
                <text:p>16.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2026">
                <text:p>17.2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9634">
                <text:p>16.9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8884">
                <text:p>16.8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8475">
                <text:p>16.8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018">
                <text:p>16.6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5065">
                <text:p>16.5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4656">
                <text:p>16.4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1576">
                <text:p>17.1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9146">
                <text:p>16.9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8409">
                <text:p>16.8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8016">
                <text:p>16.8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7104">
                <text:p>16.7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6111">
                <text:p>16.6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5731">
                <text:p>16.5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0376">
                <text:p>17.0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954">
                <text:p>16.7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7182">
                <text:p>16.7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681">
                <text:p>16.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442">
                <text:p>16.6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5418">
                <text:p>16.5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502">
                <text:p>16.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9815">
                <text:p>16.9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431">
                <text:p>16.7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6642">
                <text:p>16.6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6239">
                <text:p>16.623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4869">
                <text:p>10.4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3881">
                <text:p>10.3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3483">
                <text:p>10.3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0.333">
                <text:p>10.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0036">
                <text:p>10.0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798">
                <text:p>9.8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8394">
                <text:p>9.8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821">
                <text:p>9.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0289">
                <text:p>10.0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968">
                <text:p>9.8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8458">
                <text:p>9.8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8259">
                <text:p>9.8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9472">
                <text:p>9.9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9065">
                <text:p>9.9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8874">
                <text:p>9.8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0847">
                <text:p>10.0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9631">
                <text:p>9.9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9158">
                <text:p>9.9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8933">
                <text:p>9.8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5595">
                <text:p>9.5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4331">
                <text:p>9.4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3861">
                <text:p>9.3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3666">
                <text:p>9.3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5523">
                <text:p>9.5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4193">
                <text:p>9.4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3671">
                <text:p>9.3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3451">
                <text:p>9.3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5439">
                <text:p>9.5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4152">
                <text:p>9.4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3701">
                <text:p>9.3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3491">
                <text:p>9.3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5319">
                <text:p>9.5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3956">
                <text:p>9.3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3464">
                <text:p>9.3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321">
                <text:p>9.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7137">
                <text:p>8.7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5735">
                <text:p>8.5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5216">
                <text:p>8.5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498">
                <text:p>8.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7498">
                <text:p>8.7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5595">
                <text:p>8.5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4971">
                <text:p>8.4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4701">
                <text:p>8.4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685">
                <text:p>8.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5433">
                <text:p>8.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898">
                <text:p>8.4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4646">
                <text:p>8.4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7183">
                <text:p>8.7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5284">
                <text:p>8.5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4638">
                <text:p>8.4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4375">
                <text:p>8.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6221">
                <text:p>8.6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726">
                <text:p>8.4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196">
                <text:p>8.4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948">
                <text:p>8.3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7529">
                <text:p>8.7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5586">
                <text:p>8.5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4925">
                <text:p>8.4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4652">
                <text:p>8.4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921">
                <text:p>8.5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444">
                <text:p>8.4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887">
                <text:p>8.3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631">
                <text:p>8.3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7309">
                <text:p>8.7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5342">
                <text:p>8.5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4699">
                <text:p>8.4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4427">
                <text:p>8.4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143">
                <text:p>8.5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686">
                <text:p>8.3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161">
                <text:p>8.3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2921">
                <text:p>8.2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6733">
                <text:p>8.6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475">
                <text:p>8.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4101">
                <text:p>8.4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822">
                <text:p>8.3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754">
                <text:p>8.4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311">
                <text:p>8.3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2794">
                <text:p>8.2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2547">
                <text:p>8.2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6476">
                <text:p>8.6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4465">
                <text:p>8.4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836">
                <text:p>8.3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539">
                <text:p>8.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